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4.3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27.48cm"/>
    </style:style>
    <style:style style:name="co4" style:family="table-column">
      <style:table-column-properties fo:break-before="auto" style:column-width="20.179cm"/>
    </style:style>
    <style:style style:name="co5" style:family="table-column">
      <style:table-column-properties fo:break-before="auto" style:column-width="15.545cm"/>
    </style:style>
    <style:style style:name="co6" style:family="table-column">
      <style:table-column-properties fo:break-before="auto" style:column-width="10.164cm"/>
    </style:style>
    <style:style style:name="co7" style:family="table-column">
      <style:table-column-properties fo:break-before="auto" style:column-width="9.59cm"/>
    </style:style>
    <style:style style:name="co8" style:family="table-column">
      <style:table-column-properties fo:break-before="auto" style:column-width="11.534cm"/>
    </style:style>
    <style:style style:name="co9" style:family="table-column">
      <style:table-column-properties fo:break-before="auto" style:column-width="11.261cm"/>
    </style:style>
    <style:style style:name="co10" style:family="table-column">
      <style:table-column-properties fo:break-before="auto" style:column-width="10.014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PageStyle_5f_國一">
      <style:table-properties table:display="true" style:writing-mode="lr-tb"/>
    </style:style>
    <style:style style:name="ta2" style:family="table" style:master-page-name="PageStyle_5f_國二">
      <style:table-properties table:display="true" style:writing-mode="lr-tb"/>
    </style:style>
    <style:style style:name="ta3" style:family="table" style:master-page-name="PageStyle_5f_國三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國一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3" table:default-cell-style-name="Default"/>
        <table:table-row table:style-name="ro1">
          <table:table-cell office:value-type="string" calcext:value-type="string">
            <text:p>a lot of@8許多，(片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broad@6國外，海外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bsent@6缺席的，心不在焉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ccident@8意外的事，事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chieve@7完成，達到，實現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ction@6動作，行動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ctivity@8活動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mit@5承認，准許…進入，准許…加入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ult@5成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ffect@6影響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id@3幫助，援助，幫助者，有幫助的事物，(n)，資助，援助，幫助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IDS@4愛滋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ir conditioner@15空調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arm@5警報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arm clock@11鬧鐘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bum@5相簿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ike@5同樣的，相像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oud@5出聲地，大聲地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phabet@8字母，字母表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bulance@9救護車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ncient@7已往的，古代的，遠古的，舊式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nkle@5踝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nt@3螞蟻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ologize@9道歉，認錯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ly@5申請，(vi)，應用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eciate@10瞭解，欣賞，感激，升值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mchair@8扶手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my@4軍隊，軍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range@7安排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rest@6逮捕，拘留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ticle@7文章，論文，條款，物件，[語法]冠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 if@5好像，(片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 soon as@10儘快，(片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 well as@10也，不僅…而且，(片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ia@4亞洲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sume@6假定，設想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ustralia@9澳大利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void@5避免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by sitter@11褓母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dminton@9羽毛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lcony@7陽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rber@6理髮師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rk@4(狗等)吠，叫，(vi)，大聲叫喊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se@4基地，(n)，建立在…基礎上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sement@8地下室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sis@5基礎，基本，根據，主要成分(或要素)，(認識論中的)基本原則或原理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t@3蝙蝠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an@4豆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ard@5鬍鬚，倒鉤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ginning@9開始，起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have@6行為，表現，舉止，(vt)，(機器等)運轉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ing@5be 的現在分詞，(v)，存在，生存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yond@6在…那邊，遠於，超出，超過，(prep)，在遠處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icycle riding@14騎腳踏車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iology@7生物學，生物(總稱)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it@3一點，一些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itter@6痛苦的，有苦味的，寒冷入骨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lame@5責備，責怪，把…歸咎於，(vt)，(過錯，事故等的)責任，責怪，責備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lank@5空的，空白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louse@6女式襯衫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oard@5(木)板，董事會，(n)，上(車，船或飛機)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omb@4炸彈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ookcase@8書櫥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oth xxx and@12兩個都…，既…又…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other@6打擾，麻煩，(v)，麻煩，打擾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owling@7保齡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oyfriend@9男朋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rick@5磚，積木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ritain@7英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runch@6早午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uffet@6自助餐廳，(n)，打擊，毆打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ug@3蟲，軟體錯誤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uilding@8建築物，大樓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un@3小圓麵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undle@6包，捆，束，(n)，包紮，捆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urger@6(口)漢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urst@5爆裂，(v)，爆炸，爆裂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us stop@8公共汽車站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utterfly@9蝴蝶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bbage@7甘藍菜，捲心菜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binet@7(有抽屜或格子的)櫥櫃，(美)內閣，(n)，(美)內閣的，小巧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ble@5粗索，電纜，錨鏈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feteria@9自助餐廳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lendar@8月曆，行事曆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mping@7露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mpus@6校園，園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nada@6加拿大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nadian@8加拿大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ncel@6取消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ncer@6癌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reless@8不注意的，粗心大意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sh@4現金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ssette@8(裝錄音帶的)卡式盒(匣)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D@2光碟(Compact Disk 縮寫)，(n)，雷射唱片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D player@9雷射唱片播放器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entimeter@10釐米，公分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entury@7世紀，百年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ereal@6穀物，穀類食品(麥片等)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ertain@7確定的，肯定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annel@7海峽，水渠，水道，通訊頻道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aracter@9性格，特性，特質，品格，人物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arge@6索價，控告，充電，(vt)，費用，指控，充電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ase@5追趕，驅逐，追求，追捕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eerleader@11啦啦隊隊長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emical@8化學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ess@5西洋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ildhood@9孩童時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ildish@8孩子氣的，幼稚的，傻氣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ildlike@9孩子似的，天真無邪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in@4下巴，下頷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inese New Year@16農曆新年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oice@6選擇，抉擇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ubby@6胖嘟嘟的，圓胖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im@5聲稱，主張，要求，(vt)，要求，主張，斷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p@4拍手，拍，輕敲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ss leader@12班長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ssical@9古典的，模範的，傳統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imate@7氣候，風土，潮流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imbing@8攀登，登山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oset@6壁櫥，小櫥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ach@5長途公共汽車，車廂，教練，(n)，訓練，指導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ckroach@9蟑螂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mand@7命令，指揮，(vt)，命令，控制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ment@7註釋，註解，說明，(n)，評論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plain@8抱怨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puter game@13電腦遊戲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fident@9自信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fuse@7使混亂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tact lens@12隱形眼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tract@8合同，契約，(n)，訂合同，縮小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venience store@17便利商店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king@7烹調，(n)，烹調用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urt@5庭院，場地，法庭，法院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rab@4蟹，挑剔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reate@6創造，創作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redit card@11信用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rime@5犯罪，罪行，罪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rowded@7擁擠的，客滿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lture@7文化，教養，修養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rve@5曲線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stom@6風俗習慣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mage@6毀壞，損害，(vt)，毀壞，(複)賠償金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bate@6辯論，爭論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corate@8裝飾，裝璜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liver@7投遞，發表，分娩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ssert@7甜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termine@9決定，決心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rect@6直接的，(adj)，指示，導演，管理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rector@8指導者，主任，董事，導演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ubt@5懷疑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wnstairs@10樓下(的)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rum@4鼓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umb@4啞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umpling@8餃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uty@4職責，責任，義務;(複)關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ither xxx or@13或者…或者…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ploy@6雇用，使用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tire@6全部的，整個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vironment@11環境，周圍狀況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uropean@8歐洲的，(adj)，歐洲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ven if@7即使，縱然，(片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amine@7檢查，調查，考試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press@7表示，表達，(vt)，快車，快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ellow@6人，人員，研究員，[口語]傢伙，小夥子，(n)，同伴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ield@5田地，田野，領域，範圍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it@3適合，合身，(vt)，適合，符合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at@4平的，平坦的，(adj)，公寓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ute@5笛，長笛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cus@5(使)聚焦，使(集中)，(v)，焦點，(注意，活動，興趣等的)中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g@3霧，(n)，霧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ggy@5多霧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rmer@6在前的，以前的，(adj)，前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ance@6法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ench fries@12炸薯條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og@4青蛙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urniture@9傢俱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ain@4獲得，增加，(vt)，受益，增加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neral@7一般的，通用的，(adj)，將軍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nerous@8慷慨的，大方的，寬厚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ography@9地理(學)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rmany@7德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t off@7下車，從…下來，(片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t on@6上車，(片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lue@4膠水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se@5鵝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anddaughter@13孫女，外孫女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andson@8孫子，外孫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ape@5葡萄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eedy@6貪食的，貪婪的，貪心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uitar@6吉他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ym@3體操房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ndle@6柄，把手，(n)，拿，操作，處理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nger@6掛衣架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elicopter@10直升飛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ighway@7公路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ippo@5河馬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ole@4洞，孔，眼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orrible@8恐怖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ousewife@9家庭婦女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umble@6謙遜的，謙恭的，地位低下的，卑賤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magine@7料想，設想，想像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 front of@11在…的前面，(片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fluence@9影響，感化力，(adj)，影響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formation@11消息，情報，資訊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sect@6昆蟲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spire@7鼓舞，激起，給…靈感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stant@7瞬間，時刻，(n)，立即的，即刻的，緊急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terrupt@9打斷，打擾，中止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terview@9接見，面試，(n)，接見，會見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taly@5義大利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am@3果醬，堵塞，(n)，堵塞，卡住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apan@5日本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ealous@7妒忌的，羡慕的，猜忌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eep@4吉普車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udge@5法官，審判者，(n)，評定，斷定，判斷，審判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angaroo@8袋鼠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orea@5韓國，朝鮮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awyer@6律師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vel@5水平，等級，水平面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ghtning@9閃電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mit@5限度，限制，(複)範圍，(n)，限定，限制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le@4雄的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ner@6禮貌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rriage@8結婚，婚姻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sk@4面具，面罩，口罩，(n)，面具遮住，遮蓋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t@3席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tch@5火柴，比賽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ximum@7最大限度，最大量，(n)，最高的，最大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tal@5金屬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ter@5米，公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ddle@6中間，中部，(n)，中間的，中央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nor@5較小的，較少的，較次要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nus@5減，(prep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osquito@8蚊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ud@3泥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ughty@7調皮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edle@6針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gative@8負的，負面的，(adj)，底片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ighbor@8鄰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ither xxx nor@15既不…也不…，(片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phew@6侄子，外甥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xt to@7緊挨著，(片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iece@5侄女，外甥女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t only xxx but also@21不僅…而且…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te@4便條，筆記，註解，票據，(n)，記錄，留意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bject@6物體，實物，目的，目標，物件，(n)，反對，不贊成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cur@5發生，出現，浮現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ffer@5給予，提供，提出，(vt)，提供物，提議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mit@4省略，刪節，遺漏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perate@7運行，運轉，手術，(vi)，操作，操縱，進行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ut of@6出於…，向…外，(片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jamas@7睡衣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nda@5熊貓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ner@7搭檔，夥伴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use@5暫停，中止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ncil box@10鉛筆盒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pper@6胡椒粉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hotograph@10照片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igeon@6鴿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illow@6枕頭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lastic@7塑膠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latform@8月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leased@7滿意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lus@4加，(prep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liceman@9警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llution@9污染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tato@6馬鈴薯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efer@6更喜歡，寧願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ess@5壓，按，壓迫，壓榨，逼迫，(vt)，壓，按，報刊，出版社，新聞界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imary school@14小學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incipal@9校長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ofessor@9教授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ovide@7供給，提供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se@5錢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zzle@6(使)迷惑，(使)為難，(v)，智力問題，智力遊戲，難題，令人費解的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uit@4停止，放棄，辭(職)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uiz@4測驗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ilroad@8鐵路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ise@5舉起，提高，提升，增加，籌集，引起，飼養，提出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pid@5快的，迅速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ceive@7接見，接收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ctangle@9長方形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gard@6看待，把…視為，(vt)，[複]敬意，問候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gular@7有規律的，有規則的，定期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ject@6拒絕，駁回，捨棄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lative@8相對的，(adj)，親戚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nt@4租金，(n)，租用，(vt)，出租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sult@6結果，成果，成績，(n)，導致，結果是(in)，起因於(from)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turn@6返回，歸來，(複)受益，(n)，歸還，送還，回報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ck@4岩石，石塊，搖滾(音樂)，(n)，搖(動)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of@4屋頂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ot@4根(部)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w@3(一)排，行，列，(n)，划船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ailor@6水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alesman@8銷售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ample@6樣品，標本，(n)，從…抽樣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aucer@6碟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carf@5圍巾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cientist@9科學家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core@5得分，分數，二十，(n)，得分，記分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creen@6螢幕，屏風，簾，(n)，掩蔽，遮蔽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ek@4尋找，追求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rvant@7僕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rve@5為…服務/盡責，招待，符合，(v)，服務，供職，服役，起作用(as)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ake@5握手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ark@5鯊魚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arp@5鋒利的，銳利的，鮮明的，急劇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orts@6短褲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gn@4標記，符號，招牌，徵兆，現象，(n)，簽(名)，簽署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lver@6銀色的，(adj)，銀色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milar@7相似的，類似的(to)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mply@6簡單地，僅僅，只不過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ngapore@9新加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nowy@5下雪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cial@6社交的，社會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da@4汽水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ft@4軟的，溫柔的，不含酒精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rt@4種類，類別，(n)，分類，整理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ul@4靈魂，心靈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ur@4酸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uthern@8南方的，南部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ed@5速度，迅速，(n)，迅速前進，加速，加快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airs@6樓梯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ate@5狀態，情況，國家，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one@5石頭，寶石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rike@6打，襲擊，使突然想到，給…留下印象，(vt)，罷工，(鐘等)敲響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bmarine@9潛艇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bway@6地鐵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cceed@7成功，接著發生，繼承，(vi)，接替，接…之後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ggest@7建議，提議，暗示，表明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it@4合適，適合，中…的意，(vt)，一套衣服(或西服)，起訴，訴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rvive@7活下來，倖存，(vi)，從…中逃出，從(因環境中)挺過來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wallow@7吞咽，(v)，燕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ymbol@6象徵，符號，標誌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rough@7穿過，通過，以，用，憑藉，經由，從頭到尾，(prep)，從頭到尾，徹底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row@5扔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under@7雷，(n)，打雷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p@3頂(端)，上部，(n)，最高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tal@5總計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ur@4旅行，遊歷，(n)，旅行，遊歷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ce@5追蹤，跟蹤，(vt)，痕跡，蹤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ffic jam@11交通阻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ffic lights@14紅綠燈，交通燈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eat@5對待，處理，醫療，醫治，款待，招待，(vt)，款待，請客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iangle@8三角板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umpet@7喇叭，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-shirt@7T恤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urkey@6火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wice@5兩倍，兩次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ique@6唯一的，獨特的，獨一無二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iverse@8宇宙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ue@5價值，價格，重要性，(複)價值觀，(n)，尊重，重視，評價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est@4背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illage@7村莊，鄉村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inegar@7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iolin@6小提琴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ashing machine@15洗衣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aterfall@9瀑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ale@5鯨魚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ine@4(葡萄)酒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lf@4狼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und@5創傷，傷口，(n)，使受傷，傷害，(vt)</text:p>
          </table:table-cell>
          <table:table-cell table:number-columns-repeated="63"/>
        </table:table-row>
        <table:table-row table:style-name="ro1" table:number-rows-repeated="10482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國二" table:style-name="ta2">
        <table:table-column table:style-name="co3" table:default-cell-style-name="ce1"/>
        <table:table-column table:style-name="co2" table:number-columns-repeated="63" table:default-cell-style-name="Default"/>
        <table:table-row table:style-name="ro1">
          <table:table-cell office:value-type="string" calcext:value-type="string">
            <text:p>ma'am@5(對女主人，女教師等的稱呼)太太，小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eacher's Day@13教師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men's room@12女廁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bility@7能力，才幹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d@3(添)加，進一步說(或寫)，(vt)，增添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jective@9形容詞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mire@6欽佩，讚賞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opt@5收養，採取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vance@7前進，向前移動，(vi)，前進，進展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vantage@9優勢，有利條件，利益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verb@6副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ircraft@8飛行器，航行器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irmail@7航空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ley@5弄，小巷，胡同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ngel@5天使，完善可愛的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nyway@6無論如何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earance@10出現，露面，外貌，外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ian@5亞洲(人)的，(adj)，亞洲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ttend@6出席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ttention@9注意，留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uxiliary@9輔助的，協助的，(adj)，輔助物，援軍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vailable@9可利用的，可獲取得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ckward@8向後地(的)，相反地(的)，追溯，退步，由好變壞，(adv)，向後地(的)，相反地(的)，追溯，退步，由好變壞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lloon@7氣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r@3條，棒(常用作柵欄，扣栓物)，橫木，酒吧間，柵，障礙物，(n)，禁止，阻擋，妨礙，把門關住，除…之外，(Bar)律師業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sic@5基本的，基礎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autifully@11美麗地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sides@7在…旁邊，在…附近，(prep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st@4最好的，(adj)，最好地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lood@5血(液)，血統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utton@6鈕扣，按扭，(n)，扣上，扣緊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refully@9小心地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rtoon@7(報刊上的)政治性漫畫，諷刺畫，卡通畫，漫畫(常有解說詞)，(n)，卡通片，動畫片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use@5原因，起因，事業，(n)，使…產生，引起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ell@4單元，細胞，蜂房，(尤指監獄或寺院的)單人房間，電池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ertainly@9的確，一定，當然可以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airman@8主席，議長，董事長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ildren@8一個以上的孩童，child 的複數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ristmas Eve@13聖誕前夕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itizen@7公民，市民，居民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ast@5海岸，海濱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fortably@11舒適地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nective@10連結的，連接的，(adj)，連結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kies@7餅乾，小甜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lture center@14文化中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ily@5每日的，(adj)，每日，天天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ncing@7跳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wn@4黎明，開始，(n)，破曉，開始發展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al@4給予，分配，(vt)，交易，處理(with)，(vi)(pt:dealt，pp:deal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lay@5推遲，耽擱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ntist@7牙醫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partment@10部門，部，院，局，處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tect@6發覺，識破，查出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terminer@10(文法的)限定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al@4(電話的)撥號盤，刻度盤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ligent@8勤奮的，煞費苦心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sappear@9消失，看不見，失蹤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scuss@7討論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shonest@9不誠實的，不正直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vide@6分，劃分(into)，隔開，除(by)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zzy@5暈眩的，眼花撩亂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dge ball@10躲避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lphin@7海豚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nkey@6驢子，傻瓜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t@3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uble Tenth Day@16雙十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ughnut@8甜甜圈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ragon@6龍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ragon-boat Festival@20端午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rama@5戲劇，劇本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rawer@6付款人，製圖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resser@7碗櫃，餐具櫥，服裝師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rinks@6飲料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rugstore@9藥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ryer@5烘乾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arrings@8耳環，耳飾，耳墜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aster@6(基督)復活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astern@7東方的，東部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dge@4邊，邊緣，棱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ffect@6結果，效果，作用，(n)，引起，招致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ffort@6努力，艱難的嘗試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ighteenth@10第十八，十八分之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lect@5選舉，選擇，決定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otion@7情感，情緒，感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phasize@9強調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courage@9鼓勵，支援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gine@6引擎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gland@7英格蘭，英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glishman@10英格蘭人，英國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qual@5相等的，同樣的，平等的，(adj)，等於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rror@5錯誤，誤差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urope@6歐洲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vil@4壞的，邪惡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act@5精確的，確切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ercising@10運動，體操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pensive fruit@15高級水果，昂貴的水果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tra large@11特大號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yebrow@7眉毛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ar@3遠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ast food@9速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ast food restaurant@20速食餐廳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aucet@6(容器或水管的)龍頭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avor@5好感，喜愛，贊同，支援，恩惠，好事，(n)，贊同，偏愛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eeling@7感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ifteenth@9第十五，十五分之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igure@6數字，外形，輪廓，人物，體形，身材，插圖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ire station@12消防站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irm@4商行，公司，(n)，結實的，堅固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ishing@7釣魚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ag@4旗(幟)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ashlight@10手電筒，閃光，閃光信號燈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at tire@9洩了氣的輪胎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ight@6飛翔，飛行，航班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our@5麵粉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ow@4流(動)，垂，飄浮，(vi)，流，流量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ower shop@11花店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u@3流行性感冒(等於influenza)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rgive@7原諒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urteenth@10第十四，十四分之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ank@5率直的，坦白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eedom@7自由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eezer@7冷凍裝置，電冰箱，製冰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eezing@8結冰的，極冷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ied chicken@13炸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ied rice@10炒飯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isbee@7飛盤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as station@11加油站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neration@10代，輩，產生，發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sture@7(表達情意的)姿勢，手勢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host@5鬼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lasses@7眼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lf@4高爾夫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ness@8善良，仁慈，親切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w up@7長大，(片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uava@5蕃石榴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uy@3男人，傢伙，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irdresser@11美髮師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lloween@9萬聖節前夕(10月31日)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mmer@6槌，榔頭，槌狀物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ng@4懸掛，吊，(v)(pt&amp;pp:hung)，吊死，絞死，(v)(pt&amp;pp: hanged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eater@6加熱器，暖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ey@3嘿，喂，(inter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iking@6步行，遠足，徒步旅行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ip@3臀部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omesick@8想家的，害思鄉病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onesty@7正直，誠實，老實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oney@5蜂蜜，花蜜，親愛的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ong Kong@9香港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op@3單腳跳，雙腳跳躍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ost@4(款待客人的)主人，東道主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uge@4巨大的，龐大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umid@5有濕氣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umor@5幽默，詼諧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umorous@8幽默的，詼諧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unt@4狩獵，獵取，追獵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unter@6獵人，打獵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mpolite@8無禮的，沒規矩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come@6收入，收益，所得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crease@8(使…)增加，增長，(v)，增加，增長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dependent@11獨立的，自主的，自食其力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sist@6(on， upon)堅持，堅決主張，堅決要求，(vi)，堅持，堅決主張，堅決認為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stant noodle@14速食麵，泡麵，方便麵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strument@10器械，器具，儀器，樂器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telligent@11有智力的，有理解力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vent@6發明，創造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vitation@10邀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azz@4爵士樂，爵士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ogging@7慢跑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ournalist@10新聞工作者，記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aohsiung@9高雄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etchup@7蕃茄醬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ilometer@9公里，千米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indergarten@12幼稚園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ingdom@7王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itten@6小貓，頑皮的女孩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itty@5(兒語)小貓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oala@5無尾熊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orean@6韓國(人，語)的，朝鮮(人，語)的，(adj， 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TV@3卡拉OK電視節目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ack@4缺乏，不足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ady@4淑女，貴婦，夫人，小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amb@4小羊(肉)，羔羊(肉)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antern Festival@16元宵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ay@3放，置，產(卵)，打倒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D@2雷射光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af@4葉子，(書刊的)張，頁，(n)，(複:leaves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ngth@6長度，距離，一段，一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ttuce@7萵苣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d@3蓋子，眼臉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nk@4(鏈)環，連結，連接，(n)，連結，連接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quid@6液體的，流動性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af@4一條(塊)麵包，麵包形食物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l@5本地的，局部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ker@6(有鎖的)小櫥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ndon@6倫敦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ser@5損失者，失敗者，前科犯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ss@4遺失，喪失，損失，虧損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ychee@6荔枝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gician@8魔法師，術士，魔術師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jor@5較大的，主要的，(adj)，專業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ll@4散步式商店街，林蔭路，步行街道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darin@8標準中國話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go@5芒果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rker@6作記號的人，打分數的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ster@6主人，雇主，大師，能手，[M-]碩士，(n)，精通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terial@8材料，原料，(n)，物質的，實體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asure@7量，測量，(vt)，有…長(或寬，高等)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chanic@8機械工，技工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n's room@10男廁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crowave@9微波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d-Autumn Festival@19中秋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lk shake@10奶昔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rror@6鏡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ssing@7失去的，不見了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onster@7怪物，妖怪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oon cake@9月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other's Day@12母親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otion@6運動，活動，轉動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ountain-climbing@17登山，爬山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ovie star@10電影明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ovie theater@13電影院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RT@3大眾捷運系統 Mass Rapid Transit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TV@3音樂電視 Music TV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usician@8音樂家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pkin@6餐巾，尿布，衛生棉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cklace@8項圈，項鍊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st@4巢，窩，穴，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w Year's Day@14新年元旦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w York@8紐約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ineteenth@10第十九，十九分之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thern@8北方的，北部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fficial@8官方的，正式的，(adj)，官員，行政人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h-oh@5哦哦，(inter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nion@5洋蔥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ops@4噢！(等於whoops)，(inter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uter space@11外太空，星際空間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ven@4烤爐，烤箱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verpass@8陸橋，高架道路，立體交叉道路，(n)，超越，越過，漏看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verseas@8(在)海外的;(在)國外的，(adj)，在(或向)海外;在(或向)國外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ver-weight@11超重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wner@5所有人，物主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x@2公牛，牛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inful@7疼痛的，辛苦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inter@7畫家，油漆匠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paya@6木瓜樹，木瓜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is@5巴黎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king lot@11停車場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rot@6鸚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icular@10特定的，某一的，挑剔的，特別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ste@5糊狀物，麵團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ach@5桃子，桃色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ncil case@11鉛筆盒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hilippines@11菲律賓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ineapple@9鳳梨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ison@6毒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lice officer@14警官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lice station@14警察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llute@7弄髒，污染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nd@4池塘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p music@9流行音樂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sitive@8確信的，正面的，積極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st@4張貼，公告，(n)，支柱，標桿，職位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ay@4請求，懇求，祈求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iest@6僧侶，牧師，神職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imary@7第一的，主要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ince@6王子，皇太子，親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incess@8公主，王妃，親王夫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ison@6監獄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ivate@7私人的，個人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ize@5獎(賞)，獎品，獎金，(n)，珍視，珍惜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oject@7專案，項目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ove@5證明，證實，(vt)，結果是，果然是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mp@4抽水機，幫浦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mpkin@7南瓜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ppy@5小狗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uality@7品質，特徵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ce@4比賽，種族，(n)，全速前進，賽跑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re@4稀有的，三分熟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t@3鼠，叛徒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ach@5到達，伸出，(vt)，達到，延伸，伸出手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ading@7閱讀，朗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alize@7實現，實行，認清，認識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cent@6新近的，近來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cover@7重新獲得，恢復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port@6報告(書)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sponsible@11有責任的，應負責任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vise@6修訂，校訂，修正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ise@4起立，起身，起床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b@3搶劫，剝奪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bot@5機器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le@4角色，作用，任務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ll@4(使…)滾動，轉動，碾，軋，卷，繞，(v)，(一)卷，麵包卷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ller skating@14輪式溜冰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pe@4繩，索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ub@3摩擦，擦拭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ubber band@11橡皮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ude@4無禮的，野蠻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unning@7奔跑的，流動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unning nose@12流鼻水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ussia@6俄羅斯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ailing@7航行，出航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cared@6驚嚇的，受驚的，恐懼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cene@5(戲劇等的)一場，鏡頭，地點，背景，景色，舞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choolmate@10校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afood@7海鮮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condary@9第二的，次等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ction@7切斷，斷片，組件，區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ed@4種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esaw@6蹺蹺板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lect@6挑選，選擇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lfish@7自私的，自利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mester@8學期，半學年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nse@5感言，官能，感覺，意義，判斷力，(n)，覺得，意識到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parate@8分離的，分開的，(adj)，(使…)分開，分離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t@3(一)套，副，(n)，放，安置，樹立，規定，使…開始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venteenth@11第十七，十七分之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elf@5棚，架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ine@5照耀，發光，發亮，閃耀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ock@5震動，震驚，休克，(n)，(使)震動，(使)震驚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oes@5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oot@5嫩枝，苗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opping@8購物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ot@4(shoot的過去式個過去分詞)，(v)，開槍，射擊，射門，投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rimp@6小蝦，矮個子，無名小卒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ght@5視力，視覺，望見，情景，(複)風景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ncere@7真誠的，誠摯的，衷心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nging@7(歌)唱，歌聲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nk@4沉，沉沒，下陷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xteenth@9第十六，十六分之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kating@7滑冰，溜冰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kiing@6滑雪(運動)，滑雪技術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kinny@6皮的，皮質的，骨瘦如材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lender@7細長的，修長的，苗條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lide@5滑行，滑動，偷溜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lim@4苗條的，纖細的，修長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lippers@8拖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nail@5蝸牛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neakers@8膠底運動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neaky@6鬼祟的，卑劣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nowman@7雪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ccer@6(英式)足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cial science@14社會科學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ftball@8壘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lve@5解釋，說明，解決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re throat@11喉嚨痛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y-sauce@9醬油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aghetti@9義大利麵條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aker@7說話者，演講者，揚聲器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ider@6蜘蛛，三腳架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amp collecting@16集郵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andard@8標準，規格，(n)，標準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ationery store@16文具店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eal@5偷，竊取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ep@4步，腳步，步驟，臺階，(n)，跨步，行走，踩，踏上(on)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ick@5捧，手杖，(n)，刺，戳，黏貼，(vt)(pt&amp;pp:stuck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ingy@6吝嗇的，小氣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omachache@11肚子痛，胃痛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ormy@6暴風雨的，暴躁的，激烈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ove@5爐，火爐，電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raw@5稻草，麥桿，吸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rawberry@10草莓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ream@6小河，溪，流動，潮流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ruggle@8鬥爭，奮鬥，努力，掙扎，(n)，鬥爭，奮鬥，努力，掙扎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yle@5作風，風格，樣式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bject@7主題，題目，學科，主語(語法用語)，(n)，易遭…的，受…支配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rface@7表面，面，外表，外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rfing@7衝浪，上網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wan@4天鵝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weep@5(打)掃，掠過，掃視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wimsuit@8游泳衣，泳裝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wing@5搖擺，盪鞦韆，迴旋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ble cloth@11桌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ble tennis@12乒乓球，桌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ichung@8台中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inan@6台南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ipei@6台北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iwanese@9台灣的，台灣人，(a， 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lkative@9多嘴的，饒舌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ngerine@9椪柑，橘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nk@4槽，戰車，坦克車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pe recorder@13錄音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sk@4任務，工作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eapot@6茶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emple@6神殿，寺廟，教堂，殿堂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extbook@8教科書，課本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anksgiving Day@16感恩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refore@9因此，所以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irteenth@10第十三，十三分之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ought@7思想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roat@6咽喉，喉嚨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roughout@10遍及，貫穿，(prep)，到處，自始至終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umb@5拇指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us@4如此，這樣，因此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idy@4整潔的，整齊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iny@4極小的，微小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ip@3頂，尖端，梢，傾斜，輕擊，末端，小費，秘密消息，(n)，在…頂端裝附加物，使傾斜，使翻倒，暗示，輕擊，給，洩漏，給小費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itle@5標題，頭銜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ast@5烤麵包片，土司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e@3腳趾，腳尖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fu@4豆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ilet@6浴室，廁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ol@4工具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othbrush@10牙刷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pic@5題目，話題，主題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ward@6(表示方向)朝，向，(prep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ck@5跑道，小路，軌道，足跡，蹤跡，(n)，跟蹤，追蹤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dition@9傳統，慣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ditional@11傳統的，慣例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ffic light@13交通燈號誌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in station@13火車站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p@4陷阱，圈套，詭計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sh can@9垃圾桶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veling@9旅行的，遊歷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easure@8財寶，寶藏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ick@5欺詐，哄騙，(vt)，詭計，花招，把戲，戲法，惡作劇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ousers@8褲子，長褲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ub@3桶，盆，浴盆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ummy@5(兒語)肚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unnel@6隧道，地道，坑道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urtle@6海龜，龜，甲魚，玳瑁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h-uh@5嗯嗯，(inter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derlie@8位於…的下面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derpass@9地道，地下道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derwear@9內衣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der-weight@12重量不足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friendly@10不友善地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it@4個體，(計量)單位，(軍隊的)部隊單位，[數學]最小的整數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iversity@10大學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sed@4用過的，舊的，(adj)，習慣於…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entine's Day@15西洋情人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CR@3錄影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ocabulary@10字彙，生字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olleyball@10排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ote@4投票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aist@5腰，腰部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alkman@7隨身聽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allet@6錢包，皮夾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aste@5浪費，毀壞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atermelon@10西瓜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atever@8無論什麼，不管什麼，(pron)，不管怎樣的，無論什麼樣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inner@6贏家，勝利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ithin@6在…內，(prep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ods@5樹林，森林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rried@7煩惱的，擔心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w@3哎喲，哇，(inter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rist@5手腕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yucky@5令人厭惡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yummy@5好吃的，美味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ebra@5斑馬，(n)</text:p>
          </table:table-cell>
          <table:table-cell table:number-columns-repeated="63"/>
        </table:table-row>
        <table:table-row table:style-name="ro1" table:number-rows-repeated="10481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國三" table:style-name="ta3">
        <office:forms form:automatic-focus="false" form:apply-design-mode="false"/>
        <table:table-column table:style-name="co4" table:default-cell-style-name="ce1"/>
        <table:table-column table:style-name="co2" table:number-columns-repeated="63" table:default-cell-style-name="Default"/>
        <table:table-row table:style-name="ro1">
          <table:table-cell office:value-type="string" calcext:value-type="string">
            <text:p>accept@6接受，認可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cross@6橫過，穿過，在…對面，(prep)，橫過，穿過，…寬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ct@3行動，做，(vi)，行為，動作，法令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ctive@6活躍的，積極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ctor@5男演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ctress@7女演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dition@8加，加起來，增加物，增加，加法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dress@7地址，住址，演講，(n)，寫姓名地址(於郵件上)，向…講話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vertisement@13廣告，做廣告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vice@6勸告，意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dvise@6勸告，建議，通知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ffair@6事情，事件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gainst@7違反，逆，反(對)，倚在，緊靠在，(prep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head@5在前，向前，提前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im@3把…瞄準，把…對準，(vt)，瞄準，旨在(at)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irline@7航線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ive@5活著的，存在的，活躍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low@5允許，准許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one@5單獨的，孤獨的，(adj)，單獨地，獨自地，僅僅，只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together@10總共，完全，總之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ng@5在…之中，在…之間，(prep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ount@6合計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nger@5憤怒，(n)，使發怒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nywhere@8任何地方，無論哪裡，(pro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ea@4地區，地域，範圍，面積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gue@5爭論，爭辯，(vi)，論證，主張，辯論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tist@6藝術家，美術家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leep@6睡覺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sistant@9助手，助理，助教，(n)，助手的，輔助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ttack@6攻擊，進攻，襲擊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udience@8聽眾，觀眾，接見，拜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ustralian@10澳大利亞(人)的，(adj)，澳大利亞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wake@5喚醒，使…覺醒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ware@5意識到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ke@4烘，烤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nker@6銀行家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rbecue@8吃烤燒肉的野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at@4打，擊，打敗，(vt)，(心臟等)跳動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er@4啤酒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ginner@8初學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lief@6信任，信心，信仰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nch@5長凳，長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tter@6較好的，更好的，(健康)好轉的，(adj)，更好地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ill@4帳單，單子，清單，鈔票，喙，鳥嘴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lanket@7毯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oil@4沸騰，(vi)，使…沸騰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one@4骨，骨骼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ow@3弓(形物)，蝴蝶結，(n)，鞠躬，點頭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rain@5腦(袋)，智力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ranch@6樹枝，分支，分部，分公司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rave@5勇敢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rief@5摘要，大綱，(n)，簡短的，短暫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ritish@7不列顛(人)的，英國(人)的，(adj)，英國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road@5寬的，闊的，廣闊的，廣泛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roadcast@9廣播，播音，(vi)，廣播，播音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ucket@6水桶，桶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ge@4籠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lm@4平靜的，鎮靜的，(adj)，使…平靜/鎮定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ndle@6蠟燭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ptain@7上尉，隊長，船長，機長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reer@6(原意:道路，軌道)事業，生涯，速度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rpet@6地毯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rrot@6胡蘿蔔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stle@6城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eiling@7天花板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entral@7中央的，中心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apter@7(書籍)章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art@5海圖，圖表，(n)，製圖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ief@5首領，酋長，(n)，首要的，主要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oose@6選擇，挑選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ssic@7傑作，名著，(n)，第一流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rk@5店員，辦事員，職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ver@6聰明的，機靈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oth@5布，布料，抹布，桌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othing@8(總稱)衣服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in@4硬幣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llection@10收藏，徵收，搜集品，捐款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llege@7大學，學院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b@4梳子，(n)，梳理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pany@7公司，同伴，陪伴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pare@7比較，對照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plete@8完全的，完整的，(adj)，完成，使…完整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cern@7關心，掛念，(n)，涉及，使關心，掛念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firm@7證實，確實，確切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flict@8衝突，(vi)，爭論，衝突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gratulation@14祝賀，恭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sider@8認為，把…看作，考慮，細想，(vt)，考慮，細想(over)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tain@7包含，容納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tinue@8繼續，延續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trol@7控制，支配，克制，(vt)，控制，克制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versation@12談話，會話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rn@4穀物，小麥，玉米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rner@6角，牆角，街角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tton@6棉花，棉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ugh@5咳嗽，(v)，咳嗽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untryside@11農村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unty@6縣，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uple@6夫妻，一對，一雙，兩三個，一些，(n)，連接，結合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urage@7勇氣，膽量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urse@6課程，教程，進程，路線，(一)道(菜)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rayon@6有色粉筆，蠟筆，粉筆畫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ream@5奶油，膏，霜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risis@6危機，危急關頭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rowd@5群，人群，群眾，(n)，聚集，群集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ruel@5殘酷的，殘忍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re@4治癒，消除，改正，(vt)，治癒，治療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rious@7好奇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rrent@7水流，電流，(n)，當前的，流行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rtain@7簾，窗簾，門簾，幕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ustomer@8顧客，主顧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nger@6危險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@4[計]資料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af@4聾的，不願聽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ath@5死，死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bt@4債務，罪過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cision@8決定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ep@4深的，縱深的，深切的，(adj)，深深地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er@4鹿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gree@6程度，度數，學位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mocracy@9民主政治，民主主義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mocratic@10民主的，民主主義的，民主政體的，平民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ny@4否認，拒絕給予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pend@6依靠，依賴，決定於(on，upon)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scribe@8形容，描寫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sert@6沙漠，不毛之地，(n)，遺棄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sign@6設計，(v)，設計，圖樣，圖案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sire@6願望，渴望，(n)，想望，渴望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velop@7發展，形成，開發，(vt)，發展，成長，發育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amond@7鑽石，金剛石，菱形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ary@5日記，日記本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et@4通常所吃的食物，會議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fference@10差別，差異，差額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fficulty@10困難，難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nosaur@8恐龍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plomat@8外交官，有外交手腕的人，有權謀的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rection@9方向，方位，(複)使用說明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scover@8發現，暴露，顯示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scussion@10討論，談論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stance@8距離，間距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vision@8分開，分割，區分，除法，公司，(軍事)師，分配，分界線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cument@8公文，文件，文檔，檔案，文獻，(n)，證明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uble@6兩倍的，雙(重)的，(adj)，(使…)加倍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wntown@8往市中心，在市中心，(adv)，往市中心，在市中心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rawing@7畫畫，圖畫，素描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rug@4藥，藥物;(複)毒品，麻醉藥品，(n)，用藥麻醉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uck@4鴨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agle@5鷹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arn@4賺得，獲得，掙得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ducation@9教育，培養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ffective@9有效的，被實施的，給人深刻印象的，有力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lder@5年齡大的，年長的，(adj)，(複)長輩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lection@8選舉，當選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lectric@8電的，電動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lectricity@11電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lement@7要素，元素，成分，元件，自然環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leventh@8第十一，(num)，十一分之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pty@5空的，空洞的，空虛的，(adj)，使…空，倒空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emy@5敵人，敵軍，仇敵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ergy@6精力，活力，能(量)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gineer@8工程師，技師，(n)，設計，建造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trance@8入口，門口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velope@8信封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vy@4羡慕，妒忌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specially@10特別，尤其，格外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vent@5事件，大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verywhere@10到處，無論何處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am@4(口語)考試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cite@6使…興奮，使…激動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ist@5存在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it@4出口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pect@6預料，等待，期待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plain@7解釋，說明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tra@5額外的，外加的，(adj)，特別地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ail@4失敗，不及格，失靈，(vi)，不，未能，使…不及格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ailure@7失敗，失敗者，缺乏，失靈，故障，破產，疏忽，(美)不及格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air@4公平的，公正的，尚可的，(adj)，公平地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alse@5假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amily name@11姓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ancy@5奇特的，異樣的，(adj)，愛好，迷戀，想像力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antastic@9幻想的，奇異的，稀奇古怪的，荒謬的，空想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ashionable@11流行的，時髦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ault@5過失，過錯，缺點，故障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ear@4害怕，恐怕，(n)，畏懼，害怕，擔心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eather@7羽毛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ence@5柵欄，圍欄，籬笆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ever@5發燒，一時的狂熱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ight@5作戰，戰鬥，交戰;打架;搏鬥，格鬥;拳擊比賽，(n)，戰鬥，作戰，鬥爭，爭鬥;搏鬥，打架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ilm@4電影，影片，膠捲，膠片，(n)，把…拍攝成電影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inal@5最後的，最終的，決定性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irst grade@11一年級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irst name@10名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d restaurant@15餐廳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l@4蠢人，傻瓜，(n)，愚弄，欺騙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lish@7愚蠢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ball@8足球，足球運動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rce@5強迫，迫使，(vt)，暴力，武力，力氣，(複)軍隊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rest@6森林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rm@4形式，形狀，表格，(n)，形成，組成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rward@7向前的，前部的，(adj)，向前地，前部地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x@3狐狸，狡猾的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ench@6法國的，法國人的，(adj)，(總稱)法國人，法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iendship@10友誼，友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ighten@8使…驚恐，嚇唬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y@3煎，炸，炒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unction@8官能，功能，作用，職責，典禮，儀式，[數]函數，(n)，(器官等)活動，運行，行使職責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arage@6車庫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ate@4大門，柵門，登機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ather@6聚集，集合，(vi)，收集，採集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nerally@9一般地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ntle@6和藹的，溫和的，輕柔的，徐緩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ntleman@9先生，紳士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ographical@12地理(學)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rman@6德國(人)的，德語的，(adj)，德國人，德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t in@6進入，坐上，搭乘，(片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irlfriend@10女朋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iven name@10名字，教名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loves@6手套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al@4球門，進球，得分，目標，目的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d@3神，(God)上帝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ld@4金，黃金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lden@6金(黃)色的，金(製)的，極好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od looking@12美貌的，漂亮的，英俊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vernment@10政府，治理，管理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and@5盛大的，豪華的，重大的，主要的，極重要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apefruit@10葡萄柚(樹)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eet@5問候，招呼，迎接，對…報(以)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uard@5看守，保衛人員，衛兵，(n)，防止，防範(against)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uest@5客人，旅客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uide@5嚮導，導遊，指南，(n)，給…領路，指導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un@3槍，手槍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ircut@7理髮，剪髮的方式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ll@4大廳，禮堂，會堂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ndkerchief@12手帕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rdly@6簡直不，幾乎不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eight@6高，高度，身高，頂點，(複)高處，高地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en@3母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ero@4英雄，男主角，男主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ike@4遠足，飛起，步行，(v)，遠足，增加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ippopotamus@12河馬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ire@4雇傭，租用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ousework@9家務勞動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uman@5人的，人類的，(adj)，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unger@6饑餓，渴望(for)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ll@3有病的，壞的，(adj)，壞，不利地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mportance@10重要，重要性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mpossible@10不可能的，辦不到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mprove@7改善，改進，(vt)，改善，好轉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 back of@10在(某人)之後，背地裡，暗中，(片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ch@4英寸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clude@7包括，包含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definite@10不確定的，不明確，無限期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dustry@8工業，產業，行業，勤奮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k@3墨水，油墨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ternational@13國際的，世界(性)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troduce@9介紹，引進，傳入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vite@6邀請，聘請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ron@4鐵，熨斗，(n)，熨，燙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apanese@8日本(人)的，日語的，(adj)，日本人，日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ar@3甕，瓶，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oke@4笑話，玩笑，(n)，說笑話，開玩笑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ane@4小路，小徑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antern@7燈籠，提燈，幻燈，信號，天窗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ast name@9姓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aw@3法律，法規，法則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ft@4提，帶，(v)，電梯，上升(力)，免費搭車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@8場所，位置，地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k@4鎖，(n)，鎖，(被)鎖上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s Angeles@11洛杉磯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t@3許多，大量，命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vely@6可愛的，秀美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unch box@9午餐盒，飯盒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d@3發病的，瘋狂的，惱火的，狂怒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gazine@8雜誌，期刊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in@4主要的，最重要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ager@7管理者，經營者，處理者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rry@5結婚，(vi)，娶，嫁，和…結婚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ss@4眾多，大量，團，塊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aning@7意義，意思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asurement@11測量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lon@5(各種的)瓜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mber@6成員，會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mory@6記憶，記憶力，回憶，紀念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ssage@7訊息，文電，便條，口信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thod@6方法，辦法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chael Jackson@15麥可傑克森(人名)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crowave oven@14微波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dnight@8午夜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x@3(使…)混合，混淆，(vt)，相混合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odel@5模型，模範，模特兒，(汽車，機器)型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op@3拖把(俗稱地拖)，洗碗，(n)，用拖把拖洗，擦，抹，掃蕩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ovement@8運動，活動，移動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il@4釘子，指甲，(n)，釘，釘牢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rrow@6狹窄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tion@6國家，民族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tionality@11國民性，國籍，國民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tural@7自然的，天然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ture@6大自然，性質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ly@6幾乎，差不多，(ad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cessary@9必要的，必然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cktie@7領帶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ither@7也不，(conj， adv)，兩者皆不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rvous@7神經緊張的，情緒不安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wspaper@9報紙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ice looking@12美貌的，漂亮的，英俊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inetieth@9第九十，九十分之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isy@5喧鬧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ne@4沒有一人(或物)，沒有一點兒，(pron)，毫不，毫無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odles@7麵條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r@3也不，也沒有，(con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ut@3堅果(如核桃，栗子等)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bey@4順從，聽從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cupation@10職業，佔有，居住，佔領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@5洋，海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h@2噢，啊，唉，(in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neself@7自己，自身，親自，本人，(pro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peration@9運轉，運行，動手術，經營，操作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pinion@7意見，看法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rdinary@8一般的，普通的，平淡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rganize@8組織，籌辦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in@4疼痛，痛苦，悲痛(複)辛苦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le@4蒼白的，灰白的，淡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n@3平底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don@6原諒，饒恕，(vt)，原諒，對不起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ssenger@9乘客，旅客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th@4小路，小徑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tient@7忍耐的，有耐心的，(adj)，病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ttern@7型，模式，樣式，花樣，圖案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ace@5和平，和睦，平靜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aceful@8和平的，平靜的，安寧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ar@4梨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rfect@7完美的，完滿的，(語法)完成的，(adj)，使…完美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riod@6(一段)時間，時期，句號，句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rsonal@8個人的，私人的，本人的，親自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hoto@5相片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hotographer@12攝影師，攝影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ile@4一堆，一疊，(n)，把…堆積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in@3大頭針，別針，(n)，別住，釘住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ingpong@8乒乓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ipe@4管子，管道，煙斗，(n)，用管道輸送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lain@5平原，(n)，樸素的，簡單的，平常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lant@5植物，工廠，(n)，種植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late@5盤子，盆子，平板，(n)，鍍上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leasant@8令人愉快的，討人喜歡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leasure@8高興，樂趣，喜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cket@6衣袋，小袋，口袋，(n)，袖珍的，小型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em@4詩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ol@4水池，共用物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pulation@10人口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rt@4港口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sition@8位置，職位，姿勢，見解，立場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ssessive@10擁有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t@3罐，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@5權力，勢力，力(量)，功率，動力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aise@6稱讚，表揚，(n)，讚揚，表揚，吹捧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ecious@8珍貴的，寶貴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eposition@11介系詞，前置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esident@9總統，校長，會長，總裁，主席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int@5印刷，出版，(vt)，印刷，印刷品，字體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inter@7印表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isoner@8囚犯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obably@8大概，或許，很可能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oduce@7生產，製造，產生，(vt)，農產品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oduct@7產品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oduction@10生產，產量，產品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ogress@8前進，進步，進展，(n)，前進，進步，進展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omise@7允諾，答應，(vt)，允諾，有指望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onoun@7代名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onounce@9發音，宣佈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otect@7保護，保衛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nish@6懲罰，處罰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@7目的，意圖，用途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uarter@7四分之一，季度，一刻鐘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quickly@7快，迅速地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incoat@8雨衣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ther@6相當，有一點兒，寧願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ading test@12閱讀測驗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ason@6理由，原因，理性，(n)，推理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cord@6記錄，記載，唱片，(n)，記錄，記載，錄下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cycle@7使再迴圈，反復應用，(v)，再迴圈，再生，重復利用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flexive@9反身代名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fuse@6拒絕，謝絕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gret@6遺憾，後悔，(n)，遺憾，後悔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mind@6提醒，使…想起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pair@6修理，修補，(n)，修理，修補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ply@5回答，答覆，(n)，回答，答覆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public of China@17中華民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quire@7需要，規定，要求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spect@7尊敬，尊重，(vt)，尊重，敬意，(複)敬意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view@6評論，回顧，復習，(n)，審查，復習，評論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me@4羅馬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ubber@6橡皮，橡膠(製品)，(複)膠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ush@4衝，奔，倉促行動，(vi)，催促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ussian@7俄羅斯(人)的，俄語的，(adj)，俄羅斯人，俄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afety@6安全，平安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ail@4帆，航行，(n)，航行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an Francisco@13舊金山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and@4沙，(複)沙灘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atisfied@9滿意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atisfy@7使…滿足，使…滿意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cience@7科學，學科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arch@6搜，尋，探查，(v)，搜，尋，探查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cond grade@12二年級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cret@6秘密的，機密的，(adj)，秘密，秘訣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cretary@9秘書，書記，大臣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em@4好像，似乎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rvice@7服務，效勞，(n)，維修，保養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eet@5(一)張，片，薄片，床單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ore@5岸，濱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out@5呼喊，呼叫，(v)，呼喊，呼叫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ower@6陣雨，暴雨，淋浴，(一)陣，大批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ut@4關(閉)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lence@7寂靜，沈默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lent@6寂靜的，沈默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lly@5傻的，糊塗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ngle@6單一的，單個的，單身的，未婚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kate@5溜冰鞋，冰刀，輪鞋，輪式溜冰鞋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ki@3滑雪板，雪屐，雪橇，(n)，滑雪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kill@5技能，技巧，手藝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killful@8靈巧的，熟練的，製作精巧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kin@4皮(膚)，外皮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leepy@6困乏的，欲睡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ap@4肥皂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ciety@7社會，社，團體，協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ft drink@10碳酸飲料，不含酒精飲料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ldier@7士兵，軍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ech@6說話，言語，演說，講話，發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irit@6精神，氣概，志氣;(複)心情，烈灑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ort@5(體育)運動;(複)運動會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read@6推開，塗敷，傳播，(vt)，傳開，蔓延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age@5階段，時期，舞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amp@5郵票，印花，印，圖章，(n)，在…上蓋印(或郵戳)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ationery@10文具，信紙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eam@5(蒸)汽，(n)，冒蒸汽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orm@5暴風雨，暴風雪，(n)，下暴雨，起風暴，(vi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raight@8直的，筆直的，直接了當的，(adj)，直接，一直，立即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ccess@7成就，成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ccessfully@12成功地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ch@4這樣的，這種的，(adj)，那麼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dden@6突然的，意外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ddenly@8突然地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itcase@8衣箱，小提箱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er@6晚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ort@7支援，擁護，供養，支撐，維持，(vt)，支援，支承，支撐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rf@4海浪，拍岸浪，(n)，在激浪上駕(船)，在…衝浪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wimming@8游泳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bleware@9餐具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ail@4尾巴，後部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ear@4眼淚，(n)，撕裂，撕破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emperature@11溫度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ent@4帳蓬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erm@4學期，期限，期間，術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errible@8可怕的，駭人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errific@8令人恐怖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anksgiving@12感謝，[宗]感恩祈禱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ick@5厚的，粗的，稠的，濃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ief@5小偷，賊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irtieth@9第三十，(num)，三十分之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ie@3拴，紮，捆，繫上，(vt)，領帶，領結，聯繫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ill@4直到(…為止)，(prep)，直到(…為止)，(con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kyo@5東京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ngue@6舌頭，語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othache@9牙痛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wer@5塔(樓)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de@5貿易，商業，行業，職業，(n)，相互交換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ffic sign@12交通號誌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nsportation@14運輸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vel@6旅行，行進，(vi)，旅行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ust@5信任，信賴，相信，(n)，信任，信賴，相信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uth@5真相，真理，真實性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welfth@7第十二，(num)，十二分之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wentieth@9第二十，(num)，二十分之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ype@4類型，種類，品種，(n)，打字，(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ypewriter@10打字機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gly@4醜陋的，難看的，難聽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pon@4(同on)在…上，憑，靠，根據，針對，(prep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pstairs@8在樓上，往樓上，(adv)，樓上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sual@5通常的，平常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ley@6山谷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uable@8貴重的，有價值的，(adj)，貴重物品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erb@4動詞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ictory@7勝利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isitor@7參觀者，訪問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oter@5投票者，有投票權者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ar@3戰爭，鬥爭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ave@4揮動，向…揮手示意，(vt)，浪，波濤，(光，電等的)波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dding@7婚禮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ekday@7周一到周五的通稱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ight@6重量，體重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stern@7西的，西方的，來自西方的人，有西方特徵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eel@5輪，車輪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ile@5在(當)…的時候，和…同時，(con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le@5全部的，整體的，(adj)，全部，整體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m@4(who的受格)誰，(pro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ide@4寬闊的，廣泛的，(adj)，全部地，充分地，(adv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ild@4野生的，未馴化的，荒蕪的，瘋狂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illing@7願意的，樂意的，心甘情願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ing@4翅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nder@6感到驚訝，詫異，(vi)，想知道，(vt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od@4木材，木桶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oden@6木製的，(adj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rth@5值得，(prep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yard@4院子，場地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youth@5青春，青少年時期，小夥子，(總稱)年輕人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Youth Day@9青年節，(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ero@4零，(num)，零點，零度，(n)</text:p>
          </table:table-cell>
          <table:table-cell table:number-columns-repeated="63"/>
        </table:table-row>
        <table:table-row table:style-name="ro1" table:number-rows-repeated="10480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級" table:style-name="ta4">
        <office:forms form:automatic-focus="false" form:apply-design-mode="false"/>
        <table:table-column table:style-name="co5" table:default-cell-style-name="ce2"/>
        <table:table-column table:style-name="co2" table:number-columns-repeated="1023" table:default-cell-style-name="Default"/>
        <table:table-row table:style-name="ro2">
          <table:table-cell office:value-type="string" calcext:value-type="string">
            <text:p>able@(adj.4)能;有能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ove@(adj.5)上文的,前述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ult@(adj.5)成年的;成熟的;色情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raid@(adj.6)害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@(adj.3)所有的;全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one@(adj.5)單獨的;孤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gry@(adj.5)生氣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other@(adj.7)另一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y@(adj.3)任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k@(adj.4)後面的;拖欠的;過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d@(adj.3)壞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@(adj.5)基本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utiful@(adj.9)漂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st@(adj.4)最好的;最熟練的;最適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tter@(adj.6)較佳的;更好的;更適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g@(adj.3)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ack@(adj.5)黑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ue@(adj.4)藍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rn@(adj.4)出生的;誕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h@(adj.4)兩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tom@(adj.6)最低的;最後的,最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ve@(adj.5)勇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ight@(adj.6)光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wn@(adj.5)褐色的;棕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sy@(adj.4)忙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ful@(adj.7)小心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tain@(adj.7)肯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ef@(adj.5)為首的;主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an@(adj.5)乾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ar@(adj.5)清楚的;晴朗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se@(adj.5)近的;密切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d@(adj.4)寒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on@(adj.6)常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ol@(adj.4)涼快的;很棒的;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rect@(adj.7)正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te@(adj.4)可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rk@(adj.4)黑暗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ad@(adj.4)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ar@(adj.4)親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ep@(adj.4)深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fferent@(adj.9)不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fficult@(adj.9)困難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rect@(adj.6)直接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rty@(adj.5)骯髒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wn@(adj.4)情緒低落,消沈;(分期付款的)第一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wnstairs@(adj.10)樓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y@(adj.3)乾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ch@(adj.4)每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rly@(adj.5)早的;提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st@(adj.4)東方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sy@(adj.4)容易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ight@(adj.5)八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ighteen@(adj.8)十八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ighty@(adj.6)八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ither@(adj.6)兩者之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ven@(adj.6)十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glish@(adj.7)英格蘭的;英國的;英國人的;英語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ough@(adj.6)足夠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qual@(adj.5)相等的; 平等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en@(adj.4)均勻的;偶數的;平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ery@(adj.5)每一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lse@(adj.5)假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r@(adj.3)遠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st@(adj.4)快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t@(adj.3)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w@(adj.3)少數的;一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fteen@(adj.7)十五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fty@(adj.5)五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al@(adj.5)最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e@(adj.4)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rst@(adj.5)第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ve@(adj.4)五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eign@(adj.7)外國的,陌生的,外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ty@(adj.5)四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ur@(adj.4)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urteen@(adj.8)十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e@(adj.4)空閒的;自由的;免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sh@(adj.5)新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ont@(adj.5)前面的;正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ll@(adj.4)飽的;滿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ny@(adj.5)可笑的;滑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eral@(adj.7)普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ad@(adj.4)高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ld@(adj.4)金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od@(adj.4)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nd@(adj.5)雄偉的;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y@(adj.4)灰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at@(adj.5)很棒;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en@(adj.5)綠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y@(adj.4)灰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lf@(adj.4)一半的,二分之一的;不完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ppy@(adj.5)快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d@(adj.4)硬的;難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vy@(adj.5)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gh@(adj.4)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e@(adj.4)家庭的;國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t@(adj.3)熱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ge@(adj.4)巨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an@(adj.5)人類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ndred@(adj.7)一百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ngry@(adj.6)飢餓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ortant@(adj.9)重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@(adj.2)在裡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ide@(adj.6)裡面的,內側的;內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on@(adj.4)鐵的;剛強的;殘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st@(adj.4)正直的;公平的;應得的;正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ey@(adj.3)重要的,基本的,關鍵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nd@(adj.4)仁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rge@(adj.5)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t@(adj.4)最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e@(adj.4)晚的;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zy@(adj.4)懶惰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st@(adj.5)最小的;最少的;最不重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ft@(adj.4)左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s@(adj.4)較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vel@(adj.5)水平的,平的;筆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ght@(adj.5)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kely@(adj.6)有可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ttle@(adj.6)很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ve@(adj.4)活的,有生命的;燃著的;實況播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g@(adj.4)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ud@(adj.4)大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w@(adj.3)低的;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cky@(adj.5)幸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d@(adj.3)發火;發瘋;發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y@(adj.4)很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@(adj.4)兇的;吝嗇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ddle@(adj.6)中間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re@(adj.4)更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st@(adj.4)最多的;大部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ch@(adj.4)很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ar@(adj.4)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w@(adj.3)新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xt@(adj.4)下一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e@(adj.4)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ne@(adj.4)九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neteen@(adj.8)十九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nety@(adj.6)九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@(adj.2)沒有;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isy@(adj.5)喧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rth@(adj.5)北方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.K.@(adj.4)可以的;不錯的;很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f@(adj.3)離去的;偏離的;休假的;關著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K@(adj.2)好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kay@(adj.4)對;可以;不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ld@(adj.3)年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e@(adj.3)一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en@(adj.4)打開的;空曠的;未定的;營業的;公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ange@(adj.6)橙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ther@(adj.5)其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@(adj.3)在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side@(adj.7)外邊的,外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wn@(adj.3)自己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t@(adj.4)過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or@(adj.4)貧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sible@(adj.8)可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tty@(adj.6)漂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blic@(adj.6)公開的;公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rple@(adj.6)紫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ick@(adj.5)快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iet@(adj.5)安靜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dy@(adj.5)準備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l@(adj.4)真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d@(adj.3)紅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ch@(adj.4)富有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ght@(adj.5)右邊;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und@(adj.5)圓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d@(adj.3)難過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fe@(adj.4)安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t@(adj.4)鹹水的;含鹽的;(故事,笑話等)猥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me@(adj.4)相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ond@(adj.6)第二的;次要的,副的,從屬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lfish@(adj.7)自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ven@(adj.5)七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venteen@(adj.9)十七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venty@(adj.7)七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veral@(adj.7)幾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rp@(adj.5)尖銳的;敏銳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rt@(adj.5)矮的;短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y@(adj.3)害羞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ck@(adj.4)生病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ly@(adj.5)傻的;無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ver@(adj.6)銀的;銀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mple@(adj.6)簡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x@(adj.3)六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xteen@(adj.7)十六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xty@(adj.5)六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ow@(adj.4)緩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all@(adj.5)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art@(adj.5)聰明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ft@(adj.4)柔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me@(adj.4)一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ry@(adj.5)抱歉;遺憾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und@(adj.5)完好的;堅固的;合理的,明智的;殷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ur@(adj.4)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uth@(adj.5)南方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cial@(adj.7)特別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ll@(adj.5)靜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nge@(adj.7)奇怪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ong@(adj.6)強壯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pid@(adj.6)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ch@(adj.4)如此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er@(adj.5)超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e@(adj.4)確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eet@(adj.5)甜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ll@(adj.4)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n@(adj.3)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t@(adj.4)那;那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n@(adj.4)當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se@(adj.5)這些 (this 的複數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rd@(adj.5)第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rteen@(adj.8)十三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rty@(adj.6)三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@(adj.4)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ose@(adj.5)那些的;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ousand@(adj.8)千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ee@(adj.5)三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ny@(adj.4)微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p@(adj.3)最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@(adj.5)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e@(adj.4)真實的;正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welve@(adj.6)十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wenty@(adj.6)二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wo@(adj.3)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@(adj.2)向上的;上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stairs@(adj.8)樓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ful@(adj.6)有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m@(adj.4)溫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ak@(adj.4)虛弱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lcome@(adj.7)受歡迎的;令人愉快的;被允許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ll@(adj.4)健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st@(adj.4)西方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at@(adj.4)什麼;多麼,何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ch@(adj.5)哪一個,哪一些;這個,這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te@(adj.5)白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ole@(adj.5)完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de@(adj.4)寬的,廣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se@(adj.5)更壞的,更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st@(adj.5)最壞的;最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ong@(adj.5)錯誤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ellow@(adj.6)黃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oung@(adj.5)年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ucky@(adj.5)討人厭的;噁心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ummy@(adj.5)好吃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t@(v.3)扮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@(v.3)添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ress@(v.7)寫上收件人姓名地址;向...致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e@(v.3)使變老;使(酒之)味道變醇;使成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ee@(v.5)同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ow@(v.5)允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@(v.2)是,在; be 動詞第一人稱,單數,現在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swer@(v.6)回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e@(v.3)模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ear@(v.6)出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e@(v.3)是,在; be 動詞第一、第三人稱, 複數, 現在式; 第二次人單、複數, 現在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k@(v.3)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k@(v.4)向後;追溯;回覆;贊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ll@(v.4)使成球形; 呈球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lloon@(v.7)像氣球般鼓起(或膨脹);乘氣球上升;激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k@(v.4)存(款)於銀行;築堤防護;堆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@(v.3)閂住;阻攔;禁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e@(v.4)以...為基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@(v.3)揮打;眨(眼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he@(v.5)洗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@(v.2)是;要;有;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ch@(v.5)將(船等)拖上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t@(v.4)擊敗;敲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come@(v.6)變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gin@(v.5)開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lieve@(v.7)相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long@(v.6)屬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st@(v.4)打敗;勝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tter@(v.6)改善;提高;超過;變得較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te@(v.4)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ck@(v.5)阻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w@(v.4)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ok@(v.4)預訂;預雇;預約;登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tom@(v.6)基於,根據;到達底部;降至最低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x@(v.3)把...裝箱(或盒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ak@(v.5)斷裂;中斷;打破（記錄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akfast@(v.9)吃早餐; 為...供應早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idge@(v.6)架橋於;把...連結(或彌合)起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ing@(v.5)帶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wn@(v.5)變成褐色(或棕色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g@(v.3)在...安裝竊聽器;煩擾;激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ild@(v.5)建造;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s@(v.3)用公車運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sy@(v.4)使忙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tter@(v.6)塗奶油於;以花言巧語討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y@(v.3)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ge@(v.4)把...關進籠子;把...囚禁起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l@(v.4)喊;打電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@(v.4)露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@(v.3)能,會;可能;可以;必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@(v.3)給...戴帽;加蓋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@(v.4)關心;照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ry@(v.5)提;搬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se@(v.4)把...裝入箱(或容器)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ch@(v.5)接(球);捕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use@(v.5)導致,使發生,引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er@(v.6)集中;居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ir@(v.5)主持(會議);任(會議的)主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nce@(v.6)冒...的險;賭(錢); 碰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t@(v.5)繪製...的圖表;詳細計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se@(v.5)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@(v.5)檢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s@(v.5)把...分類;把...分等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an@(v.5)打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ar@(v.5)使乾淨;收拾;交換票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mb@(v.5)爬;攀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se@(v.5)關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ud@(v.5)陰雲密佈;變暗;變模糊;變混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at@(v.4)塗在...上;給...穿上外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or@(v.5)著色;渲染;文飾;歪曲;影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e@(v.4)到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inue@(v.8)繼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ok@(v.4)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ol@(v.4)使涼快;使冷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rect@(v.7)改正;糾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@(v.4)花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@(v.5)計算;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rse@(v.6)(用獵犬)追獵;追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ver@(v.5)蓋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y@(v.3)哭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p@(v.3)使(手掌)成杯狀;把...放入杯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t@(v.3)切割;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nce@(v.5)跳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rken@(v.6)使變暗;變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e@(v.4)約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al@(v.4)處理;對付;對待[(+with)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cide@(v.6)決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e@(v.3)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g@(v.3)挖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rect@(v.6)指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rty@(v.5)弄髒; 變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over@(v.8)發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h@(v.4)盛...於盤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@(v.2)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wn@(v.4)擊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w@(v.4)畫;繪製;描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eam@(v.5)做(夢);想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ink@(v.5)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ive@(v.5)開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y@(v.3)曬乾;風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ck@(v.4)躲避;迴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se@(v.4)減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t@(v.3)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dge@(v.4)使鋒利;使漸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d@(v.3)結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ter@(v.5)輸入;進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qual@(v.5)等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en@(v.4)使平坦;弄平;使相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amine@(v.7)檢查;測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ept@(v.6)把...除外;反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ye@(v.3)看;注視;審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ce@(v.4)面向;正對;正視;朝;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ll@(v.4)掉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n@(v.3)扇;煽動;激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rm@(v.4)耕作;養殖;經營農場;從事畜牧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ther@(v.6)做...的父親; 創始;創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ar@(v.4)畏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ed@(v.4)吃;餵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el@(v.4)感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ght@(v.5)打架;作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l@(v.4)充滿;填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d@(v.4)找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e@(v.4)使純;澄清;使精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ger@(v.6)撥弄;指出;告密;告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ish@(v.6)完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re@(v.4)解雇,開除;點燃; 開火;射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sh@(v.4)釣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oor@(v.5)在...鋪設地板;使大為震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ower@(v.6)開花;發育,成熟;繁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y@(v.3)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g@(v.3)以霧籠罩;使困惑;使模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llow@(v.6)遵循;跟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@(v.4)支付(帳單或費用);合計為,總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ce@(v.5)強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get@(v.6)忘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k@(v.4)分歧,分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e@(v.4)使自由;解放;使解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ont@(v.5)向前;在前面;面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uit@(v.5)結果實; 使結果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rden@(v.6)從事園藝,在園中種植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s@(v.3)放出氣體;加油;空談;吹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t@(v.3)得到;拿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ive@(v.4)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@(v.2)去;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y@(v.4)使成灰色(或灰白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en@(v.5)使成為綠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y@(v.4)使成灰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und@(v.6)使擱淺;使停飛;依靠,根據,基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up@(v.5)把...分組(或歸類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w@(v.4)種植;成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ess@(v.5)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est@(v.5)款待,招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ide@(v.5)引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n@(v.3)用槍射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nd@(v.4)面交,給,傳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ppen@(v.6)發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te@(v.4)憎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ve@(v.4)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d@(v.4)率領;出發,駛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r@(v.4)聽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t@(v.4)把...加熱;使暖;使激動;刺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p@(v.4)幫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t@(v.3)打;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ld@(v.4)拿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le@(v.4)鑿洞於,穿孔於;進入洞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e@(v.4)回家;為...提供住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pe@(v.4)希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use@(v.5)給...房子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rt@(v.4)傷害;使疼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h@(v.4)使緩慢地移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est@(v.8)使發生興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on@(v.4)熨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s@(v.2)是,在; be 動詞第三人稱,單數,現在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in@(v.4)加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ke@(v.4)開玩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mp@(v.4)跳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eep@(v.4)保留;保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ey@(v.3)鎖上;插上;為...調音;用鍵盤輸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ck@(v.4)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d@(v.3)戲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ll@(v.4)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ss@(v.4)親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ee@(v.4)用膝蓋碰(撞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ife@(v.5)(用刀)切;戮,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ow@(v.4)知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ck@(v.4)缺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mb@(v.4)產羔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nd@(v.4)登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t@(v.4)持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ugh@(v.5)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y@(v.3)置放;產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d@(v.4)引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f@(v.4)匆匆翻閱; 生葉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rn@(v.5)學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ve@(v.5)離開;丟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t@(v.3)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e@(v.3)說謊;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ft@(v.4)舉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ght@(v.5)點(火);點燃;照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ke@(v.4)喜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e@(v.4)排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st@(v.4)列成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sten@(v.6)傾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ve@(v.4)居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g@(v.4)長久地;始終; 渴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ok@(v.4)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ve@(v.4)愛好,喜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nch@(v.5)吃午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chine@(v.7)用機器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l@(v.4)寄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ke@(v.4)製造; 使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@(v.3)給...配置人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p@(v.3)繪製...的地圖;詳細計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ket@(v.6)(在市場上)銷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ry@(v.5)結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ter@(v.6)精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ter@(v.6)有關係,要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@(v.4)意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et@(v.4)遇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ddle@(v.6)放在中間;對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lk@(v.4)擠(奶);榨取;偷聽電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d@(v.4)介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s@(v.4)想念;惦記;未達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take@(v.7)弄錯,誤解;弄錯,搞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ther@(v.6)生下;產生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uth@(v.5)誇大地說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ve@(v.4)移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me@(v.4)給...取名;列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ar@(v.4)近,接近;幾乎,差不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ck@(v.4)摟著脖子親吻;變細;變狹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ed@(v.4)需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se@(v.4)探問,探著;引導;嗅,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te@(v.4)注意;記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tice@(v.6)注意到;通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mber@(v.6)編號,總數達到,共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rse@(v.5)看護,護理;給...餵奶;培育;當奶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.K.@(v.4)尚可;挺好;批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il@(v.3)給...加潤滑油;賄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K@(v.2)尚可;挺好;批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kay@(v.4)對,很好地;批准,認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en@(v.4)打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der@(v.5)點菜;訂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@(v.3)出現;問世;顯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wn@(v.3)擁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int@(v.5)畫圖;油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ir@(v.4)成對,配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er@(v.5)用紙包;掩蓋,粉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k@(v.4)停放車輛; 放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@(v.4)使分開,使分離;斷裂;告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y@(v.5)開派對;參加派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s@(v.4)及格;經過;超過;傳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y@(v.3)付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n@(v.3)寫;寫作;囚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ncil@(v.6)草擬,起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ople@(v.6)使人住在,居住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t@(v.3)把...當作寵兒;寵愛;撫弄;生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cture@(v.7)畫,拍攝;描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ece@(v.5)拼湊;拼合;修理;修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g@(v.3)生小豬;像豬一樣過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@(v.5)放置,安置;任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@(v.4)計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t@(v.5)栽種;播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y@(v.4)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ease@(v.6)請;取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cket@(v.6)侵吞;擊(球)落袋;忍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int@(v.5)瞄準;指出;強調;對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ice@(v.6)管理,監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ol@(v.4)合辦,聯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ition@(v.8)把...放在適當位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wer@(v.5)給...提供動力; 快速前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actice@(v.8)練習;訓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pare@(v.7)準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ce@(v.5)給...定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nt@(v.5)印刷;用印刷體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ve@(v.5)證明,證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l@(v.4)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sh@(v.4)推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t@(v.3)放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stion@(v.8)詢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iet@(v.5)使安靜;撫慰,安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ce@(v.4)與...賽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dio@(v.5)用無線電傳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in@(v.4)下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ise@(v.5)舉起;提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ch@(v.5)到;伸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d@(v.4)閱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dy@(v.5)預先,事先;使準備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son@(v.6)推論,推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eive@(v.7)收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member@(v.8)記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ort@(v.6)報告;報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t@(v.4)休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turn@(v.6)回;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de@(v.4)騎;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ng@(v.4)(鐘,鈴等)鳴,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se@(v.4)起身;升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ll@(v.4)捲;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of@(v.4)給...蓋屋頂,覆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om@(v.4)居住; 為...提供住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ot@(v.4)使生根;使紮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pe@(v.4)捆,紮,縛,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und@(v.5)變圓;發胖;兜圈子,環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w@(v.3)划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@(v.3)磨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le@(v.4)統治;裁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n@(v.3)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il@(v.4)航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t@(v.4)給...加鹽;用鹽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d@(v.4)磨光;以沙堵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ve@(v.4)救;省;存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w@(v.3)鋸;鋸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y@(v.3)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re@(v.5)驚嚇,使恐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ool@(v.6)教育,訓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at@(v.4)使就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e@(v.3)看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ed@(v.4)(植物)結實,結子;播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em@(v.4)似乎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esaw@(v.6)玩蹺蹺板;上下(來回)搖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ll@(v.4)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d@(v.4)寄發;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se@(v.5)意識到;了解,領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tence@(v.8)宣判;判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rve@(v.5)服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rvice@(v.7)維修,保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@(v.3)安放;沒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ke@(v.5)搖動;握(手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pe@(v.5)使成形;塑造,製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ine@(v.5)照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ip@(v.4)用船運;郵寄;解雇;上船,乘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p@(v.4)購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ulder@(v.8)肩起,挑起;擔負,承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ut@(v.5)呼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w@(v.4)表演;顯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ut@(v.4)關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ght@(v.5)看見,發現;瞄準;察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ng@(v.4)唱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t@(v.3)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ze@(v.4)按一定尺寸製作;估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in@(v.4)植皮;癒合;脫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eep@(v.5)睡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ow@(v.4)使慢,放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ell@(v.5)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ile@(v.5)微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oke@(v.5)抽煙;冒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ake@(v.5)蛇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ow@(v.4)下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ap@(v.4)用肥皂擦洗;向...灌迷魂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il@(v.4)弄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und@(v.5)聽起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ur@(v.4)使變酸;厭煩;變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ce@(v.5)隔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ak@(v.5)說;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ll@(v.5)拼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nd@(v.5)花費(錢或時間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on@(v.5)用匙舀;舀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rt@(v.5)炫耀;誇示;遊戲,;開玩笑,嘲弄;突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nd@(v.5)站住; 堅持; 面對; 承擔...任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r@(v.4)主演;表現出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rt@(v.5)開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te@(v.5)陳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tion@(v.7)駐紮,部署,配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y@(v.4)停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@(v.4)跨(步);踏(腳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ne@(v.5)用石頭鋪;用磨刀石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p@(v.4)停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re@(v.5)貯存;收存;供應;蓄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dy@(v.5)學習;讀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gar@(v.5)加糖於;粉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n@(v.3)曬,曝; 曬太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prise@(v.8)使驚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im@(v.4)游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il@(v.4)尾隨;盯梢;變少,縮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ke@(v.4)拿;帶;採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lk@(v.4)講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ste@(v.5)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ach@(v.5)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ll@(v.4)告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nk@(v.5)感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nk@(v.5)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ow@(v.5)投;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cket@(v.6)加標籤於;開違規罰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e@(v.3)綁;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@(v.4)記錄...的時間;使合拍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re@(v.4)疲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ol@(v.4)使用工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p@(v.3)向高處升;達到頂點;高出;超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@(v.5)總計,合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uch@(v.5)觸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y@(v.3)玩弄,戲耍;調情,調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in@(v.5)訓練,培養;瞄準; 接受訓練,鍛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p@(v.4)絆,絆倒;失足,犯錯誤;旅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ouble@(v.7)麻煩;煩惱;費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e@(v.4)配準,擺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y@(v.3)試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rn@(v.4)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stand@(v.10)了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@(v.2)提高;增加;舉起;突然站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@(v.3)利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ew@(v.4)察看;將...看成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sit@(v.5)訪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ice@(v.5)(用言語)表達,說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it@(v.4)等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lk@(v.4)走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ll@(v.4)用牆圍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nt@(v.4)想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@(v.3)戰爭,打仗;鬥爭;對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m@(v.4)使暖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sh@(v.4)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ste@(v.5)浪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tch@(v.5)注意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ter@(v.5)給...澆水;加水稀釋;流口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ar@(v.4)穿著, 磨損, 使力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ather@(v.7)經受到;使風化;褪色;損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ekend@(v.7)度週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igh@(v.5)稱...的重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lcome@(v.7)歡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le@(v.5)消磨(時光),輕鬆地度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l@(v.4)將;願,要;能;願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@(v.3)贏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d@(v.4)纏繞;包,裹;蜿蜒;迂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e@(v.4)喝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sh@(v.4)祝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d@(v.4)用言詞表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k@(v.4)工作; 運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m@(v.4)蠕動;潛行;鑽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ry@(v.5)擔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st@(v.5)最壞地,最惡劣地;最不利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ite@(v.5)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ong@(v.5)冤枉,委屈;無禮地對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ellow@(v.6)使變黃,使發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ero@(v.4)把...調整歸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@(v.3)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not@(v.6)不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@(v.2)構成否定句,疑問句,或強調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ve@(v.4)已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y@(v.3)可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t@(v.4)必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ed@(v.4)(用於疑問句和否定句)需要,必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ll@(v.5)將;應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l@(v.4)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out@(adv.5)在四周;在附近;大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ove@(adv.5)在上面;在上文;更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ross@(adv.6)橫過;寬;在對面;向對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ter@(adv.5)以後,之後;在後面,隨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ain@(adv.5)再一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o@(adv.3)以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head@(adv.5)在前;向前;預先;事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@(adv.3)完全地;(比分等)雙方相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most@(adv.6)幾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one@(adv.5)單獨地;獨自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ong@(adv.5)向前;一起;帶著;來到;去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ready@(adv.7)已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so@(adv.4)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ways@(adv.6)總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y@(adv.3)(用於疑問句,否定句,if子句中)少許,稍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ound@(adv.6)到處,四處;周圍,附近;環繞;大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@(adv.2)跟...一樣地,同樣地;如同;例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way@(adv.4)離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k@(adv.4)回原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fore@(adv.6)較早;以前;曾經;在前;向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hind@(adv.6)在背後;向背後;遲;落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low@(adv.5)在下面;到下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st@(adv.4)最好地;最適當地;最;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tter@(adv.6)更好地;更適當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tween@(adv.7)在中間;介乎兩者之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h@(adv.4)並;又;兩者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ight@(adv.6)明亮地;歡快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t@(adv.3)只,僅僅,才;絕對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y@(adv.2)經過;過去;在旁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an@(adv.5)完全地,全然地;乾淨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ar@(adv.5)清晰地,明瞭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se@(adv.5)接近,靠近地;緊密地,緊緊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ar@(adv.4)疼愛地;高價地,昂貴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ep@(adv.4)深深地;晚,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rect@(adv.6)筆直地;直接地;直達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wn@(adv.4)向下;下降;(境況)變差;減少,減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wnstairs@(adv.10)樓下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ch@(adv.4)各個(地);各自(地);每一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rly@(adv.5)早;提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st@(adv.4)向東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ither@(adv.6)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se@(adv.4)其他,另外;否則,要不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ough@(adv.6)足夠地;充分地;很,十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en@(adv.4)即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er@(adv.4)從來;曾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r@(adv.3)遠;遙遠地;久遠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st@(adv.4)快,迅速;緊緊地,牢固地;接近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e@(adv.4)細微地;精巧地;很好地;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rst@(adv.5)先,首先;第一;首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e@(adv.4)免費地;無約束地;鬆開著;脫開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od@(adv.4)(非正式) we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lf@(adv.4)部分地;相當地;一半地;幾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d@(adv.4)辛苦地;猛烈地;牢固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e@(adv.4)在這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gh@(adv.4)高;強烈地;高聲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e@(adv.4)在家;回家;到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w@(adv.3)如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@(adv.2)進;在裡頭;在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ide@(adv.6)在裡面;往裡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st@(adv.4)正好;剛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t@(adv.4)最後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e@(adv.4)遲到,來不及;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st@(adv.5)最小;最少;最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ft@(adv.4)在左邊;向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s@(adv.4)較小地,較少地;不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ght@(adv.5)輕地;輕裝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kely@(adv.6)很可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ttle@(adv.6)一點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g@(adv.4)長久地;始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ud@(adv.4)大聲地,響亮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w@(adv.3)低,向下地;低聲地;低價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ybe@(adv.5)可能;也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re@(adv.4)更多;另外;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st@(adv.4)最;最多;非常,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ch@(adv.4)非常;很;差不多,幾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ar@(adv.4)近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ver@(adv.5)永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xt@(adv.4)接下去,然後;下次;第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@(adv.2)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pe@(adv.4)(否定的答話)不是;沒有;不可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rth@(adv.5)向北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t@(adv.3)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w@(adv.3)現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.K.@(adv.4)尚可;挺好;對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f@(adv.3)脫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ten@(adv.5)常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K@(adv.2)尚可;挺好;對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kay@(adv.4)對,很好地;不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@(adv.2)繼續;向前;開著;;在進行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ce@(adv.4)一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ly@(adv.4)只,僅僅,才;不料;反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@(adv.3)在外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side@(adv.7)外面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@(adv.4)在上方;越過;過分,太;再一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t@(adv.4)過;經過;越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haps@(adv.7)或許;可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tty@(adv.6)十分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ick@(adv.5)快,迅速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ite@(adv.5)完全地;相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ght@(adv.5)向右地;馬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und@(adv.5)環繞地;循環地;在附近;逐一,挨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me@(adv.4)同樣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ond@(adv.6)居第二位;第二,其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rp@(adv.5)整(指時刻);銳利地;機警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nce@(adv.5)此後;之前,以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ow@(adv.4)慢慢地;遲遲地;慢了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all@(adv.5)小聲地;小小地,細小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@(adv.2)這麼;也如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metimes@(adv.9)有時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on@(adv.4)即刻;不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uth@(adv.5)向南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ll@(adv.5)仍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er@(adv.5)很;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e@(adv.4)的確;一定;當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t@(adv.4)那樣,那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n@(adv.4)當時;之後;那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re@(adv.5)在那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rd@(adv.5)第三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@(adv.4)這麼,這樣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ough@(adv.6)(一般放在句尾)然而,還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s@(adv.4)如此,這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day@(adv.5)今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gether@(adv.8)一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morrow@(adv.8)明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night@(adv.7)今夜;今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o@(adv.3)也是;過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e@(adv.4)準確地;真實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wice@(adv.5)兩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@(adv.5)在下面,在下方;從屬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@(adv.2)向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stairs@(adv.8)樓上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y@(adv.4)很;非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ll@(adv.4)很好地;充分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st@(adv.4)向西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en@(adv.4)何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ere@(adv.5)在哪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y@(adv.3)為什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de@(adv.4)張得(或開得)很大地;充分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se@(adv.5)更壞,更糟,更厲害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st@(adv.5)最壞地,最惡劣地;最不利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ong@(adv.5)錯誤地;邪惡地,不正當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eah@(adv.4)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es@(adv.3)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esterday@(adv.9)昨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et@(adv.3)尚未;但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out@(prep.5)大約;關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ove@(prep.5)在…之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ording to@(prep.12)根據;按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ross@(prep.6)橫越;穿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ter@(prep.5)在…之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ainst@(prep.7)反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ong@(prep.5)沿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ong@(prep.5)在...之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ound@(prep.6)差不多;環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@(prep.2)以…的身份；作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@(prep.2)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fore@(prep.6)在…之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hind@(prep.6)在…後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low@(prep.5)在…之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side@(prep.6)在...旁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tween@(prep.7)在…和…之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t@(prep.3)除...以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y@(prep.2)經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wn@(prep.4)向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ring@(prep.6)在…期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ept@(prep.6)除…之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epting@(prep.9)除...之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@(prep.3)為…做的;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om@(prep.4)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@(prep.2)在…之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ide@(prep.6)在…裡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o@(prep.4)進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s@(prep.4)減去;扣除;差..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ke@(prep.4)像;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ar@(prep.4)接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@(prep.2)…的，屬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f@(prep.3)離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@(prep.2)在…上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@(prep.3)通過...而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side@(prep.7)在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@(prep.4)在…之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t@(prep.4)走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und@(prep.5)圍繞,環繞;在...附近;大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nce@(prep.5)由於;自從...之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n@(prep.4)比; 超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ll@(prep.4)直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@(prep.2)到;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ward@(prep.6)向;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wards@(prep.7)向,朝;面對;將近;大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@(prep.5)在…下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l@(prep.5)直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@(prep.2)向...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th@(prep.4)跟...在一起;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ter@(conj.5)在...之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d@(conj.3)和；及；而；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@(conj.2)依照;當...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cause@(conj.7)因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fore@(conj.6)在...以前;與其...寧可;否則,要不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t@(conj.3)但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ither@(conj.6)或者(和or連用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@(conj.3)因為,由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f@(conj.2)如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r@(conj.3)亦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ce@(conj.4)一旦,一經...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ly@(conj.4)可是,不過;要不是,若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@(conj.2)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nce@(conj.5)自...以來;因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@(conj.2)因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n@(conj.4)比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t@(conj.4)以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ough@(conj.6)雖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ll@(conj.4)直到...為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l@(conj.5)直到...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en@(conj.4)當...時;既然;然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ere@(conj.5)在...處;到...的地方;...的地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ether@(conj.7)是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le@(conj.5)當...的時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et@(conj.3)然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t@(n.3)行動,法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tion@(n.6)動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tor@(n.5)男演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tress@(n.7)女演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ress@(n.7)地址; 演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ult@(n.5)成年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ternoon@(n.9)下午;午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e@(n.3)年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eement@(n.9)同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r@(n.3)空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rmail@(n.7)航空郵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rplane@(n.8)飛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rport@(n.7)飛機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@(n.3)全體,一切;全部財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ger@(n.5)生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imal@(n.6)動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swer@(n.6)答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@(n.3)螞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e@(n.3)大猩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le@(n.5)蘋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ril@(n.5)四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ea@(n.4)地區;面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m@(n.3)手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my@(n.4)軍隊;大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@(n.3)藝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gust@(n.6)八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nt@(n.4)姨媽;姑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ntie@(n.6)(aunt 的暱稱)伯母;嬸母;姑母;姨母;舅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nty@(n.5)(aunt 的暱稱)伯母;嬸母;姑母;姨母;舅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tumn@(n.6)秋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by@(n.4)嬰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k@(n.4)背部;後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g@(n.3)袋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ll@(n.4)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lloon@(n.7)汽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ana@(n.6)香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d@(n.4)樂團;樂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k@(n.4)銀行;堤;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@(n.3)棒,條;酒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r@(n.6)男理髮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e@(n.4)基;底;基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eball@(n.8)棒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ket@(n.6)籃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ketball@(n.10)籃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@(n.3)球棒;蝙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h@(n.4)洗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hroom@(n.8)廁所;浴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ch@(n.5)海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r@(n.4)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t@(n.4)敲打;敲擊聲;心跳聲;滴答聲;拍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uty@(n.6)美貌;美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d@(n.3)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e@(n.3)蜜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ll@(n.4)鈴;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st@(n.4)最好;最佳;最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tter@(n.6)(人或事物)較優者,較好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cycle@(n.7)腳踏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ke@(n.4)腳踏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d@(n.4)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th@(n.5)出生;起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t@(n.3)小片,;少量,一點點;片刻;位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te@(n.4)咬,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ack@(n.5)黑色;美國黑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ck@(n.5)街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od@(n.5)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w@(n.4)吹動,吹氣;強風;吹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ue@(n.4)藍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at@(n.4)小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dy@(n.4)身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ne@(n.4)骨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ok@(n.4)書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tom@(n.6)底部;屁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wl@(n.4)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x@(n.3)箱;盒;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y@(n.3)男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ad@(n.5)麵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ak@(n.5)暫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akfast@(n.9)早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idge@(n.6)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ther@(n.7)兄;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wn@(n.5)棕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ck@(n.4)雄性動物(鹿、羊或兔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g@(n.3)小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ilding@(n.8)建築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s@(n.3)公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tter@(n.6)奶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tterfly@(n.9)蝴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y@(n.3)購買;便宜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ye@(n.3)次要的東西;(體育比賽中)輪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b@(n.3)計程車;出租馬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ge@(n.4)鳥籠;獸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ke@(n.4)蛋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l@(n.4)呼叫;請求;通話;(紙牌)叫牌;判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el@(n.5)駱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era@(n.6)照相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@(n.4)營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@(n.3)罐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dy@(n.5)糖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@(n.3)無邊便帽;蓋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@(n.3)汽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@(n.4)卡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@(n.4)看護;保護;照料;管理;關懷;小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se@(n.4)盒子;案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@(n.3)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ch@(n.5)抓住,捕捉;接球;把手;圈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use@(n.5)原因;理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@(n.4)分(錢幣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er@(n.6)中心(點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nce@(n.6)機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t@(n.5)圖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se@(n.5)追逐;追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@(n.5)支票;買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ck@(n.5)小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cken@(n.7)雞;雞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ef@(n.5)首領;長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ld@(n.5)小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ristmas@(n.9)耶誕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urch@(n.6)教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ty@(n.4)都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s@(n.5)階級;班級;上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an@(n.5)打掃;去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mb@(n.5)攀登,攀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ck@(n.5)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se@(n.5)結束,終止;(金融)收盤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ud@(n.5)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ast@(n.5)海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at@(n.4)外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coa@(n.5)可可粉;可可樹;可可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ffee@(n.6)咖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ke@(n.4)可口可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a@(n.4)可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d@(n.4)感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or@(n.5)顏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on@(n.6)公共用地,公有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ok@(n.4)廚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okie@(n.6)餅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oky@(n.5)cook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ol@(n.4)涼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p@(n.3)警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n@(n.4)玉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@(n.4)費用;成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@(n.5)計數;計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ry@(n.7)國家;鄉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rse@(n.6)課程;科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ver@(n.5)封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w@(n.3)母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wboy@(n.6)牛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@(n.4)鴉,烏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y@(n.3)叫喊;呼叫;(一陣)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b@(n.3)幼鯨;牛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p@(n.3)杯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t@(n.3)傷口;刻痕;削減;近路;曠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d@(n.3)父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ddy@(n.5)父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nce@(n.5)舞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ncer@(n.6)舞蹈演員;舞蹈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nger@(n.6)危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rk@(n.4)黑暗,暗處;曖昧;隱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e@(n.4)日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ughter@(n.8)女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y@(n.3)白天;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al@(n.4)交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ar@(n.4)(常作稱呼)親愛的(人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ath@(n.5)死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cember@(n.8)十二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er@(n.4)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k@(n.4)書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g@(n.3)刺,戳,碰;挖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nner@(n.6)晚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h@(n.4)盤子;一盤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g@(n.3)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ll@(n.4)洋娃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llar@(n.6)美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r@(n.4)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ve@(n.4)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wn@(n.4)下降;蕭條;絨毛;有草丘陵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wnstairs@(n.10)樓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zen@(n.5)一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w@(n.4)平局;平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eam@(n.5)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ink@(n.5)飲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inking@(n.8)喝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ive@(n.5)兜風;車程;幹勁;比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iver@(n.6)司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ck@(n.4)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ckling@(n.8)小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gle@(n.5)老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r@(n.3)耳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rth@(n.5)地球;土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se@(n.4)容易;不費力;舒適;悠閒,放鬆,緩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st@(n.4)東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dge@(n.4)邊緣;優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gg@(n.3)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ight@(n.5)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ighteen@(n.8)十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ighty@(n.6)八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phant@(n.8)大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ven@(n.6)十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d@(n.3)盡頭;結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glish@(n.7)英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ough@(n.6)足夠,充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qual@(n.5)相等的事物;相等的數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ening@(n.7)傍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am@(n.4)考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amination@(n.11)檢查,調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ample@(n.7)例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ye@(n.3)眼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ce@(n.4)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ct@(n.4)事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ctory@(n.7)工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ll@(n.4)秋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mily@(n.6)家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rm@(n.4)農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rmer@(n.6)農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t@(n.3)(動,植物)脂肪;油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ther@(n.6)父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ar@(n.4)懼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bruary@(n.8)二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ed@(n.4)(動物或嬰兒的)一餐;飼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el@(n.4)觸覺;手感;觸,摸;感覺,氣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eling@(n.7)感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elings@(n.8)感覺,觸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fteen@(n.7)十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fty@(n.5)五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ght@(n.5)打架;戰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l@(n.4)填滿的量;裝填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al@(n.5)決賽;期末考;(當日報紙的)末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d@(n.4)發現;發現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e@(n.4)好天氣; 罰金,罰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ger@(n.6)手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ish@(n.6)結束;(傢具等)末道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re@(n.4)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rst@(n.5)第一;第一個;第一名;優等;開始;開始時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sh@(n.4)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ve@(n.4)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oor@(n.5)地板;樓;室內地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ower@(n.6)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y@(n.3)蒼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g@(n.3)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d@(n.4)食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@(n.4)腳;一尺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ce@(n.5)力量;暴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est@(n.6)森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k@(n.4)叉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ty@(n.5)四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ur@(n.4)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urteen@(n.8)十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iday@(n.6)星期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iend@(n.6)朋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og@(n.4)青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ont@(n.5)前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uit@(n.5)水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@(n.3)樂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me@(n.4)比賽;遊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rden@(n.6)花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host@(n.5)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ift@(n.4)禮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irl@(n.4)女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ass@(n.5)玻璃杯;玻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asses@(n.7)眼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@(n.2)輪到的機會;嘗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d@(n.3)上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ddess@(n.7)女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ld@(n.4)黃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od@(n.4)利益;好處;優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od-by@(n.7)告別,再見,道別的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od-bye@(n.8)告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ose@(n.5)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ndchild@(n.10)孫子;孫女;外孫;外孫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nddaughter@(n.13)孫女;外孫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ndfather@(n.11)祖父;外祖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ndma@(n.7)祖母;外祖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ndmother@(n.11)祖母;外祖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ndpa@(n.7)祖父;外祖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ndson@(n.8)孫子;外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ss@(n.5)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y@(n.4)灰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at@(n.5)偉人們,大人物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en@(n.5)綠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y@(n.4)灰色;暗淡的光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und@(n.6)地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up@(n.5)一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ess@(n.5)猜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est@(n.5)客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ide@(n.5)嚮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n@(n.3)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ir@(n.4)頭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ircut@(n.7)理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lf@(n.4)一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m@(n.3)火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nd@(n.4)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t@(n.3)帽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te@(n.4)仇恨,憎恨;厭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d@(n.4)頭;首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lth@(n.6)健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rt@(n.5)心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t@(n.4)熱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lo@(n.5)表示問候的叫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p@(n.4)幫助;幫手,助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e@(n.4)這裡;今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gh@(n.4)高水準;高峰;天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ll@(n.4)丘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story@(n.7)歷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t@(n.3)打擊;成功而風行一時的事物;安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ld@(n.4)抓住,握住;延遲;延期;耽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le@(n.4)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liday@(n.7)假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e@(n.4)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ework@(n.8)家庭作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pe@(n.4)希望,期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se@(n.5)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ur@(n.4)小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use@(n.5)房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an@(n.5)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ndred@(n.7)一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rt@(n.4)(精神上的)創傷;傷;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sband@(n.7)丈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ce@(n.3)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ea@(n.4)主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h@(n.4)英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ide@(n.6)內部,裡面;內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est@(n.8)興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on@(n.4)鐵;熨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nuary@(n.7)一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b@(n.3)職業;工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in@(n.4)接合點;接連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ke@(n.4)笑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y@(n.3)歡喜;樂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ice@(n.5)果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ly@(n.4)七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mp@(n.4)跳躍;暴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e@(n.4)六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eep@(n.4)生活費,生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eeper@(n.6)保管人;守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ey@(n.3)鑰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ck@(n.4)踢;反衝,後座力;刺激,快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d@(n.3)小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ll@(n.4)獵獲物;屠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nd@(n.4)種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ng@(n.4)國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ss@(n.4)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tchen@(n.7)廚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te@(n.4)風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tten@(n.6)小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tty@(n.5)小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ee@(n.4)膝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ife@(n.5)刀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ck@(n.4)缺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dy@(n.4)淑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ke@(n.4)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mb@(n.4)小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mp@(n.4)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nd@(n.4)陸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t@(n.4)最後的人(或東西);最後;上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ugh@(n.5)笑,笑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w@(n.3)法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der@(n.6)領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f@(n.4)樹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ve@(n.5)准假;休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ft@(n.4)左,左邊;激進分子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g@(n.3)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son@(n.6)課;教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tter@(n.6)信;字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vel@(n.5)水平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e@(n.3)謊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fe@(n.4)人生;生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ft@(n.4)提,吊,升;鼓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ght@(n.5)光線;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ke@(n.4)愛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ly@(n.4)百合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e@(n.4)線;隊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on@(n.4)獅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p@(n.3)嘴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st@(n.4)單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ttle@(n.6)沒有多少;短時間;短距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ok@(n.4)看;瞥;臉色;眼神;表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t@(n.3)很多,多數;一批;一塊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ve@(n.4)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w@(n.3)低水平,低點;;低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nch@(n.5)午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ncheon@(n.8)午餐,(正式的)午餐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@(n.2)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chine@(n.7)機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l@(n.4)信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ma@(n.4)(兒語)媽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mma@(n.5)mam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@(n.3)男人; 人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p@(n.3)地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ket@(n.6)市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ter@(n.6)主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ter@(n.6)事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y@(n.3)五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t@(n.4)肉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et@(n.4)集會;競賽大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ddle@(n.6)中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le@(n.4)英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lk@(n.4)牛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d@(n.4)心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ute@(n.6)分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s@(n.4)少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take@(n.7)錯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ter@(n.6)先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m@(n.3)母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ment@(n.6)片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mmy@(n.5)母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day@(n.6)星期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ey@(n.5)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key@(n.6)猴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th@(n.5)月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on@(n.4)月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rning@(n.7)早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ther@(n.6)母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untain@(n.8)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use@(n.5)老鼠; 滑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uth@(n.5)嘴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vement@(n.8)動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vie@(n.5)電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d@(n.3)泥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g@(n.3)(有柄)大杯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mmy@(n.5)木乃伊;(兒語)媽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ic@(n.5)音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t@(n.4)必須做的事;不可少的事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me@(n.4)名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tion@(n.6)國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ture@(n.6)自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ck@(n.4)脖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ed@(n.4)需要;需求;貧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ws@(n.4)新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wspaper@(n.9)報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ght@(n.5)夜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ne@(n.4)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neteen@(n.8)十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nety@(n.6)九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@(n.2)不;沒有;拒絕;反對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ise@(n.5)噪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on@(n.4)中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rth@(n.5)北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se@(n.4)鼻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te@(n.4)筆記;音符;記錄;便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thing@(n.7)無事;無物;沒什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tice@(n.6)注意;通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vember@(n.8)十一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w@(n.3)現在,目前,此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mber@(n.6)號碼;數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rse@(n.5)護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.K.@(n.4)認可,批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cean@(n.5)海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'clock@(n.7)點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ctober@(n.7)十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fice@(n.6)辦公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ficer@(n.7)軍官;官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il@(n.3)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K@(n.2)認可,批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kay@(n.4)同意;批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ce@(n.4)一次,一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e@(n.3)一;一個人;一件事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en@(n.4)戶外,野外;曠野,空地;公開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ange@(n.6)柳橙;橙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der@(n.5)定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@(n.3)託辭;(棒球等)出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side@(n.7)外面,外部;外側;外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@(n.2)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ge@(n.4)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int@(n.5)油漆,塗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ir@(n.4)一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ts@(n.5)褲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a@(n.4)爸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er@(n.5)紙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ent@(n.6)雙親之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k@(n.4)公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@(n.4)部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y@(n.5)派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s@(n.4)通行證;護照;及格;傳球動作;山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t@(n.4)過去,昔日;往事;經歷;過去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yment@(n.7)支付,付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n@(n.3)原子筆;墨水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ncil@(n.6)鉛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ople@(n.6)人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on@(n.6)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t@(n.3)寵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ano@(n.5)鋼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cture@(n.7)圖畫;照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e@(n.3)派(食品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ece@(n.5)件;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g@(n.3)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@(n.5)地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@(n.4)計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e@(n.5)飛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t@(n.5)植物,農作物;工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y@(n.4)遊戲;戲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yer@(n.6)遊戲者;運動者;表演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yground@(n.10)遊樂場;運動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cket@(n.6)口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etry@(n.6)詩,詩歌,韻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int@(n.5)點;要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ice@(n.6)警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iceman@(n.9)警察,警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nd@(n.4)池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ol@(n.4)水池;美式撞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p@(n.3)砰的一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pcorn@(n.7)爆米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ition@(n.8)位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wer@(n.5)權力;動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actice@(n.8)練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ce@(n.5)價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nt@(n.5)圖片印刷品;出版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blem@(n.7)問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blic@(n.6)公眾,民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l@(n.4)拉,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rple@(n.6)紫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rpose@(n.7)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sh@(n.4)推;推進;奮發;緊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en@(n.5)皇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stion@(n.8)問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iet@(n.5)安靜;寂靜;安穩;和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ce@(n.4)競賽;(生物的)種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dio@(n.5)收音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ilroad@(n.8)鐵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in@(n.4)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inbow@(n.7)彩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ise@(n.5)加薪;賭注加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t@(n.3)老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ch@(n.5)可及之範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son@(n.6)理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d@(n.3)紅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ort@(n.6)報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t@(n.4)休息;靜止;安息;休止符;其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turn@(n.6)回答;收益;利息;來回票;退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ce@(n.4)稻米;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de@(n.4)搭乘;兜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ght@(n.5)公理;權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ng@(n.4)指環;鈴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se@(n.4)(數量,程度等)增加,上漲;上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ver@(n.5)河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ad@(n.4)道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bot@(n.5)機器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ck@(n.4)岩石;搖滾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of@(n.4)屋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om@(n.4)房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oster@(n.7)雄雞;狂妄自負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ot@(n.4)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pe@(n.4)粗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e@(n.4)玫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und@(n.5)一輪,一回合,一場,一局;圓形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w@(n.3)行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@(n.3)摩擦,擦;阻難;疑難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ber@(n.6)橡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le@(n.4)規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fe@(n.4)保險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il@(n.4)帆,篷;帆狀物;船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e@(n.4)售賣;賤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t@(n.4)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d@(n.4)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turday@(n.8)星期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w@(n.3)鋸子;鋸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re@(n.5)驚恐;驚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ene@(n.5)景色;場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ool@(n.6)學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a@(n.3)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ason@(n.6)季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at@(n.4)座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ond@(n.6)第二;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ed@(n.4)種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esaw@(n.6)蹺蹺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lf@(n.4)自身,自己;自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se@(n.5)感官;官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tence@(n.8)句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ptember@(n.9)九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rvice@(n.7)服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@(n.3)套;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ven@(n.5)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venteen@(n.9)十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venty@(n.7)七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ke@(n.5)搖動;奶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pe@(n.5)形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rk@(n.5)鯊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eep@(n.5)綿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eet@(n.5)一張(紙);床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ine@(n.5)光,光亮;光澤;擦亮;陽光,晴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ip@(n.4)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irt@(n.5)襯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e@(n.4)鞋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p@(n.4)商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re@(n.5)岸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t@(n.4)射擊,開槍;投籃;拍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ulder@(n.8)肩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ut@(n.5)呼喊;喊叫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w@(n.4)展覽;電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de@(n.4)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ght@(n.5)視力;景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ver@(n.6)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nger@(n.6)歌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r@(n.3)先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ster@(n.6)姊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x@(n.3)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xteen@(n.7)十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xty@(n.5)六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ze@(n.4)大小;尺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ill@(n.5)技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in@(n.4)皮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y@(n.3)天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eep@(n.5)睡眠;死亡;冬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all@(n.5)細小的部分;小件物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ell@(n.5)氣味;香味;臭味;嗅覺;一嗅,一聞;少許;跡象,影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ile@(n.5)微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oke@(n.5)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ake@(n.5)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ow@(n.4)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ap@(n.4)肥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da@(n.4)蘇打;汽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fa@(n.4)沙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il@(n.4)土,泥土,土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meone@(n.7)某人;有名氣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mething@(n.9)某人;某事;重要的人(或事物)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n@(n.3)兒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ng@(n.4)歌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ul@(n.4)靈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und@(n.5)聲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up@(n.4)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ur@(n.4)酸味;酸的東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uth@(n.5)南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ce@(n.5)空位;太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ech@(n.6)言論;演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on@(n.5)湯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rt@(n.5)消遣;運動;突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ir@(n.5)梯級;樓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nd@(n.5)攤子;停止,站立； 立場;態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r@(n.4)星星;明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rt@(n.5)出發;開端;啟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te@(n.5)狀態；美國的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tement@(n.9)陳述,說明;結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tion@(n.7)車站;場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y@(n.4)停留,逗留;停止;延後;持續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@(n.4)步;臺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ne@(n.5)石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p@(n.4)車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re@(n.5)商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ry@(n.5)故事;樓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eet@(n.6)街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dent@(n.7)學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dy@(n.5)書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gar@(n.5)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mmer@(n.6)夏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n@(n.3)太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nday@(n.6)星期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per@(n.6)晚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prise@(n.8)意外之事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eet@(n.5)(餐後的)甜點;(用作稱呼語)親愛的,寶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im@(n.4)游泳;暈眩,眼花;潮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ble@(n.5)桌子;表,目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il@(n.4)尾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le@(n.4)故事,傳說;謊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lk@(n.4)談話;交談;空話;話題;談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ste@(n.5)味道,滋味;體驗;風雅;得體;興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xi@(n.4)計程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xicab@(n.7)計程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a@(n.3)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acher@(n.7)老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n@(n.3)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nk@(n.5)感謝;謝意;謝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n@(n.4)那時,當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re@(n.5)那個地方,那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ng@(n.5)事物;東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rd@(n.5)第三;三分之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rteen@(n.8)十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rty@(n.6)三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ought@(n.7)思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ousand@(n.8)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ee@(n.5)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ow@(n.5)投擲;披巾;(沙發等的)罩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rsday@(n.8)星期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cket@(n.6)票;罰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e@(n.3)結;領帶;平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ger@(n.5)老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@(n.4)時間;次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re@(n.4)輪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day@(n.5)今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morrow@(n.8)明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ne@(n.4)音色,音調;色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night@(n.7)今夜;今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ol@(n.4)工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p@(n.3)頂部; 陀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@(n.5)總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uch@(n.5)觸,碰;接觸;潤色;特長,才能;少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wn@(n.4)城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y@(n.3)玩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in@(n.5)火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e@(n.4)樹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p@(n.4)旅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ouble@(n.7)麻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y@(n.3)嘗試;努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-shirt@(n.7)短袖圓領運動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esday@(n.7)星期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rn@(n.4)輪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welve@(n.6)十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wenty@(n.6)二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wo@(n.3)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cle@(n.5)叔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t@(n.4)單位;單元;組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@(n.2)上升;走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stairs@(n.8)樓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@(n.3)用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getable@(n.9)蔬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ew@(n.4)視力;視野;看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sit@(n.5)訪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ice@(n.5)(人的)聲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it@(n.4)等待;等待的時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lk@(n.4)散步;人行道;四壞球保送上一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ll@(n.4)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nt@(n.4)需要的東西;必需品;缺乏;匱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@(n.3)戰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m@(n.4)暖和的地方;取暖,加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ming@(n.7)暖和；加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sh@(n.4)洗,洗滌;要洗的(洗好的)衣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ste@(n.5)浪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tch@(n.5)手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ter@(n.5)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y@(n.3)方法;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ar@(n.4)穿;戴;佩;磨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ather@(n.7)天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dding@(n.7)婚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dnesday@(n.9)星期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ek@(n.4)星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ekend@(n.7)周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ight@(n.6)重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lcome@(n.7)歡迎,款待;歡迎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ll@(n.4)井,水井;採光井;通風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st@(n.4)西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ere@(n.5)哪裡,何處; 地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le@(n.5)一會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te@(n.5)白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ole@(n.5)全部,全體;整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y@(n.3)原因,理由;難解的問題,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de@(n.4)歪球,壞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fe@(n.4)妻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l@(n.4)意志;決心;遺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@(n.3)獲勝,成功,贏;贏得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d@(n.4)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dow@(n.6)窗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e@(n.4)葡萄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ter@(n.6)冬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sh@(n.4)希望,願望;祝福,祈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man@(n.5)女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od@(n.4)木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d@(n.4)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k@(n.4)工作,作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ker@(n.6)工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ld@(n.5)世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m@(n.4)蠕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ry@(n.5)煩惱;焦慮;擔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se@(n.5)更糟的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st@(n.5)最壞者;最壞的部分;最壞的情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iter@(n.6)作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ong@(n.5)錯誤;不道德;違法,犯罪;壞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mas@(n.4)耶誕節 (=Christmas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am@(n.3)山芋類植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ear@(n.4)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ellow@(n.6)黃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es@(n.3)肯定的回答,同意;贊成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esterday@(n.9)昨天;往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oung@(n.5)青年們;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ero@(n.4)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oo@(n.3)動物園</text:p>
          </table:table-cell>
          <table:table-cell table:number-columns-repeated="1023"/>
        </table:table-row>
        <table:table-row table:style-name="ro2" table:number-rows-repeated="10469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級" table:style-name="ta4">
        <office:forms form:automatic-focus="false" form:apply-design-mode="false"/>
        <table:table-column table:style-name="co6" table:default-cell-style-name="ce2"/>
        <table:table-column table:style-name="co2" table:number-columns-repeated="1023" table:default-cell-style-name="Default"/>
        <table:table-row table:style-name="ro2">
          <table:table-cell office:value-type="string" calcext:value-type="string">
            <text:p>absent@(adj.6)缺席的,不在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tive@(adj.6)活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ike@(adj.5)相似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ive@(adj.5)活著的;活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cient@(adj.7)古代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leep@(adj.6)睡著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kward@(adj.8)向後的;落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lievable@(adj.10)可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tter@(adj.6)苦的;嚴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ank@(adj.5)空白的;空的,無內容的;茫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ind@(adj.5)瞎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ody@(adj.6)流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ny@(adj.4)骨的;似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ief@(adj.5)短暫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ad@(adj.5)寬廣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m@(adj.4)寧靜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ral@(adj.7)中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ap@(adj.5)便宜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mical@(adj.8)化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ldish@(adj.8)幼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ldlike@(adj.9)天真爛漫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ice@(adj.6)上等的,精選的;挑三揀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sic@(adj.7)典型的;古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ver@(adj.6)聰明伶俐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udy@(adj.6)多雲的;陰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orful@(adj.8)富有色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fortable@(adj.11)舒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te@(adj.8)完整的；徹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venient@(adj.10)方便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ly@(adj.6)昂貴的;代價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zy@(adj.5)古怪的;著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m@(adj.5)奶油色的,淡黃色的,乳黃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el@(adj.5)殘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ious@(adj.7)好奇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ily@(adj.5)每日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ngerous@(adj.9)危險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af@(adj.4)聾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icious@(adj.9)好吃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honest@(adj.9)不誠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ant@(adj.7)遠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zzy@(adj.5)暈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uble@(adj.6)雙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wntown@(adj.8)城市商業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ll@(adj.4)晦暗的;無光澤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mb@(adj.4)愚笨的;啞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stern@(adj.7)東方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ffective@(adj.9)有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der@(adj.5)年紀較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ct@(adj.5)選定的,當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tire@(adj.6)全部的,整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act@(adj.5)確切的,精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ellent@(adj.9)非常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ensive@(adj.9)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ert@(adj.6)熟練的,老練的;專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ress@(adj.7)快遞的,快運的;明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ra@(adj.5)額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ir@(adj.4)公平的;美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mous@(adj.6)著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vorite@(adj.8)最喜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arful@(adj.7)可怕的;害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male@(adj.6)女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rm@(adj.4)牢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t@(adj.3)適合的;恰當的;相稱的;能勝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t@(adj.4)平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ggy@(adj.5)有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llowing@(adj.9)接著的,其次的;下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lish@(adj.7)愚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mal@(adj.6)正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mer@(adj.6)前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ward@(adj.7)前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nk@(adj.5)坦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iendly@(adj.8)友善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rther@(adj.7)較遠的;另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ture@(adj.6)未來的,將來的;將來(時)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erous@(adj.8)慷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le@(adj.6)溫柔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iant@(adj.5)巨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lden@(adj.6)金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ssy@(adj.6)長滿草的;似草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edy@(adj.6)貪心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ndsome@(adj.8)英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teful@(adj.7)可恨的;充滿憎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lthy@(adj.7)健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pful@(adj.7)有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esick@(adj.8)想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nest@(adj.6)誠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ble@(adj.6)謙恭的;微賤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id@(adj.5)潮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ll@(adj.3)生病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ependent@(adj.11)獨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tant@(adj.7)即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national@(adj.13)國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int@(adj.5)接頭;連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icy@(adj.5)多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est@(adj.6)最新的;最近的;最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gal@(adj.5)合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cal@(adj.5)本地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e@(adj.4)孤單的;無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ely@(adj.6)寂寞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vely@(adj.6)動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gic@(adj.5)不可思議的;有魔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n@(adj.4)最主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@(adj.4)男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surable@(adj.10)可測量的;可預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litary@(adj.8)軍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us@(adj.5)負的,減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ern@(adj.6)現代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vable@(adj.7)可動的,可移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ked@(adj.5)裸體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ow@(adj.6)窄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tional@(adj.8)國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tural@(adj.7)天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ughty@(adj.7)頑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arby@(adj.6)附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at@(adj.4)整潔的;整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cessary@(adj.9)需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gative@(adj.8)否定的;負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ither@(adj.7)兩者都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rthern@(adj.8)北方的;向北方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vel@(adj.5)新的,新穎的,新奇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ficial@(adj.8)官方的,法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dinary@(adj.8)平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seas@(adj.8)國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inful@(adj.7)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ular@(adj.10)特殊的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ient@(adj.7)有耐心的,能忍受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aceful@(adj.8)寧靜的;和平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fect@(adj.7)完美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onal@(adj.8)個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k@(adj.4)粉紅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in@(adj.5)簡樸的;清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yful@(adj.7)愛玩耍的;開玩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easant@(adj.8)愉快的;美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us@(adj.4)正的;外加的;有益的;陽性的;正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ite@(adj.6)有禮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pular@(adj.7)流行的;受歡迎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itive@(adj.8)正面的;確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werful@(adj.8)強有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sent@(adj.7)出席的;當前的;現在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ncipal@(adj.9)主要的,首要的;資本的,本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vate@(adj.7)私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ud@(adj.5)感光榮的;驕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iny@(adj.5)下雨的;多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pid@(adj.5)迅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re@(adj.4)罕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ent@(adj.6)最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ular@(adj.7)通常的;定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ponsible@(adj.11)負責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cky@(adj.5)岩石的;多岩石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yal@(adj.5)皇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de@(adj.4)無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ty@(adj.5)有鹽分的;鹹味濃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ret@(adj.6)神祕的,奧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lect@(adj.6)精選的;卓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parate@(adj.8)單獨的,個別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rious@(adj.7)嚴肅的;嚴重的;認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cked@(adj.7)震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nt@(adj.6)寂靜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milar@(adj.7)相似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ngle@(adj.6)單一的;獨身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illed@(adj.7)熟練的;有技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illful@(adj.8)有技術的, 熟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inny@(adj.6)很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eepy@(adj.6)想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ender@(adj.7)纖細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im@(adj.4)細長的;微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owy@(adj.5)似雪的;多雪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cial@(adj.6)社會的;交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uthern@(adj.8)南方的;向南方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are@(adj.6)正方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ndard@(adj.8)一般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ight@(adj.8)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ct@(adj.6)嚴謹的,精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ccessful@(adj.10)成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dden@(adj.6)突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nny@(adj.5)晴朗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lkative@(adj.9)好說話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sty@(adj.5)高雅的;大方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enage@(adj.7)十幾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rrible@(adj.8)可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rrific@(adj.8)非常好的;可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ck@(adj.5)粗的;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n@(adj.4)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rsty@(adj.7)口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ditional@(adj.11)傳統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gly@(adj.4)醜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form@(adj.7)相同的,一致的;不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per@(adj.5)較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d@(adj.4)習慣於; 舊的;用舊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ual@(adj.5)例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deo@(adj.5)電視的;電視影像的;錄影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stern@(adj.7)西方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t@(adj.3)潮溼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atever@(adj.8)無論怎麼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d@(adj.4)野生的;無法無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ling@(adj.7)願意的,樂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dy@(adj.5)多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se@(adj.4)有智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nderful@(adj.9)很棒的;奇妙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oden@(adj.6)木製的;僵硬的;笨拙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ent@(v.6)缺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ept@(v.6)接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vance@(v.7)推進;提升;貸(款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d@(v.3)有助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m@(v.3)瞄準,對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arm@(v.5)向...報警;使驚慌不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ount@(v.6)合計,共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ly@(v.5)塗,敷;應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gue@(v.5)爭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m@(v.3)用武器裝備;提供,配備; 武裝起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nge@(v.7)排列;整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est@(v.6)逮捕;拘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ive@(v.6)到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ack@(v.6)進攻;襲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end@(v.6)出席,參加;照料;伴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oid@(v.5)避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by-sit@(v.8)當臨時保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ke@(v.4)烘;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cue@(v.8)(在戶外)烤,炙(肉類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k@(v.4)狗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le@(v.6)與...作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BQ@(v.3)烤肉 barbec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d@(v.4)用珠裝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r@(v.4)承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ep@(v.4)作嗶嗶聲;吹警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g@(v.3)乞討;懇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lt@(v.4)用皮帶抽打;環繞;猛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nd@(v.4)折彎;轉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t@(v.3)以(錢;物等)打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ll@(v.4)記入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nd@(v.4)捆;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ind@(v.5)使看不見,使失明;使失去理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ard@(v.5)上車;上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il@(v.4)(水等)沸騰;開;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mb@(v.4)轟炸,投彈;慘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rrow@(v.6)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ss@(v.4)指揮;作威作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her@(v.6)煩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tle@(v.6)把...裝入瓶中;約束,抑制(感情);隱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w@(v.3)鞠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nch@(v.6)出枝;分支;分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nd@(v.5)印...商標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ief@(v.5)簡報;作...的提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adcast@(v.9)廣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ush@(v.5)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rn@(v.4)燒;燙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rst@(v.5)爆開;闖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tton@(v.6)扣鈕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ble@(v.5)發越洋電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m@(v.4)變安靜;使鎮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cel@(v.6)取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pet@(v.6)在...上鋪地毯;斥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t@(v.4)用運貨車裝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toon@(v.7)畫漫畫;畫草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sh@(v.4)兌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ve@(v.4)塌落,倒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lk@(v.5)使變白;畫出...的草圖;規劃;記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nge@(v.6)改變;更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ge@(v.6)索價;充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at@(v.5)欺騙;作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ose@(v.6)選擇;挑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cle@(v.6)畫圓圈;圈出;盤旋;流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im@(v.5)聲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p@(v.4)拍(手);鼓(掌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w@(v.4)用爪子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the@(v.6)給...穿衣;為...提供衣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wn@(v.5)開玩笑;裝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ub@(v.4)募集;捐獻;集資;聯合起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ach@(v.5)訓練,指導,輔導;乘馬車旅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in@(v.4)鑄造(貨幣);創造,杜撰(新詞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ect@(v.7)收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b@(v.4)用梳子梳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re@(v.7)比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ain@(v.8)抱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te@(v.8)完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irm@(v.7)確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lict@(v.8)矛盾,衝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ider@(v.8)考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act@(v.7)接觸;聯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ain@(v.7)包含;容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rol@(v.7)控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py@(v.4)拷貝;抄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gh@(v.5)咳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ple@(v.6)連接;結合;成婚;交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rt@(v.5)向...獻殷勤;追求;引誘;求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ne@(v.5)伸(頸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te@(v.6)創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p@(v.4)收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ss@(v.5)越過;渡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@(v.4)得意洋洋,幸災樂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@(v.5)擠滿;聚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e@(v.4)治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tain@(v.7)(用簾子)遮掉,隔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mage@(v.6)損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wn@(v.4)破曉, 頓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bate@(v.6)辯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corate@(v.8)佈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ay@(v.5)延緩;使延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iver@(v.7)遞送;發表,講;給……接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ny@(v.4)否定,否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pend@(v.6)依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be@(v.8)描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ert@(v.6)遺棄;離棄;逃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ign@(v.6)設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ire@(v.6)渴望;要求;想與...發生性關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tect@(v.6)查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velop@(v.7)發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l@(v.4)撥(電話號碼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agree@(v.8)不一致,不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appear@(v.9)消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uss@(v.7)討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play@(v.7)陳列;展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ance@(v.8)使疏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vide@(v.6)分開;除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t@(v.3)點綴; 打點,加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uble@(v.6)加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ubt@(v.5)懷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g@(v.4)拉,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ess@(v.5)穿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op@(v.4)(使)滴落;丟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ug@(v.4)使服麻醉藥;使服毒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um@(v.4)打鼓;咚咚地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ll@(v.4)弄鈍;使不活躍;減少;減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rn@(v.4)賺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ffect@(v.6)造成;招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ct@(v.5)選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courage@(v.9)鼓勵;助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joy@(v.5)喜歡;享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ite@(v.6)使興奮;使激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use@(v.6)原諒;借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ercise@(v.8)鍛鍊;操練;練習;運用,行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ist@(v.5)存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ect@(v.6)期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erience@(v.10)經歷;感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lain@(v.7)解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ress@(v.7)表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il@(v.4)失敗;不及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ult@(v.5)挑...的毛病;產生斷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vor@(v.5)支持,擁護;有利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nce@(v.5)用柵(或籬)圍起來;防護;保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gure@(v.6)估計;描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m@(v.4)把...拍成電影;生薄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rm@(v.4)使穩固;使牢固;變堅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t@(v.3)合身;適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x@(v.3)修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g@(v.4)打旗號表示;衰退,低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sh@(v.5)使閃光;使閃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t@(v.4)使變平;降半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ood@(v.5)淹沒;使泛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our@(v.5)撒粉於;把...磨成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ow@(v.4)(河水等)流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ute@(v.5)用長笛奏(樂曲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cus@(v.5)集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l@(v.4)愚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give@(v.7)原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m@(v.4)形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ward@(v.7)轉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ighten@(v.8)害怕;吃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ction@(v.8)起作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rther@(v.7)更遠地;進一步地;促進;助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in@(v.4)得到;增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rage@(v.6)把(汽車等)送入車庫(或修理廠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ther@(v.6)集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ue@(v.4)黏住;緊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lf@(v.4)打高爾夫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vern@(v.6)統治;管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de@(v.5)將...分等級;將...分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et@(v.5)問候;致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ard@(v.5)保衛;看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mmer@(v.6)敲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ndle@(v.6)處理;搬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ng@(v.4)把…掛起;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de@(v.4)躲;隱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re@(v.4)雇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p@(v.3)單足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@(v.3)哼曲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ble@(v.6)使謙卑;使威信掃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nt@(v.4)追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rry@(v.5)趕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gnore@(v.6)不理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agine@(v.7)想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rove@(v.7)改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lude@(v.7)包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rease@(v.8)增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icate@(v.8)指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luence@(v.9)影響,感化;左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k@(v.3)用墨水寫;簽署;簽訂(合同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ist@(v.6)堅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tance@(v.8)舉...為例;引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iew@(v.9)面談;採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roduce@(v.9)介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ent@(v.6)發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ite@(v.6)邀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m@(v.3)擠;夾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zz@(v.4)使活潑;奏爵士樂;遊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g@(v.3)慢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int@(v.5)連接,接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dge@(v.5)判斷;審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ock@(v.5)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nd@(v.4)出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ck@(v.4)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mit@(v.5)限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k@(v.4)聯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cate@(v.6)把...設置在;使...座落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ck@(v.4)鎖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g@(v.3)伐(林木);把...記入航海日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se@(v.4)輸;失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wer@(v.5)放下,降下;放低;減低;減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ntain@(v.8)維持;保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k@(v.4)做記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k@(v.4)在(臉上)戴面具;掩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ch@(v.5)相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e@(v.4)使交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sure@(v.7)計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e@(v.4)開礦;佈雷;破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rror@(v.6)反映,反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x@(v.3)混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el@(v.5)塑像;當模特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tion@(v.6)打手勢;搖(或點)頭示意;擺動,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ltiply@(v.8)乘,使相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il@(v.4)將...釘牢;捕獲;揭露;擊,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ow@(v.6)變窄;收縮;減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edle@(v.6)(用話)刺激,挑逗;用針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ighbor@(v.8)與...為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st@(v.4)築巢;巢居;伏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t@(v.3)用網捕;使淨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d@(v.3)點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ey@(v.4)服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ject@(v.6)反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ccur@(v.5)發生;出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fer@(v.5)提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mit@(v.4)略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erate@(v.7)運作;運轉;動手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ganize@(v.8)使有條理;安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ck@(v.4)包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ckage@(v.7)把...打包;包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in@(v.4)使煩惱,使痛苦;使疼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don@(v.6)寬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rot@(v.6)機械地模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te@(v.5)黏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@(v.3)輕拍,撫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tern@(v.7)仿造,模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pper@(v.6)加胡椒粉於;使佈滿;嚴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fect@(v.7)使完美;做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one@(v.5)打電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oto@(v.5)給...拍照; 拍照;在照片上顯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otograph@(v.10)拍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rase@(v.6)用言語表達,用(詞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ck@(v.4)採收;撿起;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cnic@(v.6)去野餐,參加野餐;在戶外用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le@(v.4)堆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llow@(v.6)枕著頭;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@(v.3)釘住;壓住;按住;把...歸罪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pe@(v.4)用管道輸送;吹奏管樂;尖聲叫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tch@(v.5)搭(帳篷);紮(營);為...定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te@(v.5)鍍;電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ison@(v.6)放毒,下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e@(v.4)擺姿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t@(v.4)郵寄;登入(分類帳等);發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@(v.3)把...放在罐(或鍋)裡;亂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und@(v.5)敲打;(心等)劇跳;腳步沈重地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aise@(v.6)讚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ay@(v.4)禱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fer@(v.6)更喜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sent@(v.7)提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ss@(v.5)壓,擠;催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de@(v.5)使得意,以...自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ze@(v.5)重視,珍視;估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duce@(v.7)製造;出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gress@(v.8)前進;進行;上進,提高,進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ject@(v.7)計劃;企劃;突出,伸出;投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mise@(v.7)答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nounce@(v.9)發...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pose@(v.7)提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tect@(v.7)保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vide@(v.7)供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mp@(v.4)跳動;使用唧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nish@(v.6)處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zzle@(v.6)使迷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arter@(v.7)把...四等分;供...住宿;;駐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it@(v.4)放棄;離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iz@(v.4)挖苦,嘲弄;考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ge@(v.5)排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lize@(v.7)認知;實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ord@(v.6)記錄;錄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use@(v.6)拒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ard@(v.6)把...看作;尊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ject@(v.6)拒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eat@(v.6)重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ly@(v.5)回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quire@(v.7)需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pect@(v.7)尊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ult@(v.6)發生,產生;結果;導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iew@(v.6)溫習;回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ck@(v.4)搖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sh@(v.4)催促;急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mple@(v.6)取...的樣品;抽樣檢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dwich@(v.8)將..夾在中間,擠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tisfy@(v.7)使滿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uce@(v.5)給...加調味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e@(v.5)得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een@(v.6)篩選;放映電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arch@(v.6)搜尋;搜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tion@(v.7)把...分成段(或組等);將...切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lect@(v.6)挑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parate@(v.8)分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tle@(v.6)安放;安頓;解決(問題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re@(v.5)分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ell@(v.5)剝...的殼;砲轟;射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ck@(v.5)使震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ot@(v.5)注射;射擊;拍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wer@(v.6)傾注;洗淋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gn@(v.4)簽字;做信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nce@(v.7)使沈默;使啞口無言;使安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ngle@(v.6)選出,挑出;擊出一壘安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nk@(v.4)沉下;陷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irt@(v.5)繞開,避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ide@(v.5)滑壘滑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im@(v.4)減肥;減少,縮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ip@(v.4)滑動;鬆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ack@(v.5)吃快餐;吃點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ve@(v.5)解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t@(v.4)把...分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ed@(v.5)加速;促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t@(v.4)沾污;察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read@(v.6)展開;散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ring@(v.6)彈開;湧現;源(於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ge@(v.5)上演;籌劃;發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mp@(v.5)頓足;蓋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al@(v.5)偷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am@(v.5)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el@(v.5)鋼化;給...包上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ck@(v.5)黏貼;刺;戮;釘住;插牢;堅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rm@(v.5)猛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eam@(v.6)流;蜂擁而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ess@(v.6)強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etch@(v.7)舒展肢體,伸懶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ke@(v.6)打擊;(鐘)敲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ng@(v.6)(用線,繩)縛,紮,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uggle@(v.8)掙扎;對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tract@(v.8)減,減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cceed@(v.7)成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it@(v.4)適合;相稱;彼此協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ply@(v.6)供給,供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port@(v.7)支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face@(v.7)顯露,呈現;起床,露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vive@(v.7)在...之後仍然活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allow@(v.7)吞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eep@(v.5)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ing@(v.5)搖擺;揮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pe@(v.4)用帶子捆紮;用錄音帶為...錄音(或影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get@(v.6)把...作為目標(或對象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sk@(v.4)派給...任務;要...做一項工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am@(v.4)使合作;結成一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ar@(v.4)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lephone@(v.9)打電話,通電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rm@(v.4)把...稱為,把...叫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st@(v.4)試驗;測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mb@(v.5)用拇指翻動;迅速翻閱;豎起拇指要求搭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nder@(v.7)打雷;大聲斥責;威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p@(v.3)給小費;使傾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tle@(v.5)加標題於;授頭銜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ast@(v.5)烤;乾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e@(v.3)用腳尖走(或站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ngue@(v.6)舔;用舌吹(管樂器);發(音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ur@(v.4)帶...作巡迴演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wel@(v.5)用毛巾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wer@(v.5)高聳,屹立;勝過;高飛,翱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ck@(v.5)跟蹤;沿著(道路)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de@(v.5)交換; 做買賣,進行交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ffic@(v.7)在...上通行;交易,來來往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p@(v.4)設陷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vel@(v.6)旅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asure@(v.8)珍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at@(v.5)對待;治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ck@(v.5)欺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ck@(v.5)用卡車運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mpet@(v.7)吹喇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st@(v.5)信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nnel@(v.6)挖掘隧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ype@(v.4)打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form@(v.7)使成一樣;使一律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cation@(v.8)度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ue@(v.5)估價,評價;尊重;重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te@(v.4)投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ke@(v.4)叫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ve@(v.4)揮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d@(v.3)娶;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t@(v.3)把...淋濕,打濕,弄濕;尿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eel@(v.5)旋轉,轉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sper@(v.7)低語,耳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den@(v.5)加寬;擴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g@(v.4)在...裝翼;飛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re@(v.4)用金屬絲縛;拍電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nder@(v.6)納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und@(v.5)傷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road@(adv.6)在國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ike@(adv.5)一樣地,相似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oud@(adv.5)大聲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together@(adv.10)完全地;總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yhow@(adv.6)無論如何,總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yplace@(adv.8)任何地方(=anywher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ytime@(adv.7)在任何時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yway@(adv.6)不管怎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ywhere@(adv.8)任何地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kward@(adv.8)向後地;落後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kwards@(adv.9)向後;倒,逆;往回,向原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sides@(adv.7)並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yond@(adv.6)在更遠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ap@(adv.5)便宜地;卑鄙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ily@(adv.5)每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uble@(adv.6)雙倍地;加倍地;雙重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wntown@(adv.8)往城市商業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pecially@(adv.10)特別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ress@(adv.7)用快遞;由直達快車;特意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ra@(adv.5)額外地;另外;特別地,非常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ir@(adv.4)公平地,公正地;正面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rm@(adv.4)穩固地;牢固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t@(adv.4)平直地,仰臥地;恰恰,正好;斷然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ward@(adv.7)向前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wards@(adv.8)向前;往後,今後;提前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rther@(adv.7)而且;再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dly@(adv.6)幾乎不,簡直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wever@(adv.7)無論如何,不管怎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ll@(adv.3)惡劣地;困難地;不利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reasingly@(adv.12)漸增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arby@(adv.6)在附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arly@(adv.6)幾乎,差不多;密切地,親密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ither@(adv.7)也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ne@(adv.4)毫不,決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seas@(adv.8)在海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ther@(adv.6)寧可;頗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mply@(adv.6)簡單地,簡易地;簡明地;只不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mewhere@(adv.9)在某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ight@(adv.8)直,挺直地;正直地;立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refore@(adv.9)因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ough@(adv.7)穿過,通過;從頭至尾;(電話)接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oughout@(adv.10)處處;始終;在所有方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enever@(adv.8)無論什麼時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erever@(adv.8)無論什麼地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d@(adv.4)狂暴地;無控制地;胡亂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thin@(adv.6)在內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thout@(adv.7)在沒有(或缺少)的情況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sides@(prep.7)除...之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yond@(prep.6)越出;晚於;在...那一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llowing@(prep.9)在...以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us@(prep.5)減（去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@(prep.3)經,由;每;按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us@(prep.4)加(上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ough@(prep.7)經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oughout@(prep.10)遍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on@(prep.4)在...之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thin@(prep.6)在…裡; 不超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thout@(prep.7)沒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th@(prep.5)值得(做...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though@(conj.8)雖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ither@(conj.7)也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enever@(conj.8)無論什麼時候;每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erever@(conj.8)無論在哪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lity@(n.7)能力;專門技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ence@(n.7)缺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ition@(n.8)加;附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vance@(n.7)前進;發展;預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fair@(n.6)事件;風流韻事;喜慶活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d@(n.3)幫助;助手;助聽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m@(n.3)目標,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rcraft@(n.8)航空器;飛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rline@(n.7)航空公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arm@(n.5)警鈴;警報;驚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bum@(n.5)相簿;集郵簿;唱片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mond@(n.6)杏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phabet@(n.8)字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ount@(n.6)總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kle@(n.5)腳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artment@(n.9)公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earance@(n.10)出現;顯露;外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etite@(n.8)胃口,食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ron@(n.5)圍裙;工作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gument@(n.8)爭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mchair@(n.8)扶手椅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ngement@(n.11)安排;準備工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est@(n.6)逮捕;遏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ow@(n.5)箭;箭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ist@(n.6)藝術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istant@(n.9)助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ack@(n.6)攻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ention@(n.9)注意;專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by-sitter@(n.11)保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kery@(n.6)麵包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lcony@(n.7)陽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mboo@(n.6)竹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ker@(n.6)銀行家;莊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cue@(n.8)烤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k@(n.4)吠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ement@(n.8)地下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s@(n.6)基礎;基本原理(或原則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s@(n.5)基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le@(n.6)戰鬥;戰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d@(n.4)有孔小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n@(n.4)豆莢;豆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rd@(n.5)鬍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droom@(n.7)臥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ef@(n.4)牛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ep@(n.4)嗶嗶的聲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er@(n.4)啤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etle@(n.6)甲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ginner@(n.8)新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lief@(n.6)相信;信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lt@(n.4)腰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nch@(n.5)長凳;長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nd@(n.4)彎;曲;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t@(n.3)打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ll@(n.4)帳單; 鈔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ackboard@(n.10)黑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ank@(n.5)空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ard@(n.5)木板;膳食;車上;船上; 董事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il@(n.4)沸騰;煮沸;翻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mb@(n.4)炸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okcase@(n.8)書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ss@(n.4)老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her@(n.6)煩惱,麻煩;使人煩惱的人(或事物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tle@(n.6)瓶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w@(n.3)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wling@(n.7)保齡球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in@(n.5)腦;智力,頭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nch@(n.6)樹枝;支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nd@(n.5)商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ick@(n.5)磚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ief@(n.5)概要;訴書;短而緊的內褲;簡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adcast@(n.9)廣播;廣播節目;散佈;播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unch@(n.6)早午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ush@(n.5)刷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n@(n.3)小圓麵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ndle@(n.6)捆;大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rger@(n.6)漢堡牛肉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rn@(n.4)灼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rst@(n.5)爆炸;破裂;缺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siness@(n.8)商業;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tton@(n.6)鈕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bbage@(n.7)包心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ble@(n.5)纜索;有線電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fé@(n.4)小餐館;咖啡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feteria@(n.9)自助餐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endar@(n.8)日曆;月曆;行事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m@(n.4)安靜;鎮定;平靜;無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cer@(n.6)癌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dle@(n.6)蠟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tain@(n.7)隊長;機長;艦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pet@(n.6)地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rot@(n.6)胡蘿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t@(n.4)手推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toon@(n.7)卡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sh@(n.4)現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ssette@(n.8)卡式磁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stle@(n.6)城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sup@(n.6)果醬;番茄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ve@(n.4)洞穴,洞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iling@(n.7)天花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ll@(n.4)單人牢房;細胞;蜂房的巢室;電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ury@(n.7)一世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eal@(n.6)麥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lk@(n.5)粉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nge@(n.6)零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acter@(n.9)特性;角色;(中文)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ge@(n.6)費用;充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at@(n.5)騙子;欺詐,欺騙,作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mical@(n.8)化學製品;化學藥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ss@(n.5)西洋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n@(n.4)下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colate@(n.9)巧克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ice@(n.6)選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pstick@(n.9)筷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cle@(n.6)圓圈;集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tizen@(n.7)市民;公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im@(n.5)主張,斷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p@(n.4)拍手喝采(聲);霹靂聲;輕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sic@(n.7)古典著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w@(n.4)(動物的)爪,腳爪;(蟹,蝦等的)鉗,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y@(n.4)黏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aner@(n.7)清潔工;乾洗店;吸塵器;清潔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rk@(n.5)店員;辦事員;職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mate@(n.7)氣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set@(n.6)壁櫥;衣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th@(n.5)布;(棉,毛,合成纖維等)織物;衣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thes@(n.7)衣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thing@(n.8)(總稱)衣服,衣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wn@(n.5)小丑,丑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ub@(n.4)俱樂部;夜總會;社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ach@(n.5)教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al@(n.4)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ck@(n.4)公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ckroach@(n.9)蟑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in@(n.4)硬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b@(n.4)梳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ny@(n.7)公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tion@(n.10)完成,實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uter@(n.8)電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lict@(n.8)抵觸,不一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ucius@(n.9)孔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gratulation@(n.14)祝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act@(n.7)接觸;隱形眼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rol@(n.7)支配;控制;操縱裝置;指揮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roller@(n.10)主計官;主管;控制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versation@(n.12)會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oker@(n.6)炊具,烹調器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py@(n.4)拷貝;副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ner@(n.6)角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tton@(n.6)棉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gh@(n.5)咳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ryside@(n.11)鄉間,農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y@(n.6)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ple@(n.6)一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rage@(n.7)勇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rt@(n.5)法庭；(網球等的)場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sin@(n.6)表(堂)兄弟姊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b@(n.4)螃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ne@(n.5)起重機,吊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yon@(n.6)蠟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m@(n.5)奶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me@(n.5)犯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sis@(n.6)危機;緊急關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p@(n.4)作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ss@(n.5)十字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d@(n.5)群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lture@(n.7)文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e@(n.4)痊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tain@(n.7)窗簾;(舞臺上的)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stom@(n.6)習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stomer@(n.8)顧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ily@(n.5)日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mage@(n.6)損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a@(n.4)資料,數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wn@(n.4)黎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bate@(n.6)辯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bt@(n.4)債,借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cision@(n.8)決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gree@(n.6)程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ay@(n.5)延遲;耽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ntist@(n.7)牙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partment@(n.10)部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pth@(n.5)深度,厚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ert@(n.6)沙漠;(常複數)賞罰;(尤指)懲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ign@(n.6)圖案;設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ire@(n.6)渴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sert@(n.7)餐後甜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velopment@(n.11)生長;發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w@(n.3)露水;朝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l@(n.4)刻度盤;調節器;撥號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mond@(n.7)鑽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ry@(n.5)日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tionary@(n.10)字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fference@(n.10)差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fficulty@(n.10)困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nosaur@(n.8)恐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rection@(n.9)方向; 指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rector@(n.8)董事;局長;主任;導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agreement@(n.12)意見不一;不一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ussion@(n.10)討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play@(n.7)展覽,陳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ance@(n.8)距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vide@(n.6)分歧,不和;分水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vision@(n.8)區域;部分;除(法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lphin@(n.7)海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nkey@(n.6)驢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t@(n.3)點;小圓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uble@(n.6)兩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ubt@(n.5)懷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ughnut@(n.8)油炸圈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wntown@(n.8)城市商業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g@(n.4)拖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gon@(n.6)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gonfly@(n.9)蜻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ma@(n.5)戲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wer@(n.6)抽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wing@(n.7)描繪,素描;製圖;抽籤;提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ess@(n.5)洋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op@(n.4)(一)滴;點滴;空投;點藥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ug@(n.4)藥品;毒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ugstore@(n.9)(常兼售雜貨的)藥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um@(n.4)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yer@(n.5)烘衣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mpling@(n.8)餃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ty@(n.4)義務;關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rthquake@(n.10)地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ducation@(n.9)教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ffect@(n.6)效力;作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ffort@(n.6)努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der@(n.5)長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ment@(n.7)要素,成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vator@(n.8)電梯;升降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otion@(n.7)情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couragement@(n.13)鼓勵;獎勵;促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ding@(n.6)結局,結尾;終結;字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emy@(n.5)敵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ergy@(n.6)精力;能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joyment@(n.9)樂趣,享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trance@(n.8)入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velope@(n.8)信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vironment@(n.11)環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aser@(n.6)橡皮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ror@(n.5)錯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ent@(n.5)事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itement@(n.10)刺激;興奮,激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use@(n.6)藉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ercise@(n.8)運動;習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erience@(n.10)經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ert@(n.6)專家;能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ress@(n.7)快車;快遞;快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ra@(n.5)附加的人物或錢;號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yebrow@(n.7)眉,眉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il@(n.4)不及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ilure@(n.7)失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ir@(n.4)商品展覽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ult@(n.5)過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vor@(n.5)偏愛;偏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vorite@(n.8)特別喜愛的人(或物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e@(n.3)費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llow@(n.6)伙伴;同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male@(n.6)雌性動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nce@(n.5)柵欄;籬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ival@(n.8)節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ver@(n.5)發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eld@(n.5)原野;田賽場地;野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ghter@(n.7)戰士,鬥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gure@(n.6)外形;數字;圖表;(溜冰等)花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m@(n.4)膠捲;影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reman@(n.7)消防隊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rewoman@(n.9)女消防隊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sherman@(n.9)漁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t@(n.3)適合;合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x@(n.3)困境;窘境;賄賂;定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g@(n.4)旗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sh@(n.5)閃光,閃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shlight@(n.10)手電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t@(n.4)平坦部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ight@(n.6)飛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ood@(n.5)洪水,水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our@(n.5)麵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ow@(n.4)流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u@(n.3)流行性感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ute@(n.5)橫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cus@(n.5)焦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llowing@(n.9)一批追隨者;下列事物(或人員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l@(n.4)呆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tball@(n.8)美式足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eigner@(n.9)外國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m@(n.4)形態;表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ward@(n.7)前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x@(n.3)狐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edom@(n.7)自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ezer@(n.7)冰箱的冷凍部;冷凍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idge@(n.6)電冰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ight@(n.6)驚嚇,恐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ction@(n.8)功能,作用;函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ture@(n.6)未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in@(n.4)獲得;增加;獲利;收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rage@(n.6)車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rbage@(n.7)垃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rdener@(n.8)園丁;花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te@(n.4)柵門;登機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eral@(n.7)將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leman@(n.9)紳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ography@(n.9)地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iant@(n.5)巨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iraffe@(n.7)長頸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ove@(n.5)手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ue@(n.4)膠;膠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al@(n.4)目標;球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at@(n.4)山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lf@(n.4)高爾夫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vernment@(n.10)政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de@(n.5)年級;分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pe@(n.5)葡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wth@(n.6)成長;發育;增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ard@(n.5)警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ava@(n.5)番石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itar@(n.6)吉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y@(n.3)傢伙;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bit@(n.5)習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ll@(n.4)大廳;講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mburger@(n.9)漢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mmer@(n.6)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ndkerchief@(n.12)手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ndle@(n.6)把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nger@(n.6)衣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ter@(n.6)暖氣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ight@(n.6)高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n@(n.3)母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o@(n.4)英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oine@(n.7)女英雄,女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ghway@(n.7)公路;幹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p@(n.3)臀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ppo@(n.5)河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ppopotamus@(n.12)河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re@(n.4)租用,雇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bby@(n.5)嗜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lder@(n.6)持有者;支托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ney@(n.5)蜂蜜;心愛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p@(n.3)單足跳;跳躍;麻藥(尤指鴉片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spital@(n.8)醫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st@(n.4)主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stess@(n.7)女主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tel@(n.5)旅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@(n.3)嗡嗡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or@(n.5)幽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nger@(n.6)饑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nt@(n.4)打獵;搜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nter@(n.6)獵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rry@(n.5)匆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cebox@(n.6)冷藏庫;冰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ll@(n.3)不幸;禍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ortance@(n.10)重要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rovement@(n.11)改進,改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ome@(n.6)收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rease@(n.8)增加;增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ependence@(n.12)獨立;自主;自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ustry@(n.8)企業;行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luence@(n.9)影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k@(n.3)墨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ct@(n.6)昆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tance@(n.8)例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tant@(n.7)瞬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trument@(n.10)儀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iew@(n.9)面談;採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itation@(n.10)邀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sland@(n.6)島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em@(n.4)項目;品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cket@(n.6)夾克;外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m@(n.3)果醬;擁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zz@(n.4)爵士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eans@(n.5)牛仔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eep@(n.4)吉普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g@(n.3)輕推;輕撞;慢跑;緩行;暗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int@(n.5)接頭,接縫;關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dge@(n.5)法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dgement@(n.9)審判; 裁判;評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dgment@(n.8)審判;裁判;判斷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etchup@(n.7)番茄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ndergarten@(n.12)幼稚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ngdom@(n.7)王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ock@(n.5)敲;擊,打;指摘,挑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owledge@(n.9)學問;知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ala@(n.5)澳洲產無尾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dybird@(n.8)瓢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dybug@(n.7)瓢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ne@(n.4)巷,弄;車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nguage@(n.8)語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ntern@(n.7)燈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p@(n.3)膝部;(衣,裙等的)下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wyer@(n.6)律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dership@(n.10)領導才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mon@(n.5)檸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monade@(n.8)檸檬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ngth@(n.6)(距離,尺寸的)長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opard@(n.7)豹;美洲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ttuce@(n.7)類似萵苣的生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brary@(n.7)圖書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ck@(n.4)舔,舐;少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d@(n.3)蓋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ghtning@(n.9)閃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mit@(n.5)限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k@(n.4)環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quid@(n.6)液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stener@(n.8)傾聽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af@(n.4)一條(麵包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cal@(n.5)當地居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ck@(n.4)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g@(n.3)原木;木料;工作記錄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ser@(n.5)輸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ss@(n.4)損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ver@(n.5)情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ck@(n.4)好運;幸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gazine@(n.8)雜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gic@(n.5)魔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gician@(n.8)魔術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n@(n.4)總管道;主要部分;要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e@(n.4)雄性動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darin@(n.8)中國的官話(北京話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go@(n.5)芒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ner@(n.6)舉止;態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k@(n.4)記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riage@(n.8)結婚,婚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k@(n.4)面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s@(n.4)團;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@(n.3)蓆子;墊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ch@(n.5)比賽,競賽;對手;相配者;火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e@(n.4)同伴,伙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l@(n.4)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ing@(n.7)意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s@(n.5)手段,方法;工具;收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surement@(n.11)測量法;測定;尺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cine@(n.8)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eting@(n.7)集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ody@(n.6)旋律;主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on@(n.5)瓜,甜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mber@(n.6)會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mory@(n.6)記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u@(n.4)菜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ssage@(n.7)消息;音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al@(n.5)金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er@(n.5)公尺;計量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@(n.6)方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ro@(n.5)地下鐵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litary@(n.8)軍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llion@(n.7)百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e@(n.4)我的東西;礦;源泉;地雷;坑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us@(n.5)負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rror@(n.6)鏡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x@(n.3)混和,攪和;結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el@(n.5)模型;模特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ster@(n.7)怪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squito@(n.8)蚊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th@(n.4)蛾;蠹,蛀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tion@(n.6)移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torcycle@(n.10)機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le@(n.4)騾;固執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eum@(n.6)博物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ician@(n.8)音樂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il@(n.4)釘子;指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pkin@(n.6)餐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cklace@(n.8)項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edle@(n.6)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gative@(n.8)否定語;負數;陰電;底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ighbor@(n.8)鄰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phew@(n.6)侄子;外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st@(n.4)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t@(n.3)網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ece@(n.5)侄女;外甥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body@(n.6)無名小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d@(n.3)點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odle@(n.6)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tebook@(n.8)筆記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vel@(n.5)小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t@(n.3)核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ject@(n.6)物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fer@(n.5)提供,提議;出價;報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ficial@(n.8)官員,公務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ion@(n.5)洋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inion@(n.7)意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gan@(n.5)器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ganization@(n.12)組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n@(n.4)烤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pass@(n.8)天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wl@(n.3)貓頭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wner@(n.5)物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@(n.2)公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ck@(n.4)一小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ckage@(n.7)包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in@(n.4)疼痛;痛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inter@(n.7)油漆匠;畫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inting@(n.8)油畫,水彩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jamas@(n.7)睡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lm@(n.4)手掌,手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@(n.3)平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da@(n.5)貓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aya@(n.6)木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don@(n.6)原諒,饒恕,寬恕;赦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rot@(n.6)鸚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ner@(n.7)夥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senger@(n.9)乘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te@(n.5)漿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@(n.3)輕拍,輕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h@(n.4)小徑;路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ient@(n.7)病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tern@(n.7)圖案;模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ace@(n.5)和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ach@(n.5)桃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anut@(n.6)花生;花生果;花生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ar@(n.4)梨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nguin@(n.7)企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pper@(n.6)胡椒;辣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fect@(n.7)完成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iod@(n.6)一段時間;一堂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one@(n.5)電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oto@(n.5)相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otograph@(n.10)照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otographer@(n.12)攝影師,照相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rase@(n.6)片語,詞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ck@(n.4)精華,最好的部分;收穫(量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cnic@(n.6)野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geon@(n.6)鴿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le@(n.4)一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llow@(n.6)枕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@(n.3)大頭針;胸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eapple@(n.9)鳳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g-pong@(n.9)乒乓球,桌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k@(n.4)粉紅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pe@(n.4)管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tch@(n.5)投;投球;音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zza@(n.5)披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in@(n.5)平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et@(n.6)行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te@(n.5)盤;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tform@(n.8)月台;平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easure@(n.8)愉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us@(n.4)正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em@(n.4)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et@(n.4)詩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ison@(n.6)毒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icy@(n.6)政策;策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pulation@(n.10)人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k@(n.4)豬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t@(n.4)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e@(n.4)姿勢;裝腔作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itive@(n.8)正面;正數;正片;(電池的)陽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sibility@(n.11)可能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t@(n.4)郵件;柱;樁;崗位;站;交易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tcard@(n.8)明信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@(n.3)罐;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to@(n.6)馬鈴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und@(n.5)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aise@(n.6)讚揚,稱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sence@(n.8)出席,在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sent@(n.7)禮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sident@(n.9)校長;總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ss@(n.5)新聞輿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de@(n.5)自豪,得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nce@(n.6)王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ncess@(n.8)公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ncipal@(n.9)(中小學)校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nciple@(n.9)主義;真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nter@(n.7)印表機;印刷業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son@(n.6)監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soner@(n.8)囚犯;俘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ze@(n.5)獎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duce@(n.7)農產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ducer@(n.8)生產者,製造者製片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gress@(n.8)進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ject@(n.7)計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mise@(n.7)承諾,諾言;希望,前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dding@(n.7)布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mp@(n.4)唧筒;打氣機;抽水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mpkin@(n.7)南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nishment@(n.10)處罰;懲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pil@(n.5)學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ppet@(n.6)木偶;傀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ppy@(n.5)小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rse@(n.5)錢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zzle@(n.6)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ality@(n.7)品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antity@(n.8)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arter@(n.7)¼;美金25分;15分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iz@(n.4)小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bbit@(n.6)兔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ge@(n.5)範圍;等級;多爐爐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lity@(n.7)現實;真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ord@(n.6)記錄;唱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tangle@(n.9)長方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rigerator@(n.12)電冰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ard@(n.6)事項;問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on@(n.6)地區,地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ular@(n.7)正規兵;老客戶;長工;普通尺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ation@(n.8)關係,關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ationship@(n.12)關係,關聯;人際關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eat@(n.6)重複;重播;複寫;副本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ly@(n.5)答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orter@(n.8)記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quirement@(n.11)需要;必需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pect@(n.7)尊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taurant@(n.10)餐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troom@(n.8)廁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troom@(n.8)廁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ult@(n.6)結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iew@(n.6)復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ches@(n.6)財富,財產;富有,豐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ach@(n.5)蟑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le@(n.4)角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ll@(n.4)滾動;(一)捲;捲餅;隆隆聲;名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ler@(n.5)尺;統治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nner@(n.6)賽跑者;逃亡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sh@(n.4)急速行動;(交通等的)繁忙;搶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fety@(n.6)安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ilor@(n.6)水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ad@(n.5)沙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mple@(n.6)樣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dwich@(n.8)三明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uce@(n.5)調味醬,醬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ience@(n.7)科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ientist@(n.9)科學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issors@(n.8)剪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e@(n.5)得分; 二十; 刻痕; 樂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een@(n.6)屏;銀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arch@(n.6)搜查,搜尋;檢查;探索,調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ret@(n.6)秘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retary@(n.9)秘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tion@(n.7)節;斷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lection@(n.9)選擇;選拔;選集,文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mester@(n.8)學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rvant@(n.7)雇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tlement@(n.10)解決;清算;定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re@(n.5)股份;市場佔有率;分攤;貢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elf@(n.5)架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ell@(n.5)殼,果殼;貝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ck@(n.5)震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ot@(n.5)幼芽,幼枝;狩獵(隊);射擊;拍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rts@(n.6)短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wer@(n.6)陣雨;淋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rimp@(n.6)蝦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dewalk@(n.8)路邊行人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gn@(n.4)記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nce@(n.7)寂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k@(n.4)蠶絲,絲;絲織物(品),綢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ngle@(n.6)單的;一壘安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nk@(n.4)洗物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irt@(n.5)裙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ide@(n.5)滑梯;土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ip@(n.4)滑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ipper@(n.7)拖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ack@(n.5)點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ail@(n.5)蝸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ccer@(n.6)足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ciety@(n.7)社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ck@(n.4)短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dier@(n.7)軍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ution@(n.8)解答;溶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mebody@(n.8)某人;有名氣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t@(n.4)類型;排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urce@(n.6)源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y@(n.3)醬油;大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ybean@(n.7)大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aker@(n.7)演講者;揚聲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ed@(n.5)速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lling@(n.8)拼字;拼寫;拼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der@(n.6)蜘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ach@(n.7)菠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rit@(n.6)精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t@(n.4)斑點;場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read@(n.6)蔓延;普及;價格差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ring@(n.6)春天;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are@(n.6)正方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irrel@(n.8)松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ge@(n.5)舞臺;(進展的)階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mp@(n.5)郵票;印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ndard@(n.8)標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ak@(n.5)牛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am@(n.5)蒸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el@(n.5)鋼,鋼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ck@(n.5)棍;棒;杖;枝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rm@(n.5)暴風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ve@(n.5)爐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ight@(n.8)直,挺直;(紙牌)五張順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nger@(n.8)陌生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w@(n.5)稻草;吸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wberry@(n.10)草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eam@(n.6)溪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ess@(n.6)壓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etch@(n.7)伸直;伸出;伸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ke@(n.6)攻擊;罷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ng@(n.6)線;細繩;帶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uggle@(n.8)使勁;掙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ject@(n.7)主題;學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way@(n.6)地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ccess@(n.7)成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dden@(n.6)突然發生的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it@(n.4)一套衣服;訴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ermarket@(n.11)超級市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ply@(n.6)生活用品;補給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port@(n.7)支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face@(n.7)表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allow@(n.7)吞嚥;燕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an@(n.4)天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eater@(n.7)毛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eep@(n.5)掃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ing@(n.5)鞦韆;搖擺音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bol@(n.6)符號;象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ble tennis@(n.12)乒乓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lent@(n.6)天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ngerine@(n.9)橘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nk@(n.4)槽;坦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pe@(n.4)錄音帶;錄影帶;膠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get@(n.6)目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sk@(n.4)任務;工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am@(n.4)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ar@(n.4)眼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en@(n.4)青少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enager@(n.8)十幾歲孩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lephone@(n.9)電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levision@(n.10)電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mple@(n.6)廟宇;神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nnis@(n.6)網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nt@(n.4)帳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rm@(n.4)術語;學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st@(n.4)測驗;考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xtbook@(n.8)教科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ater@(n.7)戲院;劇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ef@(n.5)小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oat@(n.6)喉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mb@(n.5)拇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nder@(n.7)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p@(n.3)尖端;小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tle@(n.5)標題;頭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ast@(n.5)烤麵包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e@(n.3)腳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fu@(n.4)豆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ilet@(n.6)馬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mato@(n.6)番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ngue@(n.6)舌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oth@(n.5)牙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pic@(n.5)論題;話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ur@(n.4)旅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wel@(n.5)毛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wer@(n.5)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ck@(n.5)行蹤;軌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de@(n.5)貿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dition@(n.9)傳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ffic@(n.7)交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p@(n.4)陷阱;圈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vel@(n.6)旅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asure@(n.8)財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at@(n.5)款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atment@(n.9)對待;待遇;治療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al@(n.5)審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angle@(n.8)三角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ck@(n.5)詭計;戲法;惡作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ousers@(n.8)長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ck@(n.5)卡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mpet@(n.7)小喇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st@(n.5)信任,信賴;託管,信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th@(n.5)事實;真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be@(n.4)管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nnel@(n.6)隧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rkey@(n.6)火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rtle@(n.6)烏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ype@(n.4)類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yphoon@(n.7)颱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mbrella@(n.8)雨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ground@(n.11)地面下層;地下組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wear@(n.9)內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form@(n.7)制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r@(n.4)使用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cation@(n.8)假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ley@(n.6)山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ue@(n.5)價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tory@(n.7)勝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deo@(n.5)錄影機;錄影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llage@(n.7)村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in@(n.6)小提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sitor@(n.7)訪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cabulary@(n.10)字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lleyball@(n.10)排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te@(n.4)選舉,投票,表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ter@(n.5)選舉人;投票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ist@(n.5)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iter@(n.6)男服務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itress@(n.8)女服務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llet@(n.6)皮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terfall@(n.9)瀑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termelon@(n.10)西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ve@(n.4)波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apon@(n.6)武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ekday@(n.7)工作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stern@(n.7)西部地區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ale@(n.5)鯨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eel@(n.5)輪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sper@(n.7)傳聞,流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dth@(n.5)寬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d@(n.4)荒野,荒地;未開發的地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g@(n.4)翅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ner@(n.6)贏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re@(n.4)金屬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lf@(n.4)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nder@(n.6)驚奇;奇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ol@(n.4)羊毛;毛織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th@(n.5)價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und@(n.5)傷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ard@(n.4)庭院;碼(3英呎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outh@(n.5)青少年;青少年時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ebra@(n.5)斑馬</text:p>
          </table:table-cell>
          <table:table-cell table:number-columns-repeated="1023"/>
        </table:table-row>
        <table:table-row table:style-name="ro2" table:number-rows-repeated="10471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級" table:style-name="ta4">
        <office:forms form:automatic-focus="false" form:apply-design-mode="false"/>
        <table:table-column table:style-name="co7" table:default-cell-style-name="ce2"/>
        <table:table-column table:style-name="co2" table:number-columns-repeated="1023" table:default-cell-style-name="Default"/>
        <table:table-row table:style-name="ro2">
          <table:table-cell office:value-type="string" calcext:value-type="string">
            <text:p>acceptable@(adj.10)可以接受的;令人滿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urate@(adj.8)準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tual@(adj.6)實際的;事實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itional@(adj.10)附加的;額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vanced@(adj.8)先進的;高等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arent@(adj.8)明顯的,顯而易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thmetic@(adj.10)算術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ractive@(adj.10)有吸引力的;引人注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tomatic@(adj.9)自動的,習慣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ailable@(adj.9)可用的,可得到的,有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erage@(adj.7)平均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wake@(adj.5)醒著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ware@(adj.5)知道的,察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wful@(adj.5)可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e@(adj.4)裸的;僅僅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ld@(adj.4)無畏的;大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ss@(adj.5)黃銅製的,黃銅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illiant@(adj.9)明亮的;才華橫溢的;傑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able@(adj.7)有...的能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ital@(adj.7)可處死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sual@(adj.6)非正式的;隨便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mic@(adj.7)陶器的;製陶藝術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ngeable@(adj.10)易變的;不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erful@(adj.8)使人感到愉快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rry@(adj.6)櫻桃口味的;;鮮紅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ll@(adj.5)涼颼颼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lly@(adj.6)冷颼颼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vil@(adj.5)市民的,國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sical@(adj.9)古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ercial@(adj.10)商業的;商務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x@(adj.7)複雜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ident@(adj.9)有信心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cious@(adj.9)神志清醒的,有知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iderable@(adj.12)相當大的;相當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ant@(adj.8)固定的,不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able@(adj.9)可計算的;可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tive@(adj.8)有創造力(或想像力)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minal@(adj.8)犯罪的,犯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sp@(adj.5)脆的,酥的,鬆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spy@(adj.6)酥脆的;清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nchy@(adj.7)發嘎吱嘎吱聲的;易碎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ltural@(adj.8)教養的;人文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rent@(adj.7)現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rling@(adj.7)親愛的,心愛的;寵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mocratic@(adj.10)有民主精神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irable@(adj.9)值得嚮往的;富有魅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ligent@(adj.8)勤勉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m@(adj.3)微暗的;暗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mestic@(adj.8)國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ubtful@(adj.8)懷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matic@(adj.8)戲劇性的;引人注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owsy@(adj.6)昏昏欲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unk@(adj.5)喝醉(酒)的;陶醉的,興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e@(adj.3)應支付的;欠款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ger@(adj.5)渴望的,急切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ducational@(adj.11)教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fficient@(adj.9)效率高的;有能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derly@(adj.7)年長的;上了年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ctric@(adj.8)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ctrical@(adj.10)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ctronic@(adj.10)電子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pty@(adj.5)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ergetic@(adj.9)精力充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joyable@(adj.9)快樂的;有樂趣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vironmental@(adj.13)環境的;有關環境(保護)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il@(adj.4)邪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ressive@(adj.10)表達的;表情豐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reme@(adj.7)極端的,極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int@(adj.5)頭暈的;暗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iry@(adj.5)小妖精(似)的;優雅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ke@(adj.4)假的;冒充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miliar@(adj.8)熟悉的;常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ncy@(adj.5)花俏的;特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rther@(adj.7)far的比較級; 更遠的,再往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shionable@(adj.11)時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nd@(adj.4)喜歡的;愛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quent@(adj.8)頻繁的;屢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obal@(adj.6)全世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dual@(adj.7)逐漸的,逐步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ndy@(adj.5)便利的;靈活的;易於操作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mful@(adj.7)有害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sty@(adj.5)倉促的,輕率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storic@(adj.8)歷史上著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storical@(adj.10)歷史的,史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llow@(adj.6)空的;凹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ly@(adj.4)神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rible@(adj.8)可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urly@(adj.6)以鐘點計算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orous@(adj.8)幽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cy@(adj.3)冰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eal@(adj.5)理想的,完美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mediate@(adj.9)即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ressive@(adj.10)予人深刻印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ividual@(adj.10)個別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oor@(adj.6)室內的,戶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ustrial@(adj.10)工業的,產業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erior@(adj.8)低等的;下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ner@(adj.5)內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nocent@(adj.8)無罪的,清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nal@(adj.8)內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vory@(adj.5)乳白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ealous@(adj.7)嫉妒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yful@(adj.6)高興的,充滿喜悅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ter@(adj.6)後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beral@(adj.7)自由主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vely@(adj.6)精力充沛的;活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ose@(adj.5)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gical@(adj.7)魔術的,魔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jor@(adj.5)較多的;主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ageable@(adj.10)可控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velous@(adj.9)了不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hematical@(adj.12)數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ure@(adj.6)成熟的;到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ingful@(adj.10)意味深長的;有意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cal@(adj.7)醫學的;醫術的;醫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tal@(adj.6)精神的,心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rry@(adj.5)愉快的,興高采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ghty@(adj.6)強大的;強有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or@(adj.5)較小的;較次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sing@(adj.7)缺掉的;失蹤的;找不到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bile@(adj.6)移動式的;流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ist@(adj.5)潮濕的,微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ral@(adj.5)道德(上)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ical@(adj.7)音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tive@(adj.6)本土的,本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rvous@(adj.7)緊張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ble@(adj.5)崇高的;宏偉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rmal@(adj.6)正常的,正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vious@(adj.7)明顯的;顯著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dd@(adj.3)奇特的,古怪的;單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posite@(adj.8)相反的,對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timistic@(adj.10)樂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iginal@(adj.8)最初的,本來的;原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door@(adj.7)戶外的,露天的,野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er@(adj.5)外面的,外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le@(adj.4)蒼白的;黯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stic@(adj.7)可塑的,塑性的;整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itical@(adj.9)政治的;政治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p@(adj.3)通俗的,流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actical@(adj.9)實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cious@(adj.8)寶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vious@(adj.8)先的,以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ary@(adj.7)主要的;初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bable@(adj.8)很可能發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per@(adj.6)適合的,適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tective@(adj.10)保護的,防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re@(adj.4)純粹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er@(adj.5)古怪的;頭暈眼花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cial@(adj.6)種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w@(adj.3)生的,未煮過的;未加工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sonable@(adj.10)合理的,正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onal@(adj.8)地區的,局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iable@(adj.8)可信賴的;可靠的;確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igious@(adj.9)宗教的;虔誠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mote@(adj.6)遙遠的;偏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resentative@(adj.14)代表性的,典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pe@(adj.4)成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ast@(adj.5)烘烤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mantic@(adj.8)富於浪漫色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tten@(adj.6)腐爛的;發臭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ugh@(adj.5)粗糙的;表面不平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utine@(adj.7)日常的,例行的,常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sty@(adj.5)生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tisfactory@(adj.12)令人滿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rce@(adj.6)缺乏的;不足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ry@(adj.5)膽小的;提心吊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ientific@(adj.10)科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ondary@(adj.9)第二的;次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sible@(adj.8)有知覺的;明顯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sitive@(adj.9)敏感的;易受傷害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xual@(adj.6)兩性的;關於性關係的;性慾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xy@(adj.4)性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dy@(adj.5)靠不住的;名聲不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llow@(adj.7)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iny@(adj.5)晴朗的;有光澤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gnificant@(adj.11)有意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ncere@(adj.7)誠懇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ippery@(adj.8)容易滑的;不明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ooth@(adj.6)平滑的,光滑的;平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id@(adj.5)結實的;堅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e@(adj.4)疼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cific@(adj.8)特殊的,特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ble@(adj.6)穩定的,牢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le@(adj.5)不新鮮的;污濁的;陳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ady@(adj.6)穩固的,平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ep@(adj.5)陡峭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cky@(adj.6)黏的;塗有黏膠物質的;泥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ff@(adj.5)硬的;挺的;拘謹的,不自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rmy@(adj.6)暴風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bborn@(adj.8)倔強的,頑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fficient@(adj.10)足夠的,充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itable@(adj.8)適當的;合適的;適宜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erior@(adj.8)優秀的,上等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spect@(adj.7)可疑的;受到懷疑的;不可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ift@(adj.5)快速的,快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me@(adj.4)經馴養的,馴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chnical@(adj.9)專門的,技術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mporary@(adj.9)臨時的;暫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nder@(adj.6)溫柔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nkful@(adj.8)感謝的,感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dy@(adj.4)整潔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ght@(adj.5)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cky@(adj.6)狡猾的;機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opical@(adj.8)熱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thful@(adj.8)誠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ypical@(adj.7)典型的,有代表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set@(adj.5)心煩的,苦惱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cant@(adj.6)空白的;(職位)空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uable@(adj.8)有價值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rious@(adj.7)各種各樣的;好幾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ent@(adj.7)暴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et@(adj.6)紫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sible@(adj.7)可看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vid@(adj.5)鮮豔的;生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althy@(adj.7)富裕的;豐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cked@(adj.6)缺德的;淘氣的;過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-ray@(adj.5)X光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ount@(v.7)把...視為;說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e@(v.4)(持續性地)疼痛;渴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ieve@(v.7)實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mire@(v.6)欽佩;欣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mit@(v.5)承認;准許進入;可容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opt@(v.5)採納;收養;接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vertise@(v.9)為...做廣告;公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vise@(v.6)勸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fect@(v.6)影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ford@(v.6)買得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ze@(v.5)使大為驚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nounce@(v.8)宣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eal@(v.6)呼籲,懇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reciate@(v.10)感謝;賞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roach@(v.8)接近,靠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rove@(v.7)同意;贊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ist@(v.6)幫助,協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empt@(v.7)試圖;企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ract@(v.7)吸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thor@(v.6)開創,發起;著作,編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erage@(v.7)算出...的平均數;使平衡; 平均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wake@(v.5)喚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waken@(v.6)醒;覺醒;喚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ward@(v.5)授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x@(v.2)用斧劈;解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xe@(v.3)a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it@(v.4)置餌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lance@(v.7)使平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dage@(v.7)用繃帶包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g@(v.4)發出砰的一聲;砰地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e@(v.4)露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m@(v.4)以樑支撐;用...照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have@(v.6)舉動;守規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nefit@(v.7)對...有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ame@(v.5)歸咎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anket@(v.7)(似)用毯覆蓋;掩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eed@(v.5)流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ess@(v.5)祝福;保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ot@(v.4)開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rder@(v.6)毗鄰,接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re@(v.4)使厭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ke@(v.5)煞車,制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athe@(v.7)呼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eze@(v.6)吹著微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bble@(v.6)沸騰;冒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d@(v.3)使發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dget@(v.6)把...編入預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mp@(v.4)碰,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rden@(v.6)加重壓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ry@(v.4)埋葬,安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zz@(v.4)嗡嗡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oe@(v.5)用獨木舟載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ture@(v.7)捕獲;俘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st@(v.4)投,擲; 選派...扮演角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lebrate@(v.9)慶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in@(v.5)拘禁;束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llenge@(v.9)對...提出異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nnel@(v.7)在...開水道;傳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m@(v.5)使陶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t@(v.4)閒談,聊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er@(v.5)向...歡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w@(v.4)咀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ll@(v.5)使變冷;使打寒顫;使掃興,使沮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p@(v.4)削,鑿,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ke@(v.5)使窒息;哽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p@(v.4)砍,劈,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ck@(v.5)發出卡嗒(或喀嚓)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p@(v.4)剪;修剪;剪短;剪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bine@(v.7)使結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fort@(v.7)安慰,慰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and@(v.7)命令;掌握; 指揮;控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unicate@(v.11)傳達;傳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ete@(v.7)競爭;對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cern@(v.7)使擔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clude@(v.8)推斷出,斷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dition@(v.9)決定;為...的條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use@(v.7)使迷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nect@(v.7)連接,連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ract@(v.8)締結;訂契約;承包;收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ch@(v.5)使躺下;表達;蹲著;埋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dle@(v.6)撫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sh@(v.5)碰撞,倒下,墜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wl@(v.5)爬行,蠕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dit@(v.6)把...記入貸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ep@(v.5)躡手躡足地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n@(v.5)為...加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cle@(v.5)循環,輪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m@(v.3)築壩於,築壩攔(水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re@(v.4)敢;膽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sh@(v.4)使(希望等)破滅;使沮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afen@(v.6)使聾;淹沒(聲音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epen@(v.6)使加深;使強烈;使變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ine@(v.6)解釋,給...下定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posit@(v.7)放下,放置;寄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troy@(v.7)毀壞,破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tail@(v.6)詳述,詳細說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termine@(v.9)決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et@(v.4)節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m@(v.3)變暗淡;變模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ne@(v.4)進餐,用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@(v.3)浸;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appoint@(v.10)使失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ount@(v.8)將...打折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like@(v.7)不喜愛,厭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tch@(v.5)掘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ve@(v.4)跳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ck@(v.4)靠碼頭;入船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dge@(v.5)閃開;迴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se@(v.4)(按劑量)給...服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in@(v.5)排出(液體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ip@(v.4)滴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own@(v.5)淹沒,浸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mp@(v.4)傾倒;拋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st@(v.4)撣去,擦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o@(v.4)發出回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dit@(v.4)編輯;校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ducate@(v.7)教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bow@(v.5)用肘推,擠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phasize@(v.9)強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ploy@(v.6)僱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pty@(v.5)倒空;流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able@(v.6)使成為可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gage@(v.6)使訂婚;使忙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vy@(v.4)羨慕;嫉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ase@(v.5)擦掉,抹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cape@(v.6)逃跑;逃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hange@(v.8)交換;調換;兌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it@(v.4)出去,離去;退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eriment@(v.10)進行實驗,試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lode@(v.7)使爆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ort@(v.6)輸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de@(v.4)凋謝,枯萎;(顏色)褪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int@(v.5)昏厥,暈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ke@(v.4)偽造;捏造;欺騙,迷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ncy@(v.5)想像;猜想;愛慕(異性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shion@(v.7)把...塑造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sten@(v.6)紮牢;繫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x@(v.3)傳真傳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ature@(v.7)以...為特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e@(v.4)把...歸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st@(v.4)拳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me@(v.5)發火焰,燃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vor@(v.6)給...調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oat@(v.5)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ock@(v.5)聚集;成群地去(或來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ld@(v.4)摺疊;對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und@(v.5)建立;建造;鑄造;熔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eze@(v.6)結冰,凝固;凍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quent@(v.8)常到,常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ustrate@(v.9)挫敗;阻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y@(v.3)油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d@(v.4)提供(事業,活動等的)資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mble@(v.6)賭博;打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ng@(v.4)成群結隊;結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sture@(v.7)做手勢,用動作示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ance@(v.6)看一下,一瞥;掃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ory@(v.5)驕傲;自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ow@(v.4)發白熱光,灼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ssip@(v.6)閒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b@(v.4)攫取,抓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duate@(v.8)畢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sp@(v.5)抓牢;握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in@(v.4)露齒而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bor@(v.6)庇護;藏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m@(v.4)損害,傷害;危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vest@(v.7)收割;收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tch@(v.5)孵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dline@(v.8)給...加標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l@(v.4)癒合;痊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p@(v.4)裝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el@(v.4)給(鞋等)裝後跟;緊跟;(船)傾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sitate@(v.8)躊躇;猶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ke@(v.4)徒步旅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nt@(v.4)暗示,示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llow@(v.6)挖空;凹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nor@(v.5)使增光;承兌,支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g@(v.3)摟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sh@(v.4)使沈默,使安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ort@(v.6)輸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ress@(v.7)給...極深的印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orm@(v.6)通知,告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jure@(v.6)傷害;損害;毀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pect@(v.7)檢查;審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rupt@(v.9)打斷(談話和工作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estigate@(v.11)調查,研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il@(v.4)監禁;拘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w@(v.3)對...嘮叨;責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et@(v.3)噴出,射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urney@(v.7)旅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k@(v.4)把...當廢物丟棄;拋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eel@(v.5)跪(下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ight@(v.6)封...為爵士,授...以爵士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it@(v.4)編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ot@(v.4)把...打結;捆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bel@(v.5)貼標籤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ce@(v.4)用花邊等裝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k@(v.4)洩漏(祕密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p@(v.4)跳,跳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ngthen@(v.8)使加長,使延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tter@(v.6)亂丟(雜物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ad@(v.4)裝,裝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osen@(v.6)鬆開,解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llaby@(v.7)唱搖籃曲使入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jor@(v.5)主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age@(v.6)管理;經營;處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ch@(v.5)行軍;把(人)強行帶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t@(v.4)融化;熔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morize@(v.8)記住;背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d@(v.4)修理,修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tion@(v.7)提到,說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ss@(v.4)弄髒,弄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crowave@(v.9)用微波爐烹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ll@(v.4)碾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t@(v.4)使蒙上薄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b@(v.3)成群襲擊,圍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p@(v.3)拖洗;擦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rder@(v.6)謀殺,兇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hroom@(v.8)雨後春筍般地湧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p@(v.3)打盹,小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kname@(v.8)給...起綽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serve@(v.7)看到;觀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ccasion@(v.8)引起;惹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phan@(v.6)使成孤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line@(v.7)概述,略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we@(v.3)欠(債等);應給予;應該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d@(v.3)填塞,襯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ic@(v.5)使恐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de@(v.6)在...遊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cel@(v.6)分;分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te@(v.11)參加,參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use@(v.5)中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ve@(v.4)鋪,築(路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w@(v.3)(用腳爪等)抓;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ak@(v.4)使尖起;達到高峰;聳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el@(v.4)削去;剝,去(皮,殼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ep@(v.4)窺,偷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form@(v.7)履行;執行;表演, 演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mit@(v.6)允許,許可,准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uade@(v.8)說服,勸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ckle@(v.6)醃製;將...做成泡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lot@(v.5)駕駛(飛機等);帶領;引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t@(v.3)使成凹;挖坑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ty@(v.4)憐憫;同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ug@(v.4)把...塞住,堵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l@(v.4)對...進行民意測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lute@(v.7)污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p@(v.3)發出砰(或啪)的響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tion@(v.7)分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tpone@(v.8)延遲,延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ur@(v.4)倒,灌,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wder@(v.6)變成粉末;搽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ssure@(v.8)對...施加壓力;迫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tend@(v.7)佯裝;假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vent@(v.7)防止,預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cess@(v.7)加工沖洗(膠卷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fit@(v.6)得益,獲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gram@(v.7)為...安排節目;設計電腦程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mote@(v.7)推銷(商品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nch@(v.5)用拳猛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rsue@(v.6)追求;從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arrel@(v.7)爭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ote@(v.5)引用;引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k@(v.4)把...分等;把...評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te@(v.4)對...評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ct@(v.5)作出反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ognize@(v.9)識別;認識;承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over@(v.7)尋回;恢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duce@(v.6)減少;縮小;降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ret@(v.6)懊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ate@(v.6)有關,涉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ax@(v.5)使鬆弛,使鬆懈,放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ease@(v.7)釋放,解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y@(v.4)依靠,依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main@(v.6)剩下,餘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mind@(v.6)提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move@(v.6)移動,搬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ew@(v.5)換新;修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t@(v.4)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air@(v.6)修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lace@(v.7)取代;以...代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resent@(v.9)象徵;表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quest@(v.7)請求給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erve@(v.7)儲備,保存;保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ist@(v.6)抵抗,反抗;抗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pond@(v.7)作答,回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trict@(v.8)限制;限定;約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eal@(v.6)展現,顯露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d@(v.3)使免除;使擺脫;從...清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sk@(v.4)冒...的風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ar@(v.4)吼叫;大聲叫喊;狂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ast@(v.5)烤,炙,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b@(v.3)搶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be@(v.4)使穿上禮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cket@(v.6)用火箭運載;飛快行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t@(v.3)腐爛,腐壞;腐朽,破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ugh@(v.5)使不平,使粗糙;草擬;粗魯行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or@(v.5)謠傳;傳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st@(v.4)生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tter@(v.7)使分散;使潰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edule@(v.8)安排;將……列入計畫（或時間）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op@(v.5)用勺舀;挖空;挖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ut@(v.5)偵察;搜索;嘲笑,嘲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eam@(v.6)尖叫;放聲大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ew@(v.5)(用螺釘等)固定;扭歪(臉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ub@(v.5)用力擦洗;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al@(v.4)封,密封;蓋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ek@(v.4)尋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ize@(v.5)抓住;捉住;沒收;扣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w@(v.3)縫製;縫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de@(v.5)遮蔽,蔽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dow@(v.6)使變暗;使陰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me@(v.5)使感到羞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mpoo@(v.7)洗(頭髮);洗(地毯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ve@(v.5)刮(鬍子等);修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rten@(v.7)使變短;縮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vel@(v.6)用鐵鍬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rink@(v.6)縮短,皺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gh@(v.4)嘆氣,嘆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gnal@(v.6)發信號,打信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n@(v.3)犯(罪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p@(v.3)啜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ate@(v.5)溜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i@(v.3)滑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ip@(v.4)略過;漏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ave@(v.5)奴隸般工作;苦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ice@(v.5)切成薄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ooth@(v.6)光滑地,平滑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ap@(v.4)突然折斷;用快照拍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row@(v.6)感到悲傷;懊悔;遺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ce@(v.5)加香料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ll@(v.5)使溢出;使濺出;使散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@(v.4)使(陀螺等)旋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t@(v.4)吐(唾液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lash@(v.6)濺,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il@(v.5)寵壞,溺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rain@(v.6)扭;扭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ray@(v.5)噴灑,噴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rinkle@(v.8)灑,噴淋;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y@(v.3)暗中監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eeze@(v.7)榨,擠,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b@(v.4)刺,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ff@(v.5)給...配備職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re@(v.5)盯,凝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rve@(v.6)餓死;餓得慌;渴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ady@(v.6)使穩固;使穩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ng@(v.5)刺,螫,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r@(v.4)攪拌,攪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tch@(v.6)縫;繡;編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p@(v.5)剝去,剝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ucture@(v.9)構造;組織;建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ff@(v.5)裝;填;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yle@(v.5)稱呼;命名;設計;使成為時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ck@(v.4)吸,吮,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ffer@(v.6)遭受;經歷;受苦;患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ggest@(v.7)建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m@(v.3)計算...的總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pose@(v.7)猜想,以為;假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round@(v.8)圍,圍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vey@(v.6)測量,勘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spect@(v.7)疑有,察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ear@(v.5)發誓;宣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eat@(v.5)出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ell@(v.5)腫起,腫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itch@(v.6)使轉換;為...轉接(電話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ck@(v.4)用平頭釘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g@(v.3)給...加標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ilor@(v.6)做裁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me@(v.4)馴化;使軟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x@(v.3)向...課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ase@(v.5)逗弄;取笑;向...強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nd@(v.4)走向;趨向;照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ead@(v.6)穿(針,線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eaten@(v.8)威脅,恐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ckle@(v.6)使發癢;逗...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dy@(v.4)使整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ghten@(v.7)變緊,繃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ss@(v.4)拋,扔,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w@(v.3)拖,拉;牽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ce@(v.5)追蹤;描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il@(v.5)拖,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port@(v.9)運送,運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sh@(v.5)修剪(樹等)的枯枝殘葉;丟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mble@(v.7)發抖;震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oop@(v.5)群集,集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g@(v.3)用力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mble@(v.6)跌倒;滾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ne@(v.4)為...調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tor@(v.5)當家庭教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wist@(v.5)扭轉;扭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te@(v.5)統一;使團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set@(v.5)使心煩意亂;翻倒;傾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nish@(v.6)使不見;使消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ry@(v.4)使不同;變更;呈多樣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g@(v.3)搖;搖擺;搖尾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ken@(v.5)醒來;睡醒;喚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nder@(v.6)漫遊;閒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n@(v.4)警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x@(v.3)給...上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aken@(v.6)削弱,減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ave@(v.5)織;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b@(v.3)(蜘蛛等)結網於;形成網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ed@(v.4)除掉(雜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ep@(v.4)哭泣,流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p@(v.4)鞭笞,抽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stle@(v.7)吹口哨;鳴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k@(v.4)眨(眼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pe@(v.4)擦;揩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ap@(v.4)包,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-ray@(v.5)用X光線檢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awn@(v.4)打呵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ell@(v.4)吼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ipper@(v.6)拉上拉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one@(v.4)劃出...為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re@(v.4)敢;竟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ght@(v.5)應當,應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oard@(adv.6)在船(或飛機;車)上;上船(或飛機;車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terward@(adv.9)之後,以後,後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terwards@(adv.10)之後,後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art@(adv.5)分開地,相間隔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ide@(adv.5)在旁邊;到(或向)旁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dly@(adv.5)壞;拙劣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g@(adv.4)砰地;驀地,突然;恰好,正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ely@(adv.6)僅僅;勉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e@(adv.3)(置於方位詞前)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irly@(adv.6)公平地,公正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rther@(adv.7)(距離,時間)更遠地;此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ever@(adv.7)永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th@(adv.5)向前;向前方;向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urly@(adv.6)頻繁地;時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eed@(adv.6)確實,實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oors@(adv.7)在室內,在屋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tead@(adv.7)反而,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while@(adv.9)其間;同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posite@(adv.8)在對面,在對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doors@(adv.8)在戶外,在野外,在露天;往戶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enty@(adv.6)足夠,充分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p@(adv.3)突然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ugh@(adv.5)粗糙地,粗略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ldom@(adv.6)很少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rtly@(adv.7)立刻,馬上;簡短地,扼要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meday@(adv.7)將來有一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mehow@(adv.7)不知怎麼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metime@(adv.8)某一時候;日後,改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mewhat@(adv.8)有點,稍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ady@(adv.6)穩固地;穩定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eateningly@(adv.13)威脅地；脅迫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ght@(adv.5)牢牢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oard@(prep.6)上(船,飛機,車);在(船,飛機,車)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neath@(prep.7)在...之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to@(prep.4)到...之上;向...之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posite@(prep.8)在...對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less@(conj.6)如果不,除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ident@(n.8)事故;災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ount@(n.7)帳目;描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e@(n.4)(持續性地)疼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ievement@(n.11)成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tivity@(n.8)活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@(n.2)廣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vantage@(n.9)優點,優勢;利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venture@(n.9)冒險;冒險活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vertisement@(n.13)廣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vice@(n.6)忠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viser@(n.7)顧問;指導教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visor@(n.7)advis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iculture@(n.11)農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ey@(n.5)小巷,後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zement@(n.9)驚奇,詫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bassador@(n.10)大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bition@(n.8)野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gel@(n.5)天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gle@(n.5)角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nouncement@(n.12)宣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eal@(n.6)呼籲,懇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roach@(n.8)靠近;方法,門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quarium@(n.8)養魚缸;水族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thmetic@(n.10)算術,計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ival@(n.7)到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h@(n.3)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hlete@(n.7)運動員,體育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empt@(n.7)企圖,嘗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itude@(n.8)態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dience@(n.8)聽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thor@(n.6)作者;作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to@(n.4)汽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tomobile@(n.10)汽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enue@(n.6)大街,大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erage@(n.7)平均;平均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ward@(n.5)獎;獎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x@(n.2)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xe@(n.3)a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kground@(n.10)背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on@(n.5)燻豬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teria@(n.8)細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dminton@(n.9)羽毛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ggage@(n.7)行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it@(n.4)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lance@(n.7)平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dage@(n.7)繃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g@(n.4)猛擊;猛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n@(n.4)穀倉;糧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rel@(n.6)大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y@(n.3)海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st@(n.5)野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ggar@(n.6)乞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ing@(n.5)存在;生存;生命;本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lly@(n.5)腹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nefit@(n.7)利益;好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rry@(n.5)莓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ble@(n.5)聖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llion@(n.7)(美國)十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ngo@(n.5)賓果遊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scuit@(n.7)(美國)小麵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ame@(n.5)責備,指責;責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anket@(n.7)毯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use@(n.6)女裝短上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ot@(n.4)(長筒)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rder@(n.6)邊緣;邊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re@(n.4)令人討厭的人(或事物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ke@(n.5)煞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ss@(n.5)黃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very@(n.7)勇敢,勇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ast@(n.6)乳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ath@(n.6)呼吸,氣息;微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eze@(n.6)微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ide@(n.5)新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ok@(n.5)小河,小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om@(n.5)掃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w@(n.4)眉頭;眉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bble@(n.6)水泡,氣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cket@(n.6)水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d@(n.3)葉芽;花蕾;少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dget@(n.6)預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ffalo@(n.7)水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ffet@(n.6)自助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lb@(n.4)電燈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ll@(n.4)公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llet@(n.6)子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mp@(n.4)重擊;猛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nch@(n.5)串,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rden@(n.6)重擔;負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rglar@(n.7)夜賊,破門盜竊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sh@(n.4)灌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zz@(n.4)嗡嗡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bin@(n.5)客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us@(n.6)校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e@(n.4)藤條;手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oe@(n.5)皮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yon@(n.6)峽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ital@(n.7)首都;首府;資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ture@(n.7)佔領;獲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penter@(n.9)木工,木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riage@(n.8)運輸;運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st@(n.4)鑄型;模子;投;擲;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erpillar@(n.11)履帶牽引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tle@(n.6)牛;牲口,家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imeter@(n.10)公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mics@(n.8)(當單數用)製陶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in@(n.5)鏈條;項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llenge@(n.9)挑戰;艱鉅的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mpion@(n.8)優勝者,冠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nnel@(n.7)管道;頻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pter@(n.7)(書籍的)章,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m@(n.5)魅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t@(n.4)閒談,聊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ek@(n.5)臉頰;腮幫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er@(n.5)喝采;鼓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ese@(n.6)起司;乳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rry@(n.6)櫻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st@(n.5)胸;箱子,盒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w@(n.4)咀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ldhood@(n.9)幼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ll@(n.5)寒冷,寒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mney@(n.7)煙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na@(n.5)中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p@(n.4)晶片;屑片;炸洋芋片;籌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ke@(n.5)窒息,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p@(n.4)肋骨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garette@(n.9)香煙,紙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cus@(n.6)馬戲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ck@(n.5)卡嗒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ent@(n.6)顧客,客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nic@(n.6)診所,門診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p@(n.4)夾;鉗;迴紋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ue@(n.4)線索,跡象,提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cktail@(n.8)雞尾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conut@(n.7)椰子;椰子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ar@(n.6)衣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ection@(n.10)收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ege@(n.7)學院;大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ony@(n.6)殖民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umn@(n.6)(報紙的)欄,段;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fort@(n.7)安逸,舒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a@(n.5)逗號;停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and@(n.7)命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ercial@(n.10)商業廣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ittee@(n.9)委員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rison@(n.10)比較,對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aint@(n.9)抱怨;抗議;怨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x@(n.7)複合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cern@(n.7)關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cert@(n.7)音樂會,演奏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clusion@(n.10)結論;推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dition@(n.9)情況;條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e@(n.4)圓錐體;圓錐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nection@(n.10)連接;聯絡;銜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ideration@(n.13)考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ant@(n.8)常數,衡量;不變的事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inent@(n.9)大陸,陸地;大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ract@(n.8)和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ch@(n.5)長沙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ward@(n.6)懦夫,膽怯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dle@(n.6)搖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sh@(n.5)相撞(事故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wl@(n.5)緩慢的行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tor@(n.7)創造者;創作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ture@(n.8)生物;動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dit@(n.6)信用;貸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w@(n.4)全體船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cket@(n.7)蟋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minal@(n.8)罪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wn@(n.5)王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tch@(n.6)丁形柺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pboard@(n.8)食櫥;碗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rent@(n.7)水流;電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cle@(n.5)週期;循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iry@(n.5)牛奶店;牛奶及乳品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m@(n.3)水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rling@(n.7)心愛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sh@(n.4)急衝,奔跑;破折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aler@(n.6)業者;商人;發牌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cade@(n.6)十;十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ck@(n.4)(船的) 艙面,甲板;(紙牌的)一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ed@(n.4)契據;證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inition@(n.10)定義;釋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ivery@(n.8)投遞,傳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mocracy@(n.9)民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posit@(n.7)存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on@(n.11)敘述;形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igner@(n.8)設計者;構思者;時裝設計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tail@(n.6)細節;詳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vil@(n.5)魔鬼,惡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logue@(n.8)對話;交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et@(n.4)飲食;特種飲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me@(n.4)一角硬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@(n.3)(價格的)下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rt@(n.4)污物;爛泥;灰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appointment@(n.14)失望;掃興,沮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@(n.4)圓盤;盤狀物;磁盤;鐵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o@(n.5)迪斯科音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otheque@(n.11)小舞廳;迪斯科舞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ount@(n.8)折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overy@(n.9)發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ease@(n.7)病,疾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k@(n.4)圓盤;(電腦)磁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like@(n.7)不喜愛,厭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tch@(n.5)溝;壕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ve@(n.4)俯衝,急劇下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ck@(n.4)碼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dge@(n.5)躲閃;託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se@(n.4)(藥物等的)一劑,一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in@(n.5)排水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ip@(n.4)滴下;滴水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unk@(n.5)醉漢,酒鬼;酒宴,鬧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e@(n.3)應得之物;應得權益;應付款;稅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mp@(n.4)垃圾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st@(n.4)灰塵,塵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rnings@(n.8)收入,工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o@(n.4)回聲;回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dition@(n.7)版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ditor@(n.6)編者;校訂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bow@(n.5)肘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ction@(n.8)選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ctricity@(n.11)電;電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ergency@(n.9)緊急情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peror@(n.7)皇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ployee@(n.8)受雇者,雇工,雇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ployer@(n.8)雇主,雇用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ployment@(n.10)雇用;受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gagement@(n.10)訂婚;諾言;雇用;交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gine@(n.6)引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gineer@(n.8)工程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try@(n.5)進入,入場;入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vy@(n.4)妒忌;羨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cape@(n.6)逃跑;逃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il@(n.4)邪惡,罪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ellence@(n.10)優秀;傑出;卓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hange@(n.8)交換;交流;交易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hibition@(n.10)展覽;展覽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istence@(n.9)存在,實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it@(n.4)出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ectation@(n.11)期待;預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ense@(n.7)費用;支出;消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eriment@(n.10)實驗;試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ort@(n.6)出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ression@(n.10)表達;表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reme@(n.7)極端,末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ble@(n.5)寓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ctor@(n.6)因素;要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int@(n.5)昏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iry@(n.5)小妖精;仙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ith@(n.5)信念;信任,完全信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ke@(n.4)冒牌貨;仿造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n@(n.3)風扇;扇子;迷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natic@(n.7)狂熱者;盲信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ncy@(n.5)愛好;迷戀;想像;怪念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re@(n.4)(交通工具的)票價,車(船)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shion@(n.7)流行式樣;時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te@(n.4)命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ucet@(n.6)水龍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x@(n.3)傳真通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ather@(n.7)羽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ature@(n.7)特徵,特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e@(n.4)檔案,案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rework@(n.8)煙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st@(n.4)拳;掌握;支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me@(n.5)火焰;火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vor@(n.6)味,味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ea@(n.4)跳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esh@(n.5)肉,肌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oat@(n.5)漂游物;木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ock@(n.5)(飛禽,牲畜等的)群;人群,群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ld@(n.4)摺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lk@(n.4)人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llower@(n.8)追隨者;信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ehead@(n.8)額,前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tune@(n.7)財產,財富;巨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untain@(n.8)泉水;噴泉;水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eze@(n.6)結冰;凝固;(物價,工資等的)凍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iendship@(n.10)友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y@(n.3)炸薯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d@(n.4)資金,基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r@(n.3)軟毛;毛皮製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rniture@(n.9)傢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lon@(n.6)加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mble@(n.6)賭博;打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ng@(n.4)一幫,一群;惡少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p@(n.3)裂口,缺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rlic@(n.6)大蒜;蒜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s@(n.3)瓦斯;汽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soline@(n.8)汽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sture@(n.7)姿勢;表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ance@(n.6)一瞥;掃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ory@(n.5)光榮,榮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ow@(n.4)灼熱;光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ssip@(n.6)閒話,聊天;流言蜚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vernor@(n.8)州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wn@(n.4)(婦女穿的)長禮服;晨衣,睡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b@(n.4)攫取,霸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duate@(n.8)大學畢業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in@(n.5)穀物;(砂,鹽等的)粒,細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m@(n.4)公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sp@(n.5)抓,緊握;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sshopper@(n.11)蚱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enhouse@(n.10)溫室,暖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in@(n.4)露齒的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cery@(n.7)食品雜貨; 食品雜貨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ardian@(n.8)保護者,守護者;管理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idance@(n.8)指導;引導;領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m@(n.3)口香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ym@(n.3)體育館;體育;體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ymnasium@(n.9)體育館;健身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irdresser@(n.11)美髮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llway@(n.7)玄關;門廳,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ndful@(n.7)少數,少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bor@(n.6)港灣,海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m@(n.4)損傷,傷害;危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vest@(n.7)收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tch@(n.5)(船的)艙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wk@(n.4)鷹,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y@(n.3)(做飼料用的)乾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dline@(n.8)(報紙等的)標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dquarters@(n.12)總部,總公司,總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p@(n.4)(一)堆,堆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ven@(n.6)天國;上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el@(n.4)腳後跟,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l@(n.4)地獄,冥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met@(n.6)盔;頭盔;鋼盔;帽盔;安全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ke@(n.4)徒步旅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nt@(n.4)暗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storian@(n.9)歷史學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ve@(n.4)蜂房;蜂巢;熱鬧的場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llow@(n.6)洞,穴;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etown@(n.8)故鄉;家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nesty@(n.7)誠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nor@(n.5)榮譽;名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n@(n.4)角;觸角;喇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ror@(n.6)恐怖,震驚,毛骨悚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usekeeper@(n.11)女管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g@(n.3)緊抱;擁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ankind@(n.9)人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sh@(n.4)靜寂,沈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t@(n.3)小屋;臨時營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eal@(n.5)理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entity@(n.8)身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gnorance@(n.9)無知,不學無術;愚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age@(n.5)肖像影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agination@(n.11)想像力;創造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ort@(n.6)進口商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ividual@(n.10)個人;個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erior@(n.8)次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jury@(n.6)傷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n@(n.3)小旅館,客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pector@(n.9)檢查員;視察員;督察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truction@(n.11)教學,講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roduction@(n.12)介紹;正式引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entor@(n.8)發明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vory@(n.5)象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il@(n.4)監獄;拘留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r@(n.3)罐,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w@(n.3)頜;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elly@(n.5)果凍;果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et@(n.3)噴射;噴出物;噴射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ewel@(n.5)寶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ewelry@(n.7)(總稱)珠寶;首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urnal@(n.7)日報;雜誌;期刊;日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urney@(n.7)旅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gle@(n.6)(熱帶)叢林,密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k@(n.4)廢棄的舊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stice@(n.7)正義;公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angaroo@(n.8)袋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ettle@(n.6)水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eyboard@(n.8)鍵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dney@(n.6)腎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logram@(n.8)公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lometer@(n.9)公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t@(n.3)成套工具;配套元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m@(n.2)kilome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ight@(n.6)騎士,武士;護衛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it@(n.4)編織衣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ob@(n.4)球形突出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ot@(n.4)花結;蝴蝶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bel@(n.5)貼紙;標籤;商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ce@(n.4)鞋帶;帶子;花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dder@(n.6)梯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ughter@(n.8)笑;笑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undry@(n.7)洗衣店;送洗的衣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wn@(n.4)草坪,草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k@(n.4)(水,瓦斯等的)漏出;漏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p@(n.4)跳,跳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ther@(n.7)皮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isure@(n.7)閒暇,空暇時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ns@(n.4)透鏡;鏡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ar@(n.4)說謊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berty@(n.7)自由;自由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brarian@(n.9)圖書館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feboat@(n.8)救生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feguard@(n.9)救生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fetime@(n.8)一生,終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ghthouse@(n.10)燈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mb@(n.4)肢;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en@(n.5)亞麻布製品(如床單,桌巾,內衣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pstick@(n.8)口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tter@(n.6)廢棄物,零亂之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ver@(n.5)肝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ad@(n.4)裝載;擔子;工作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bby@(n.5)大廳;門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bster@(n.7)龍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llipop@(n.8)棒棒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rd@(n.4)(大寫)上帝,基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udspeaker@(n.11)揚聲器,擴聲器,喇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ggage@(n.7)行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llaby@(n.7)催眠曲,搖籃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ng@(n.4)肺,肺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gnet@(n.6)磁鐵,磁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d@(n.4)侍女;女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jor@(n.5)主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jority@(n.8)過半數,大多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l@(n.4)大規模購物中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agement@(n.10)管理;經營;處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ager@(n.7)經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kind@(n.7)人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ners@(n.7)禮貌;規矩;風俗,習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ble@(n.6)大理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ch@(n.5)三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h@(n.4)數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hematics@(n.11)數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yor@(n.5)市長,鎮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dow@(n.6)草地,牧草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while@(n.9)其時,其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al@(n.5)獎章,紀念章,勳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a@(n.5)媒介物;新聞媒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um@(n.6)中間;中庸;媒體;工具;傳播媒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mbership@(n.10)會員身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tion@(n.7)提及,說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rchant@(n.8)商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ss@(n.4)混亂,凌亂的狀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crophone@(n.10)麥克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crowave@(n.9)微波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ght@(n.5)力量,威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ke@(n.4)擴音器;麥克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ll@(n.4)磨坊;銑床;銑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llionaire@(n.11)百萬富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er@(n.5)礦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or@(n.5)未成年者;副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ority@(n.8)少數;少數民族;未成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racle@(n.7)奇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ery@(n.6)痛苦;不幸;悲慘;窮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sile@(n.7)飛彈,導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sion@(n.7)使節團;使命,任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t@(n.4)薄霧;噴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xture@(n.7)混合,混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b@(n.3)暴民,烏合之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isture@(n.8)濕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k@(n.4)修道士;僧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od@(n.4)心情,心境,情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p@(n.3)拖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ral@(n.5)道德;品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tel@(n.5)汽車旅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tor@(n.5)馬達,發動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rder@(n.6)謀殺,兇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cle@(n.6)肌;肌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hroom@(n.8)蘑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ical@(n.7)歌舞劇;音樂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stery@(n.7)神祕,祕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nny@(n.5)保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p@(n.3)打盹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tive@(n.6)土著,原住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vy@(n.4)海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cessity@(n.9)必需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cktie@(n.7)領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ighborhood@(n.12)近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rve@(n.5)神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twork@(n.7)電視網;電腦網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kname@(n.8)綽號,渾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ble@(n.5)貴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velist@(n.8)小說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n@(n.3)修女;尼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ak@(n.3)橡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ccasion@(n.8)場合,時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erator@(n.8)接線生;運算符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portunity@(n.11)機會;良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posite@(n.8)對立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igin@(n.6)起源;由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iginal@(n.8)原著;原畫;原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phan@(n.6)孤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line@(n.7)外形;輪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coat@(n.8)外套,大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wnership@(n.9)物主身分;所有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d@(n.3)墊,襯墊;護墊;鞍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il@(n.4)桶;提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l@(n.3)伙伴;好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lace@(n.6)皇宮,宮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cake@(n.7)薄煎餅,薄烤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ic@(n.5)恐慌,驚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de@(n.6)行列,遊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dise@(n.8)樂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cel@(n.6)小包,包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sage@(n.7)通行;走廊,過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sion@(n.7)熱情,激情;酷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sport@(n.8)護照;通行證;執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sword@(n.8)密碼;口令;暗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ience@(n.8)耐心;忍耐;耐性;毅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use@(n.5)暫停,間歇;躊躇,猶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vement@(n.8)鋪築過的地面;人行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w@(n.3)腳爪;爪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y@(n.3)薪俸;報酬;報償;懲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a@(n.3)豌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ak@(n.4)山頂;頂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arl@(n.5)珍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el@(n.4)(水果,蔬菜等的)皮;(對蝦等的)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ep@(n.4)窺視;偷看;一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nny@(n.5)便士;一便士硬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formance@(n.11)演出;演奏;表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mission@(n.10)允許,許可,同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mit@(n.6)許可證,執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onality@(n.11)人格,品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st@(n.4),害蟲;有害的植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ckle@(n.6)醃黃瓜等的泡菜;鹽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ll@(n.4)藥丸,藥片;(女用)口服避孕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lot@(n.5)(飛機等的)駕駛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e@(n.4)松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t@(n.4)品脫(英美容量或液量名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t@(n.3)窪坑,凹處;地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ty@(n.4)憐憫;同情;憾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stic@(n.7)塑膠;塑膠製品;信用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enty@(n.6)豐富;充足;大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ug@(n.4)塞子,栓;堵塞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um@(n.4)洋李; 梅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umber@(n.7)管子工,鉛管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e@(n.4)柱;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itician@(n.10)政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itics@(n.8)黨派關係,手腕,權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l@(n.4)民意測驗;投票,選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ny@(n.4)矮種馬;小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celain@(n.9)瓷;(總稱)瓷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tion@(n.7)(一)部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trait@(n.8)肖像,畫像;相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tage@(n.7)郵資,郵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ter@(n.6)招貼,海報,廣告(畫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tponement@(n.12)延期;延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tery@(n.7)陶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verty@(n.7)貧窮,貧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wder@(n.6)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ayer@(n.6)祈禱,禱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paration@(n.11)準備,預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ssure@(n.8)壓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est@(n.6)牧師;神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cess@(n.7)過程,進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duct@(n.7)產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fit@(n.6)利潤,盈利;收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gram@(n.7)節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of@(n.5)證據;物證;證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perty@(n.8)財產,資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posal@(n.8)提議;計劃;提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tection@(n.10)保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b@(n.3)酒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nch@(n.5)一種用酒,果汁,香料等調和的飲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arrel@(n.7)爭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ote@(n.5)引文;報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dar@(n.5)雷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g@(n.3)破布;抹布;破爛衣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isin@(n.6)葡萄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k@(n.4)等級;地位,身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te@(n.4)比率;價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y@(n.3)光線;輻射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zor@(n.5)剃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ction@(n.8)反應,感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eipt@(n.7)收據,收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eiver@(n.8)受領人;收件人,收款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order@(n.8)錄影機;錄音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ret@(n.6)懊悔,悔恨;抱歉,遺憾;哀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ease@(n.7)發行,發表;釋放,解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ief@(n.6)緩和,減輕;解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igion@(n.8)宗教;宗教信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t@(n.4)租金,租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air@(n.6)修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lacement@(n.11)取代;接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resentative@(n.14)代表,代理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ublic@(n.8)共和國;共和政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quest@(n.7)要求,請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erve@(n.7)儲備(物);儲備金;保留(物);儲藏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ource@(n.8)資源;物力,財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ponse@(n.8)回答;答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ponsibility@(n.14)責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bbon@(n.6)緞帶;絲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ddle@(n.6)謎,謎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sk@(n.4)危險,風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ar@(n.4)吼,嘯;怒號;喧鬧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ast@(n.5)烘烤;烤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bber@(n.6)搶劫者,強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bbery@(n.7)搶劫;盜取;搶劫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be@(n.4)長袍,浴衣,睡袍;學士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cket@(n.6)飛彈,火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mantic@(n.8)浪漫的人;愛幻想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t@(n.3)腐爛,腐壞;腐敗,墮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ugh@(n.5)高低不平的地面;粗製品;梗概;草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utine@(n.7)例行公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g@(n.3)小地毯;毛皮地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or@(n.5)謠言,謠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st@(n.4)鏽,鐵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ck@(n.4)袋;粗布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ke@(n.4)理由;緣故;利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ucer@(n.6)淺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usage@(n.7)香腸,臘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ving@(n.6)挽救;節儉,節約;儲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le@(n.5)尺度;等級;級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recrow@(n.9)稻草人;威嚇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rf@(n.5)圍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tter@(n.7)消散;分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edule@(n.8)清單;目錄;時間表;課程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olar@(n.7)學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olarship@(n.11)獎學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op@(n.5)勺子;戽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ut@(n.5)斥候;童子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eam@(n.6)尖叫;尖銳刺耳的聲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ew@(n.5)螺釘,螺絲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ub@(n.5)擦洗,擦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al@(n.4)圖章,印信;封(印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urity@(n.8)安全;保安;保障;證券,債券證券,債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paration@(n.10)分開;分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x@(n.3)性別;色情;性交;性慾;性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de@(n.5)蔭;陰涼處;陰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dow@(n.6)蔭;陰暗處;影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me@(n.5)羞恥(心),羞愧(感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mpoo@(n.7)洗髮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ve@(n.5)剃刀,刮鬍刀;修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epherd@(n.8)牧羊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vel@(n.6)鏟子,鐵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gh@(n.4)嘆氣,嘆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gnal@(n.6)信號;暗號;交通指示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milarity@(n.10)類似;相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n@(n.3)罪孽,罪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p@(n.3)一小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tuation@(n.9)處境,境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ate@(n.5)冰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i@(n.3)滑雪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ip@(n.4)省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yscraper@(n.10)摩天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ave@(n.5)奴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eeve@(n.6)袖子;袖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ice@(n.5)薄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ope@(n.5)傾斜;坡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ap@(n.4)猛咬;突然折斷;劈啪聲;快照;活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e@(n.4)痛處;瘡,潰瘍;傷心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row@(n.6)悲痛,悲哀,悲傷,憂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de@(n.5)鏟;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ghetti@(n.9)義大利麵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ce@(n.5)香料,調味品;少許,一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ll@(n.5)溢出;濺出;散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@(n.4)旋轉;自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t@(n.4)唾液,口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te@(n.5)惡意,心術不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lash@(n.6)濺潑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rain@(n.6)扭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ray@(n.5)浪花;噴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rinkle@(n.8)稀疏小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y@(n.3)間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eeze@(n.7)榨;壓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b@(n.4)刺,戳;刺破的傷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dium@(n.7)體育場,運動場;球場;競技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ff@(n.5)(全體)職員;幕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re@(n.5)凝視,注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tue@(n.6)雕像,塑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ady@(n.6)(關係確定的)情侶;固定支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child@(n.9)繼子(或繼女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father@(n.10)繼父,後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mother@(n.10)繼母,後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reo@(n.6)立體音響裝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ng@(n.5)螫針;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r@(n.4)撥動,攪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tch@(n.6)一針;(縫合傷口的)針線;針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cking@(n.8)長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mach@(n.7)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ol@(n.5)凳子;擱腳凳;解大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tegy@(n.8)策略,計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ength@(n.8)力量,力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p@(n.5)條,帶;脫衣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ucture@(n.9)結構;構造;建築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dio@(n.6)工作室,畫室;雕塑室;照相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ff@(n.5)材料,原料;物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yle@(n.5)時尚;風格;文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stance@(n.9)物質;主旨;要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urb@(n.6)郊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ck@(n.4)吸吮,吸食;一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icide@(n.7)自殺,自殺行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m@(n.3)總和,總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mmary@(n.7)總結,摘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mmit@(n.6)頂峰;最高級會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erior@(n.8)上司;長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vey@(n.6)調查;調查報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vival@(n.8)倖存;殘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vivor@(n.8)倖存者,生還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spect@(n.7)嫌疑犯;可疑分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spicion@(n.9)懷疑,疑心,猜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eat@(n.5)汗,汗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ell@(n.5)鼓起,膨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itch@(n.6)開關,電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ord@(n.5)劍,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stem@(n.6)系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blet@(n.6)藥片;小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ck@(n.4)大頭釘;圖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g@(n.3)標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ilor@(n.6)裁縫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p@(n.3)龍頭;竊聽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x@(n.3)稅;稅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ase@(n.5)戲弄;賣弄風騷的女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chnique@(n.9)技巧;技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chnology@(n.10)工藝學;工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mper@(n.6)情緒;脾氣;暴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mperature@(n.11)溫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rritory@(n.9)領土,版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xt@(n.4)正文,本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ory@(n.6)學說;論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rst@(n.6)渴,口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ead@(n.6)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eat@(n.6)威脅,恐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ckle@(n.6)呵癢;癢感;使人癢的東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de@(n.4)潮汐;潮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ber@(n.6)木材;樹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ssue@(n.6)紙巾;面紙;(動植物的)組織[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bacco@(n.7)菸草;煙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n@(n.3)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rtoise@(n.8)陸龜;龜,烏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ss@(n.4)擲幣賭勝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urism@(n.7)旅遊,觀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urist@(n.7)旅遊者,觀光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w@(n.3)拖,拉;牽引;拖輪;拖曳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ce@(n.5)蹤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der@(n.6)商人;交易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il@(n.5)拖曳物,尾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port@(n.9)交通工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sh@(n.5)垃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veler@(n.8)旅客;遊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y@(n.4)盤子,托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mble@(n.7)震顫,發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nd@(n.5)趨勢,傾向;時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be@(n.5)部落;種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oop@(n.5)軍隊,部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nk@(n.5)樹幹;大血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b@(n.3)浴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g@(n.3)牽引,拖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lip@(n.5)鬱金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mble@(n.6)跌跤;墜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mmy@(n.5)肚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ne@(n.4)曲調;歌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tor@(n.5)家庭教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wig@(n.4)細枝;嫩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win@(n.4)孿生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wist@(n.5)扭傷;曲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ypewriter@(n.10)打字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on@(n.5)工會;結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ty@(n.5)整體;一貫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verse@(n.8)宇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set@(n.5)翻倒;傾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n@(n.3)有蓋小貨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riety@(n.7)多樣化,變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se@(n.4)花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hicle@(n.7)車輛;飛行器;傳播媒介;工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se@(n.5)詩;韻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st@(n.4)背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e-president@(n.14)副(總統、校長、總裁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tim@(n.6)受害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ence@(n.8)暴力行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et@(n.6)紫蘿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sion@(n.6)視力;視覺;洞察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tamin@(n.7)維他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lume@(n.6)卷,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g@(n.3)搖擺; 愛說笑打趣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ge@(n.4)薪水;報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ges@(n.5)代價;報償;工資總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gon@(n.5)運貨馬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nder@(n.6)遊蕩;徘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mth@(n.6)溫暖;親切;熱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x@(n.3)蠟;蜂蠟;耳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alth@(n.6)財富;大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ave@(n.5)織法,編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b@(n.3)蜘蛛網;網狀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ed@(n.4)雜草;野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ep@(n.4)哭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eat@(n.5)小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p@(n.4)抽打;拍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stle@(n.7)口哨;警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low@(n.6)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k@(n.4)眨眼;瞬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pe@(n.4)擦,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sdom@(n.6)智慧,才智;名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ap@(n.4)覆蓋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ist@(n.5)手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-ray@(n.5)X光照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awn@(n.4)呵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ell@(n.4)叫喊;吼叫;歡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olk@(n.4)蛋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oungster@(n.9)年輕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ipper@(n.6)拉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one@(n.4)地區;時區;(地)層</text:p>
          </table:table-cell>
          <table:table-cell table:number-columns-repeated="1023"/>
        </table:table-row>
        <table:table-row table:style-name="ro2" table:number-rows-repeated="10471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級" table:style-name="ta4">
        <office:forms form:automatic-focus="false" form:apply-design-mode="false"/>
        <table:table-column table:style-name="co8" table:default-cell-style-name="ce2"/>
        <table:table-column table:style-name="co2" table:number-columns-repeated="1023" table:default-cell-style-name="Default"/>
        <table:table-row table:style-name="ro2">
          <table:table-cell office:value-type="string" calcext:value-type="string">
            <text:p>absolute@(adj.8)絕對的;完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@(adj.8)抽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ademic@(adj.8)學術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idental@(adj.10)偶然的;意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id@(adj.4)酸性的;有酸味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equate@(adj.8)足夠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mirable@(adj.9)值得讚揚的;絕妙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gressive@(adj.10)好鬥的,挑釁的;有進取精神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eeable@(adj.9)欣然贊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ert@(adj.5)警惕的;機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teur@(adj.7)業餘的;外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bitious@(adj.9)有野心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nual@(adj.6)一年一次的;每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xious@(adj.7)焦慮的,掛念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ropriate@(adj.11)適當的,恰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ificial@(adj.10)人工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istic@(adj.8)藝術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hamed@(adj.7)羞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ociate@(adj.9)夥伴的;共事的;副的;聯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hletic@(adj.8)運動的,體育的;行動敏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omic@(adj.6)原子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dio@(adj.5)聽覺的,聲音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wkward@(adj.7)笨拙的;尷尬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ld@(adj.4)禿頭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krupt@(adj.8)破產的;已完全失敗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ke@(adj.5)一文不名的;破了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utal@(adj.6)野蠻的;粗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acteristic@(adj.14)特有的,獨特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cular@(adj.8)圓形的;環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vilian@(adj.8)百姓的;民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umsy@(adj.6)笨拙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arse@(adj.6)粗的,粗糙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ic@(adj.5)滑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etitive@(adj.11)競爭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crete@(adj.8)具體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equent@(adj.10)隨之發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ervative@(adj.12)保守的,守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istent@(adj.10)始終如一的,前後一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ructive@(adj.12)建設性的;積極的;有助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ent@(adj.7)滿意的;甘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inual@(adj.9)不間斷的,連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inuous@(adj.10)連續的,不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rary@(adj.8)相反的,對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ventional@(adj.12)習慣的,慣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operative@(adj.11)合作的;合作社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pper@(adj.6)紅銅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er@(adj.7)相反的;反對的;對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rageous@(adj.10)英勇的,勇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rteous@(adj.9)有禮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tical@(adj.8)緊要的,關鍵性的,危急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nning@(adj.7)狡猾的,奸詐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mp@(adj.4)有濕氣的;潮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ensible@(adj.10)可防禦的;可辯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ensive@(adj.9)防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inite@(adj.8)明確的,確切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icate@(adj.8)易碎的;嬌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ightful@(adj.10)令人愉快的,令人高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nse@(adj.5)密集的,稠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pendable@(adj.10)可靠的;可信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pendent@(adj.9)依靠的;依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perate@(adj.9)極度渴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tective@(adj.9)偵查用的;探測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gital@(adj.7)數字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inct@(adj.8)與其他不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inguished@(adj.13)卓越的;著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vine@(adj.6)神授的,天賜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minant@(adj.8)佔優勢的,支配的,統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rable@(adj.7)經久的,耐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sty@(adj.5)滿是灰塵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ynamic@(adj.7)動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rnest@(adj.7)誠摯的;熱心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onomic@(adj.8)經濟上的;經濟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onomical@(adj.10)經濟的,節約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astic@(adj.7)有彈性的,有彈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gant@(adj.7)優美的,漂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mentary@(adj.10)基本的;初級的,基礎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otional@(adj.9)易動情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ormous@(adj.8)巨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vious@(adj.7)嫉妒的;羨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sential@(adj.9)必要的;實質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entual@(adj.8)最後的;結果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ident@(adj.7)明顯的;明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erimental@(adj.12)實驗性的;試驗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losive@(adj.9)爆炸(性)的;爆發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cial@(adj.6)臉的;面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ithful@(adj.8)忠實的;忠誠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ntastic@(adj.9)奇妙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tal@(adj.5)致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vorable@(adj.9)適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rtile@(adj.7)(土地)肥沃的,富饒的;受精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erce@(adj.6)兇猛的;殘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ancial@(adj.9)財政的;金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exible@(adj.8)可彎曲的;可變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uent@(adj.6)流利的,流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tunate@(adj.9)幸運的,僥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ssil@(adj.6)化石的;守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grant@(adj.8)香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ctional@(adj.10)機能的;實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damental@(adj.11)基礎的;根本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rious@(adj.7)狂怒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uine@(adj.7)真的;非偽造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ifted@(adj.6)有天資的,有天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igantic@(adj.8)巨大的,龐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orious@(adj.8)壯觀的,壯麗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ceful@(adj.8)優美的,雅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cious@(adj.8)親切的;和藹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mmatical@(adj.11)文法的;合乎文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teful@(adj.8)感謝的,感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ve@(adj.5)嚴重的;嚴肅的,認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asy@(adj.6)油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ilty@(adj.6)有罪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bitual@(adj.8)習以為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sh@(adj.5)粗糙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lthful@(adj.9)有益於健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norable@(adj.9)可尊敬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peful@(adj.7)抱有希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entical@(adj.9)完全相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le@(adj.4)無所事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gnorant@(adj.8)無知的,不學無術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aginable@(adj.10)能想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aginary@(adj.9)虛構的;幻想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aginative@(adj.11)虛構的;幻想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luential@(adj.11)有影響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ormative@(adj.11)教育性的;有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itial@(adj.7)開始的,最初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llectual@(adj.12)智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lligent@(adj.11)有才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nse@(adj.7)強烈的,劇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nsive@(adj.9)加強的;密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mediate@(adj.12)中等程度的,中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imate@(adj.8)親密的,熟悉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ior@(adj.6)年紀較輕的;資淺的三年級(生)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een@(adj.4)熱心的;敏銳的;渴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wful@(adj.6)合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n@(adj.4)精瘦的;貧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rned@(adj.7)有學問的,博學的;精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isurely@(adj.9)從容不迫的,悠閒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terary@(adj.8)文學的,文藝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gical@(adj.7)合邏輯的;合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usy@(adj.5)不潔的;卑鄙的;討厭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yal@(adj.5)忠誠的,忠心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nar@(adj.5)月的;陰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xurious@(adj.9)奢侈的;驕奢淫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gnetic@(adj.8)磁鐵的;磁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gnificent@(adj.11)壯麗的,宏偉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ual@(adj.6)用手操作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ximum@(adj.7)最大限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chanical@(adj.10)機械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morable@(adj.9)值得懷念的;難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morial@(adj.8)追悼的;記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re@(adj.4)僅僅的,只不過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ssy@(adj.5)混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ld@(adj.4)溫和的,溫柔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imum@(adj.7)最小的,最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erable@(adj.9)悽慘的;悲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erate@(adj.8)中等的,適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est@(adj.6)審慎的;適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thly@(adj.7)每月的;每月一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untainous@(adj.11)多山的;巨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ddy@(adj.5)多爛泥的;泥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ltiple@(adj.8)複合的;多樣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tual@(adj.6)相互的;共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sterious@(adj.10)神祕的;不可思議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arsighted@(adj.11)近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edy@(adj.5)貧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clear@(adj.7)原子能的;細胞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merous@(adj.8)許多的,很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edient@(adj.8)服從的,順從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jective@(adj.9)客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ccasional@(adj.10)偶爾的,非經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fensive@(adj.9)冒犯的,唐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al@(adj.4)口頭的,口述的;口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ganic@(adj.7)有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standing@(adj.11)傑出的;未償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al@(adj.4)卵形的;橢圓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night@(adj.9)通宵;整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al@(adj.7)部分的,局部的;不完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sive@(adj.7)被動的;消極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culiar@(adj.8)奇怪的;乖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manent@(adj.9)永久的,永恆的;永遠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uasive@(adj.10)有說服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ssimistic@(adj.11)悲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ilosophical@(adj.13)哲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ical@(adj.8)身體的;物理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entiful@(adj.9)豐富的,充足的;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ural@(adj.6)複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isonous@(adj.9)有毒的;有害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table@(adj.8)手提式的;輕便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cise@(adj.7)精確的;準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ferable@(adj.10)更可取的,更合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gnant@(adj.8)懷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e@(adj.5)最初的;原始的;基本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itive@(adj.9)原始的;遠古的;早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ductive@(adj.10)生產的,生產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fessional@(adj.12)職業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fitable@(adj.10)有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minent@(adj.9)卓越的,著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mising@(adj.9)有希望的,有前途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mpt@(adj.6)敏捷的;即時的,即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sperous@(adj.10)興旺的,繁榮的,昌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sychological@(adj.13)心理的,精神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listic@(adj.9)現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ative@(adj.8)有關的;相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uctant@(adj.9)不情願的;勉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markable@(adj.10)非凡的;卓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pectable@(adj.11)值得尊敬的;體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pectful@(adj.10)恭敬的;尊敬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olutionary@(adj.13)革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ral@(adj.5)農村的;田園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ior@(adj.6)年資較深的;四年級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vere@(adj.6)嚴重的;劇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meful@(adj.8)可恥的,丟臉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rtsighted@(adj.12)近視的;目光短淺的,缺乏遠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ngular@(adj.8)單數的;獨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ight@(adj.6)輕微的;微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ar@(adj.5)太陽的;日光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rowful@(adj.9)悲傷的;令人傷心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re@(adj.5)多餘的,剩下的;空閒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cy@(adj.5)辛辣的;痛快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ritual@(adj.9)心靈的;崇高純潔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lendid@(adj.8)燦爛的;傑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ngy@(adj.6)小氣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marine@(adj.9)海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spicious@(adj.10)猜疑的,疑心的;多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athetic@(adj.11)同情的;有同情心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stematic@(adj.10)有系統的;成體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chnological@(adj.13)技術(學)的,工藝(學)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nse@(adj.5)繃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orough@(adj.8)徹底的;完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oughtful@(adj.10)考慮周到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id@(adj.5)膽小的;羞怯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resome@(adj.8)令人厭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lerable@(adj.9)可忍受的;可容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lerant@(adj.8)忍受的,容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ugh@(adj.5)堅韌的,牢固的;頑固的;棘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gic@(adj.6)悲慘的,不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mendous@(adj.10)巨大的;極度的,驚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bal@(adj.6)部落的;種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oublesome@(adj.11)麻煩的,棘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que@(adj.6)獨特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versal@(adj.9)宇宙的;通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rban@(adj.5)城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rgent@(adj.6)緊急的,急迫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in@(adj.4)愛虛榮的;徒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st@(adj.4)廣闊的,浩瀚的;非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y@(adj.4)正是;恰好是;僅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rgin@(adj.6)未玷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sual@(adj.6)視力的;光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tal@(adj.5)充滿活力的;致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luntary@(adj.9)自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ekly@(adj.6)每週的;一週一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early@(adj.6)每年的;按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outhful@(adj.8)年輕的;富青春活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andon@(v.7)放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orb@(v.6)吸收(液體,氣體,光,聲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ess@(v.6)取出(資料);使用;接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ompany@(v.9)陪同;伴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omplish@(v.10)完成;實現;達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use@(v.6)指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quaint@(v.8)使認識;使熟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quire@(v.7)取得;獲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apt@(v.5)使適應;使適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just@(v.6)校準;調整;適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ert@(v.5)向...報警;使警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use@(v.5)逗...高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lyze@(v.7)分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noy@(v.5)惹惱,使生氣;使煩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ologize@(v.9)道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oint@(v.7)任命,指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ch@(v.4)使成弧形,拱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se@(v.5)升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ouse@(v.6)喚起;激動;叫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emble@(v.8)集合,召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ign@(v.6)分配,分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ociate@(v.9)聯想,把...聯想在一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ume@(v.6)假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ure@(v.6)向...保證,擔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ach@(v.6)裝上,貼上;使附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wait@(v.5)等候,期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kpack@(v.8)把...放入背包; 背負簡便行李旅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krupt@(v.8)使破產;使赤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gain@(v.7)討價還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end@(v.5)使混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ink@(v.5)眨眼睛;閃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om@(v.5)開花;興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ssom@(v.7)開花;發展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ush@(v.5)臉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ast@(v.5)吹牛;誇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nd@(v.4)以...作抵押;使...黏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unce@(v.6)彈起,彈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ed@(v.5)使繁殖,飼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il@(v.5)烤;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culate@(v.9)計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aign@(v.8)參加競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ve@(v.5)刻,雕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alog@(v.7)將...編入目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alogue@(v.9)為...編目;登記,記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ase@(v.5)停止,終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ment@(v.6)黏緊,黏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rish@(v.7)撫育;愛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rp@(v.5)鳥發啾聲;蟲發唧聲;人嘁喳說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culate@(v.9)流通;發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rify@(v.7)澄清;闡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h@(v.5)砰地相碰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sify@(v.8)將...分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max@(v.6)使達到頂點(或高潮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de@(v.4)為...編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apse@(v.8)倒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ent@(v.7)評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it@(v.6)使作出保證;犯(罪),做(錯事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icate@(v.10)使複雜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ose@(v.7)作(詩,曲等);構(圖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centrate@(v.11)濃縮;全神貫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crete@(v.8)使凝固;使結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ess@(v.7)坦白,供認,承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ine@(v.7)限制;使局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gratulate@(v.12)祝賀;恭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quer@(v.7)克服;征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ist@(v.7)組成,構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itute@(v.10)構成,組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ruct@(v.9)建造,構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ult@(v.7)與...商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ume@(v.7)消耗,花費;耗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ent@(v.7)使滿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est@(v.7)競爭,角逐;爭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rast@(v.8)使對比,使對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ribute@(v.10)捐獻,捐助;貢獻,出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verse@(v.8)交談,談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vey@(v.6)運送;傳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vince@(v.8)使信服;說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operate@(v.9)合作,協作;(事物)配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pe@(v.4)競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k@(v.4)用軟木塞塞住;抑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respond@(v.10)符合,一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er@(v.7)反對;反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ck@(v.5)砸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m@(v.4)把...塞滿;死記硬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pple@(v.7)使成跛子;使殘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ticize@(v.9)批評;批判;苛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sh@(v.5)壓碎,壓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be@(v.4)使成立方形;切成小方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e@(v.3)給...暗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l@(v.4)使(頭髮)捲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se@(v.5)詛咒,咒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ve@(v.5)使彎曲;使成曲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shion@(v.7)緩和...的衝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mn@(v.4)罵...該死,咒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mp@(v.4)使潮濕;使沮喪;抑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clare@(v.7)宣佈,宣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crease@(v.8)減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eat@(v.6)戰勝,擊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end@(v.6)防禦;保衛;保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ight@(v.7)使高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mand@(v.6)要求,請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monstrate@(v.11)示範操作(產品),展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part@(v.6)起程,出發;離開,離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press@(v.7)使沮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erve@(v.7)應受,該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vise@(v.6)設計;發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vote@(v.6)將...奉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ffer@(v.6)不同,相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gest@(v.6)消化(食物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advantage@(v.12)使處於不利地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ipline@(v.10)懲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onnect@(v.10)切斷(電話、電源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ourage@(v.10)使洩氣,使沮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guise@(v.8)掩飾,隱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gust@(v.7)使作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miss@(v.7)解散,遣散;解雇;開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order@(v.8)使混亂;擾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pute@(v.7)爭論;爭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inguish@(v.11)區別;識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ribute@(v.10)分發;分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urb@(v.7)妨礙,打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vorce@(v.7)與...離婚,使離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minate@(v.8)支配,統治,控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wnload@(v.8)下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ze@(v.4)打瞌睡,打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ft@(v.5)起草;設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ead@(v.5)懼怕;擔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ift@(v.5)漂,漂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ill@(v.5)鑽(孔);在...上鑽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ye@(v.3)把...染上顏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iminate@(v.9)排除,消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ail@(v.5)electronic ma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-mail@(v.6)傳送電子郵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barrass@(v.9)使困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erge@(v.6)浮現;出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close@(v.7)圍住;圈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counter@(v.9)遭遇(敵人);遇到(困難,危險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danger@(v.8)危及;使遭到危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dure@(v.6)忍耐,忍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force@(v.7)實施,執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large@(v.7)擴大;擴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tertain@(v.9)招待,款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quip@(v.5)裝備,配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tablish@(v.9)建立;設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timate@(v.8)估計,估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aluate@(v.8)對...評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idence@(v.8)顯示,表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aggerate@(v.10)張,誇大;對...言過其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haust@(v.7)使精疲力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hibit@(v.7)展示,陳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and@(v.6)展開,張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lore@(v.7)探測;探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ose@(v.6)使暴露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end@(v.6)延長,延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ast@(v.5)盛宴款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rry@(v.5)用渡船運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tch@(v.5)(去)拿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ance@(v.7)籌措資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tter@(v.7)諂媚;奉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ee@(v.4)逃離;逃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unk@(v.5)失敗;不及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ush@(v.5)湧;湧流;用水沖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am@(v.4)起泡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bid@(v.6)禁止,不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ecast@(v.8)預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me@(v.5)給...裝框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ost@(v.5)結霜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own@(v.5)皺眉;表示不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el@(v.4)加燃料;加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lfill@(v.7)履行(諾言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rnish@(v.7)給(房間)配置(傢俱等);供應;提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ze@(v.4)凝視,注視,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ar@(v.4)使適應,使適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iggle@(v.6)咯咯地笑;傻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ide@(v.5)滑動,滑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impse@(v.7)看一眼,瞥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ce@(v.5)使優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ieve@(v.6)使悲傷;使苦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ind@(v.5)磨(碎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arantee@(v.9)保證;擔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lt@(v.4)停止;終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den@(v.6)使變硬;使變堅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sten@(v.6)催促;加速;趕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d@(v.4)放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neymoon@(v.9)度蜜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ok@(v.4)用鉤鉤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rify@(v.7)使恐懼,使驚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se@(v.4)用軟管淋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st@(v.4)主辦,主持;以主人身分招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entify@(v.8)確認;識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le@(v.4)空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llustrate@(v.10)(用圖,實例等)說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itate@(v.7)模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migrate@(v.9)遷移;遷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@(v.6)壓緊;擠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ly@(v.5)暗指;暗示;意味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ustrialize@(v.13)使工業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ect@(v.6)傳染;侵染;感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itial@(v.7)簽姓名的首字母於;草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put@(v.5)將(資料等)輸入電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@(v.6)插入;嵌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pire@(v.7)鼓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tall@(v.7)安裝,設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truct@(v.8)指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ult@(v.6)侮辱,羞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nd@(v.6)想要;打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nsify@(v.9)加強,增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act@(v.8)互相作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fere@(v.9)介入;干涉,干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mediate@(v.12)作中間人;干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pret@(v.9)解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ade@(v.6)侵入,侵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est@(v.6)投(資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olve@(v.7)使捲入,連累;牽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solate@(v.7)使孤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ch@(v.4)發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uckle@(v.7)用指關節敲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bor@(v.5)勞動;努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g@(v.3)落後;延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ndscape@(v.9)在(一片土地)上造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unch@(v.6)發射;開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n@(v.4)倚,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ture@(v.7)講課;訓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cense@(v.7)許可,准許;發許可證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ghten@(v.7)使光明,照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an@(v.4)借出,貸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ufacture@(v.11)(大量)製造,加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lead@(v.7)把...帶錯方向;把...引入歧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understand@(v.13)誤會;曲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itor@(v.7)監控;監聽;監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tivate@(v.8)給...動機;刺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w@(v.3)刈(草坪等)上的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rmur@(v.6)私下抱怨,咕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glect@(v.7)忽視,忽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gotiate@(v.9)談判,協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vertheless@(v.12)仍然,不過,然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tain@(v.6)得到,獲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ccupy@(v.6)佔領,佔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fend@(v.6)冒犯;觸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pose@(v.6)反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bit@(v.5)繞軌道運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come@(v.8)戰勝;克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look@(v.8)眺望;俯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take@(v.8)追上;趕上;超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throw@(v.9)打倒;推翻;廢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ce@(v.4)踱步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chute@(v.9)傘降,跳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al@(v.5)踩踏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er@(v.4)凝視,盯著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fume@(v.7)使充滿香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oneer@(v.7)當先驅,成為開拓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rate@(v.6)掠奪;剽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ot@(v.4)密謀,策劃;標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ish@(v.6)磨光,擦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tray@(v.7)畫;描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sess@(v.7)擁有,持有;具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dict@(v.7)預言;預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serve@(v.8)保存,保藏;防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vilege@(v.9)給予...特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ceed@(v.7)開始,著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mpt@(v.6)提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sper@(v.7)繁榮,昌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test@(v.7)抗議,反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blish@(v.7)出版;發行;刊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ake@(v.5)顫抖;震動;搖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ilt@(v.5)加軟襯料後縫製;東拼西湊地編(書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ge@(v.4)發怒,怒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bel@(v.5)造反;反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all@(v.6)回憶;使想起;召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ite@(v.6)背誦;朗誦;詳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ycle@(v.7)回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er@(v.5)論及,談到;參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lect@(v.7)反射;照出,映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orm@(v.6)改革,革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resh@(v.7)使得到補充;更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ster@(v.8)註冊,申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ulate@(v.8)為...制訂規章;調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ieve@(v.7)緩和,減輕;解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mark@(v.6)議論;評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medy@(v.6)補救;糾正;去除(弊病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cue@(v.6)援救;營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earch@(v.8)調查,探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emble@(v.8)像,類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ign@(v.6)放棄,辭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olve@(v.7)解決,解答;使分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tore@(v.7)恢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tain@(v.6)保留,保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tire@(v.6)退休;退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treat@(v.7)撤退,退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enge@(v.7)替...報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ise@(v.6)校訂;更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ward@(v.6)酬謝;獎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yme@(v.5)押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ute@(v.5)給...定路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in@(v.4)毀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crifice@(v.9)犧牲;獻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ary@(v.6)給...薪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ld@(v.5)罵,責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atch@(v.7)抓;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ulpture@(v.9)雕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elter@(v.7)遮蔽;庇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ift@(v.5)轉移;移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rug@(v.5)聳(肩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uttle@(v.7)短程穿梭般運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te@(v.4)為...選址;設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etch@(v.6)寫生;速寫;為...繪草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ed@(v.4)乘雪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edge@(v.6)乘雪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eigh@(v.6)駕雪橇;用雪橇運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ight@(v.6)輕視;藐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eeze@(v.6)打噴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b@(v.3)嗚咽;啜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re@(v.5)分出,騰出(時間,人手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rk@(v.5)發動;點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rkle@(v.7)發火花;閃耀;煥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ar@(v.5)刺,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lit@(v.5)劈開;切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m@(v.4)起源於,由...而造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engthen@(v.10)加強;增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ve@(v.6)努力,苦幹,奮鬥;反抗,鬥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oke@(v.6)畫短線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mmarize@(v.9)總結,概述,概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f@(v.4)衝浪;在網路或頻道上搜索資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render@(v.9)使投降,使自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ay@(v.4)搖動;搖擺;影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p@(v.3)輕拍,輕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legraph@(v.9)用電報發送;電匯;電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nse@(v.5)使拉緊,使繃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rrify@(v.7)使害怕;使恐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lerate@(v.8)忍受;寬恕;容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fer@(v.8)轉換;調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form@(v.9)使改變;使轉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late@(v.9)翻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umph@(v.7)獲得勝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winkle@(v.7)(星等)閃爍;閃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load@(v.6)[電腦]上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rge@(v.4)催促;力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ate@(v.7)違犯;擾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lunteer@(v.9)自願(做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yage@(v.6)航行;旅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thdraw@(v.8)提取;撤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tness@(v.7)目擊;為...作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eck@(v.5)遇難;受到破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inkle@(v.7)起皺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er@(adv.7)反方向地,相反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sewhere@(adv.9)在別處;往別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rthermore@(adv.11)而且,此外,再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ghly@(adv.6)非常,很,高度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rgely@(adv.7)大部分;主要地;大量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ely@(adv.6)近來,最近;不久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isurely@(adv.9)從容不迫地,慢慢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thly@(adv.7)每月;每月一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reover@(adv.8)並且,加之,此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stly@(adv.6)一般地,通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mely@(adv.6)即,那就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wadays@(adv.8)現今,時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therwise@(adv.9)除此以外;否則,不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night@(adv.9)一整夜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ughly@(adv.7)粗糙地;粗暴地;大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rcely@(adv.8)幾乎不,幾乎沒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ekly@(adv.6)每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early@(adv.6)一年一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id@(prep.4)在...之間;在...之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idst@(prep.6)在...之中;在...中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cerning@(prep.10)關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pite@(prep.7)不管,儘管,任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luding@(prep.9)包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arding@(prep.9)關於;就...而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domen@(n.7)下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ent@(n.6)重音;腔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eptance@(n.10)接受;領受;(票據等的)承兌,認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ess@(n.6)通道;入口;門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omplishment@(n.14)成就;成績;造詣;實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ountant@(n.10)會計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uracy@(n.8)正確(性);準確(性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id@(n.4)(化學)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quaintance@(n.12)相識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re@(n.4)英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jective@(n.9)形容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justment@(n.10)調節;調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miration@(n.10)欽佩;羨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mission@(n.9)進入許可;入場費;承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verb@(n.6)副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ency@(n.6)仲介;代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ent@(n.5)代理人;代理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ohol@(n.7)酒精;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ert@(n.5)警戒,警報;警戒狀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owance@(n.9)津貼,零用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uminum@(n.8)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teur@(n.7)業餘從事者;外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usement@(n.9)樂趣;消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lysis@(n.8)分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cestor@(n.8)祖宗,祖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niversary@(n.11)周年紀念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xiety@(n.7)焦慮,掛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ology@(n.7)道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liance@(n.9)用具;裝置,設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licant@(n.9)申請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lication@(n.11)申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ointment@(n.11)(尤指正式的)約會;約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reciation@(n.12)欣賞,鑑賞;賞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roval@(n.8)批准;認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ch@(n.4)拱門,拱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ms@(n.4)武器;戰爭;戰鬥;兵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icle@(n.7)文章;條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ect@(n.6)方面,觀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irin@(n.7)阿斯匹靈(解熱鎮痛藥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embly@(n.8)集會;集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ignment@(n.10)(分派的)任務;工作;(課外)作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istance@(n.10)幫助,協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ociate@(n.9)夥伴;同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ociation@(n.11)協會,公會,社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urance@(n.9)保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mosphere@(n.10)大氣;氣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om@(n.4)原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achment@(n.10)連接;安裝;附著;附屬物;附件;扣押;扣押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raction@(n.10)吸引;吸引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thority@(n.9)職權;官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tobiography@(n.13)自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kpack@(n.8)背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llet@(n.6)芭蕾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krupt@(n.8)破產者;赤貧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gain@(n.7)交易;廉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rier@(n.7)障礙物;路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n@(n.5)臉盆;盆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@(n.7)電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k@(n.4)鳥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m@(n.4)橫樑;光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havior@(n.8)行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ography@(n.9)傳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ology@(n.7)生物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ade@(n.5)刀片;葉片;葉片狀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end@(n.5)混合,混雜;交融;混合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essing@(n.8)祈神賜福;祝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ink@(n.5)眨眼睛;一瞬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om@(n.5)開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ssom@(n.7)花;開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ush@(n.5)臉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ast@(n.5)吹牛;大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nd@(n.4)結合力;束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unce@(n.6)彈,反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@(n.3)奶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celet@(n.8)手鐲;臂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ssiere@(n.9)胸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ed@(n.5)品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idegroom@(n.10)新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lletin@(n.8)公報;公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binet@(n.7)櫥,櫃;內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culation@(n.11)計算;估計,推測;盤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culator@(n.10)計算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orie@(n.7)卡路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aign@(n.8)運動,活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didate@(n.9)候選人;候補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acity@(n.8)容量,容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e@(n.4)岬,海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italism@(n.10)資本主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italist@(n.10)資本主義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er@(n.6)職業;生涯;歷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go@(n.5)(船、飛機、車輛裝載的)貨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rier@(n.7)運送人;從事運輸業公司;帶菌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alog@(n.7)目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alogue@(n.9)目錄;大學概況一覽;登記,記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D@(n.2)激光唱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ase@(n.5)停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lebration@(n.11)慶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ment@(n.6)水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mber@(n.7)室,房間;議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mpionship@(n.12)冠軍的地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acteristic@(n.14)特性,特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ity@(n.7)施捨;善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mistry@(n.9)化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rp@(n.5)啁啾聲;唧唧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re@(n.5)家庭雜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rus@(n.6)合唱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gar@(n.5)雪茄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nema@(n.6)電影院;電影;電影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culation@(n.11)發行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cumstance@(n.12)境況;境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vilian@(n.8)平民,百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vilization@(n.12)文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h@(n.5)碰撞聲,鏗鏘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sification@(n.14)分類;分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ff@(n.5)懸崖,峭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max@(n.6)頂點,最高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de@(n.4)法規;代碼;電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apse@(n.8)倒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bination@(n.11)組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edy@(n.6)喜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ic@(n.5)漫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ander@(n.9)指揮官,司令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ent@(n.7)評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erce@(n.8)商業,貿易,交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unication@(n.13)交往;通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unity@(n.9)社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ct disk@(n.12)光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nion@(n.9)同伴,伴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etition@(n.11)競爭,角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etitor@(n.10)競爭者;對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oser@(n.8)作曲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osition@(n.11)寫作;作曲;作品;作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centration@(n.13)專心;濃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cept@(n.7)概念,觀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crete@(n.8)混凝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ductor@(n.9)指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erence@(n.10)(正式)會議;討論會,協商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idence@(n.10)自信,信心,把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usion@(n.9)困惑;慌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gress@(n.8)立法機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junction@(n.11)連接詞;結合;關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cience@(n.10)良心;道義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equence@(n.11)結果,後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ervative@(n.12)保守者,守舊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onant@(n.9)子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itution@(n.12)憲法;章程,法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ruction@(n.12)建造,建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ultant@(n.10)顧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umer@(n.8)消費者;消耗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ainer@(n.9)容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ent@(n.7)內容,要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entment@(n.11)知足;滿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est@(n.7)爭奪,競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ext@(n.7)上下文;文章脈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rary@(n.8)相反;反面;對立的一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rast@(n.8)對比,對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ribution@(n.12)貢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venience@(n.11)方便;合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vention@(n.10)會議,大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operation@(n.11)合作;協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operative@(n.11)合作社;合作商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pper@(n.6)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d@(n.4)細繩,粗線,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k@(n.4)軟木;軟木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tume@(n.7)服裝,裝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ttage@(n.7)小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cil@(n.7)會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er@(n.7)櫃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rtesy@(n.8)禮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ck@(n.5)裂縫;爆裂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ft@(n.5)工藝,手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tion@(n.8)創造;創作;創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tivity@(n.10)創造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pple@(n.7)跛子;殘廢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tic@(n.6)批評家,評論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ticism@(n.9)批評;評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elty@(n.7)殘酷,殘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sh@(n.5)壓碎,毀壞; 迷戀;迷戀的對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be@(n.4)立方體;立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cumber@(n.8)黃瓜,胡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e@(n.3)暗示,信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nning@(n.7)狡猾,奸詐;靈巧,熟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iosity@(n.9)好奇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l@(n.4)捲毛,捲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se@(n.5)咒語;詛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ve@(n.5)曲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shion@(n.7)墊子;坐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mn@(n.4)詛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mp@(n.4)濕氣,潮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adline@(n.8)最後限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coration@(n.10)裝飾,裝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crease@(n.8)減少,減小;減少額,減小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eat@(n.6)失敗,戰敗,挫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ense@(n.7)防禦,保衛,防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ight@(n.7)欣喜,愉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mand@(n.6)要求,請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monstration@(n.13)實地示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parture@(n.9)離開;出發,起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pendent@(n.9)受撫養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pression@(n.10)沮喪,意氣消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truction@(n.11)破壞;毀滅;消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tective@(n.9)偵探;私家偵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termination@(n.13)堅定;果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vice@(n.6)儀器,裝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per@(n.6)尿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gest@(n.6)消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gestion@(n.9)消化;(知識等的)領悟,吸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gnity@(n.7)尊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ligence@(n.9)勤勉;勤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loma@(n.7)畢業文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lomat@(n.8)外交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advantage@(n.12)不利條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aster@(n.8)災害,災難,不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ipline@(n.10)紀律,風紀;教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ouragement@(n.14)沮喪,氣餒,洩氣;勸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guise@(n.8)假扮,偽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gust@(n.7)厭惡,憎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order@(n.8)混亂,無秩序; 不適,小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pute@(n.7)爭論;爭執;爭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ribution@(n.12)分發;分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rict@(n.8)地區,區域,地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vorce@(n.7)離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ctor@(n.6)醫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m@(n.4)宿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ze@(n.4)瞌睡,假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ft@(n.5)草稿;徵兵;通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ead@(n.5)畏懼,恐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ift@(n.5)漂流;漂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ill@(n.5)鑽,鑽頭;鑽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ye@(n.3)染料,染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ynasty@(n.7)王朝;朝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rnest@(n.7)認真,誠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rphone@(n.8)耳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onomics@(n.9)經濟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onomist@(n.9)經濟學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onomy@(n.7)節約,節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fficiency@(n.10)效率;效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astic@(n.7)橡皮帶,鬆緊帶;橡皮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ctrician@(n.11)電工;電氣技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ctronics@(n.11)電子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ail@(n.5)electronic ma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-mail@(n.6)電子郵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barrassment@(n.13)窘;難堪;使人為難的人(或事物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bassy@(n.7)大使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phasis@(n.8)強調,重視,重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pire@(n.6)帝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counter@(n.9)遭遇,衝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forcement@(n.11)執行;強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gineering@(n.11)工程;工程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largement@(n.11)放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tertainment@(n.13)招待,款待; 演藝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thusiasm@(n.10)熱心,熱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quality@(n.8)相等;平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quipment@(n.9)配備,裝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a@(n.3)時代;年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rand@(n.6)差事,差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calator@(n.9)電扶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say@(n.5)論說文;散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sential@(n.9)要素,要點;本質,實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tablishment@(n.13)建立;創立;建立的機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timate@(n.8)估計;估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aluation@(n.10)評估;估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e@(n.3)前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idence@(n.8)證據;證詞;證人;物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aminee@(n.8)應試者;受檢查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aminer@(n.8)主考人;檢查人;審查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eption@(n.9)例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haust@(n.7)排出;排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hibit@(n.7)展示品,陳列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ansion@(n.9)擴展;擴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lanation@(n.11)說明,解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losion@(n.9)爆發;爆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losive@(n.9)爆炸物;炸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osure@(n.8)暴露;暴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ent@(n.6)程度;限度;範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cility@(n.8)能力;技能;設備, 設施; 工具;(供特定用途的)場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me@(n.4)聲譽,名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ntasy@(n.7)空想;幻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rewell@(n.8)告別;告別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ast@(n.5)盛宴,筵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rry@(n.5)渡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tch@(n.5)活人的魂;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ction@(n.7)小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ance@(n.7)財政;金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recracker@(n.11)爆竹;鞭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replace@(n.9)壁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unk@(n.5)失敗;不及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ush@(n.5)紅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am@(n.4)泡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ecast@(n.8)預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mation@(n.9)形成;構成物; 形態, 結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mula@(n.7)配方,處方;公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t@(n.4)堡壘,要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ssil@(n.6)化石;守舊的人(或事物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undation@(n.10)建立,創辦;基礎;基金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under@(n.7)創立者;奠基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grance@(n.9)芬芳;香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me@(n.5)骨架;結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eway@(n.7)高速公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quency@(n.9)頻率,次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shman@(n.8)一年級生,新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ost@(n.5)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own@(n.5)蹙額;不悅之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ustration@(n.11)失望;挫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el@(n.4)燃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lfillment@(n.11)完成,履行;實現;成就(感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damental@(n.11)基本原則(或原理);綱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eral@(n.7)喪葬,葬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lery@(n.7)畫廊,美術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ngster@(n.8)歹徒,匪盜,流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ze@(n.4)凝視,注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ar@(n.4)齒輪;工具;設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e@(n.4)基因,遺傳因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eration@(n.10)世代;產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erosity@(n.10)寬宏大量;慷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ius@(n.6)天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m@(n.4)微生物;細菌;病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iggle@(n.6)咯咯地笑;傻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inger@(n.6)生薑,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ide@(n.5)滑翔,下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impse@(n.7)瞥見;一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obe@(n.5)地球儀;地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ods@(n.5)商品;貨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ce@(n.5)優雅;(票據等到期後的)寬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duation@(n.10)畢業典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mmar@(n.7)文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pefruit@(n.10)葡萄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titude@(n.9)感激之情,感恩,感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ve@(n.5)墓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eting@(n.8)問候,迎接,招呼;賀詞;問候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ief@(n.5)悲痛,悲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ind@(n.5)研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om@(n.5)馬伕;新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arantee@(n.9)保證;保證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ilt@(n.5)有罪;犯罪;過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lf@(n.4)海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ll@(n.4)鷗,海鷗; 易受騙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lt@(n.4)暫停,停止;終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ndwriting@(n.11)書寫;手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dship@(n.8)艱難,困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dware@(n.8)金屬器件;硬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monica@(n.9)口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mony@(n.7)和諧;協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ste@(n.5)急忙;慌忙;性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tred@(n.6)憎恨,增惡;敵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dphone@(n.9)頭戴式耳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copter@(n.10)直昇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d@(n.4)畜群;牧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sitation@(n.10)躊躇,猶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eland@(n.8)祖國;家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neymoon@(n.9)蜜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ok@(n.4)鉤,掛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izon@(n.7)地平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se@(n.4)軟管;長統襪;短統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stel@(n.6)旅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usehold@(n.9)一家人;家眷;家庭,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usewife@(n.9)家庭主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usework@(n.9)家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anity@(n.8)人性;人道;慈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idity@(n.8)濕氣,濕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rricane@(n.9)颶風,暴風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drogen@(n.8)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ceberg@(n.7)浮在海洋上的巨大冰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entification@(n.14)認出;識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iom@(n.5)成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ol@(n.4)偶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llustration@(n.12)說明,圖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itation@(n.9)模仿,模擬;仿造;偽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migrant@(n.9)移民,僑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migration@(n.11)移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ct@(n.6)衝擊,撞擊;影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ression@(n.10)印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ident@(n.8)事件;事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ication@(n.10)指示;指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ant@(n.6)嬰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ection@(n.9)傳染;侵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lation@(n.9)通貨膨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ormation@(n.11)資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gredient@(n.10)要素,因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itial@(n.7)(字的)起首字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nocence@(n.9)天真無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put@(n.5)輸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@(n.6)插入物;夾在報刊中的散頁廣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pection@(n.10)檢查;檢閱;視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piration@(n.11)靈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tinct@(n.8)本能;天性;直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tructor@(n.10)教練;指導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ult@(n.6)侮辱,羞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urance@(n.9)保險;保險契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llectual@(n.12)知識分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lligence@(n.12)智能;智慧;理解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nsity@(n.9)強度;極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ntion@(n.9)意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action@(n.11)互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mediate@(n.12)中間事物;調解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net@(n.8)網際網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ruption@(n.12)中止;干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imate@(n.8)至交,密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onation@(n.10)語調;抑揚之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asion@(n.8)入侵,侵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ention@(n.9)發明,創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estigation@(n.13)調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estment@(n.10)投資;投資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olvement@(n.11)介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solation@(n.9)隔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ch@(n.4)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ealousy@(n.8)妒忌;猜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ior@(n.6)較年少者;三年級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uckle@(n.7)關節;肘;蹄;(鉸鏈的)關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b@(n.3)實驗室,研究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bor@(n.5)勞工;分娩,陣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boratory@(n.10)實驗室,研究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g@(n.3)滯後;衰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ndmark@(n.8)地標,陸標;里程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ndscape@(n.9)風景,景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ndslide@(n.9)山崩;(選舉中的)壓倒性大勝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unch@(n.6)(船的)下水;發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d@(n.4)指導;領先地位;線索,鉛筆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rning@(n.8)學習;學問,學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ture@(n.7)授課;冗長的訓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turer@(n.8)講演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gend@(n.6)傳說;傳奇故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cense@(n.7)許可,特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mitation@(n.10)極限,限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quor@(n.6)酒;含酒精飲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terature@(n.10)文學;文學作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an@(n.4)貸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cation@(n.8)位置;場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cker@(n.6)(公共場所的)衣物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gic@(n.5)邏輯;邏輯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tion@(n.6)(化妝等用的)化妝水,塗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yalty@(n.7)忠誠;忠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xury@(n.6)奢侈品,奢華;享受,樂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'am@(n.5)女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chinery@(n.9)機器;機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dam@(n.5)夫人,太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keup@(n.6)構造;性格;化妝;補考;排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ual@(n.6)手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ufacture@(n.11)製品,產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ufacturer@(n.12)製造業者,廠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athon@(n.8)馬拉松賽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gin@(n.6)邊緣;利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urity@(n.8)成熟;完善;(支票等的)到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ximum@(n.7)最高極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sure@(n.7)尺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chanic@(n.8)技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morial@(n.8)紀念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rcy@(n.5)慈悲,憐憫;仁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rit@(n.5)長處,優點;法律依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ssenger@(n.9)送信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croscope@(n.10)顯微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eral@(n.7)礦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imum@(n.7)最小數;最低限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ister@(n.8)部長;大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istry@(n.8)(常大寫)(政府的)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hief@(n.8)頑皮,淘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fortune@(n.10)不幸;惡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esty@(n.7)謙遜,虛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itor@(n.7)監視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thly@(n.7)月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ument@(n.8)紀念碑,紀念塔,紀念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tivation@(n.10)刺激;推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dslide@(n.8)塌方;山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rderer@(n.8)謀殺犯,兇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rmur@(n.6)低聲抱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tache@(n.8)髭;小鬍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tionality@(n.11)國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glect@(n.7)忽略;疏忽;疏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ghtmare@(n.9)夢魘;惡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nsense@(n.8)胡說;胡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un@(n.4)名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rsery@(n.7)托兒所;苗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ylon@(n.5)尼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edience@(n.9)服從;順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jection@(n.9)反對;異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jective@(n.9)目的,目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servation@(n.11)觀察;觀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stacle@(n.8)障礙(物);妨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ccupation@(n.10)工作,職業;佔領;佔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fense@(n.7)進攻,攻擊;冒犯;觸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era@(n.5)歌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eration@(n.9)手術;操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al@(n.4)口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bit@(n.5)運行軌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chestra@(n.9)管弦樂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come@(n.7)結果;結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al@(n.4)卵形(物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ygen@(n.6)氧;氧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ce@(n.4)步速;速度;進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el@(n.5)鑲板;壁板;專門小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chute@(n.9)降落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graph@(n.9)(文章的)段,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tion@(n.13)參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le@(n.10)分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nership@(n.11)合夥(或合作)關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ta@(n.5)麵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bble@(n.6)小卵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al@(n.5)踏板;腳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er@(n.4)同輩,同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nalty@(n.7)處罰;刑罰;罰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cent@(n.7)百分之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centage@(n.10)百分率,百分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fection@(n.10)完美;盡善盡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fume@(n.7)香水;香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uasion@(n.10)說服,勸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tal@(n.5)花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enomenon@(n.10)現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ilosopher@(n.11)哲學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ilosophy@(n.10)哲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otography@(n.11)照相術,攝影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ician@(n.9)醫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icist@(n.9)物理學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ics@(n.7)物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anist@(n.7)鋼琴家;鋼琴演奏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ckpocket@(n.10)扒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oneer@(n.7)拓荒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rate@(n.6)海盜;劫掠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ot@(n.4)陰謀;標繪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ural@(n.6)複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ish@(n.6)磨光,擦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lution@(n.9)污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pularity@(n.10)普及;流行;聲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ter@(n.6)搬運工人,腳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session@(n.10)擁有;佔有;所有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gnancy@(n.9)懷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position@(n.11)介系詞;前置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sentation@(n.12)贈送;呈現;介紹,引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servation@(n.12)維護;維持;保存;保藏;防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vention@(n.10)預防,防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e@(n.5)最初,初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vacy@(n.7)祕密,私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vilege@(n.9)特權;優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cedure@(n.9)程序;手續;步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duction@(n.10)製造;生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fession@(n.10)職業同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fessional@(n.12)專家,內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fessor@(n.9)教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motion@(n.9)提升,晉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mpt@(n.6)催促;提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noun@(n.7)代名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nunciation@(n.13)發音;發音法;讀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sperity@(n.10)興旺,繁榮,昌盛,成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tein@(n.7)蛋白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test@(n.7)抗議,異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verb@(n.7)諺語,俗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sychologist@(n.12)心理學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sychology@(n.10)心理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blication@(n.11)出版;發表,宣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blicity@(n.9)名聲;宣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blisher@(n.9)出版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rsuit@(n.7)追蹤,追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ake@(n.5)地震;顫抖;搖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ilt@(n.5)被(子);被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otation@(n.9)引用;引證;引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ge@(n.4)狂怒,盛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infall@(n.8)降雨,下雨;降雨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bel@(n.5)造反者;反抗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all@(n.6)回想;收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eption@(n.9)接待,接見;接待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ipe@(n.6)食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ognition@(n.11)認出,識別;承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overy@(n.8)恢復,復甦;復元,痊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reation@(n.10)消遣;娛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duction@(n.9)減少;削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erence@(n.9)參考文獻;出處;提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lection@(n.10)反射;回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orm@(n.6)改革,改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ugee@(n.7)難民;流亡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usal@(n.7)拒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ster@(n.8)登記,註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stration@(n.12)登記,註冊,掛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ulation@(n.10)規章;規則,規定;條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jection@(n.9)拒絕;退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ative@(n.8)親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axation@(n.10)緩和,放寬,減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mark@(n.6)言辭;談論,評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medy@(n.6)治療;治療法;藥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etition@(n.10)重複;反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resentation@(n.14)代表,代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utation@(n.10)名譽,名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cue@(n.6)援救;營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earch@(n.8)(學術)研究;調查,探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earcher@(n.10)研究員;調查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ervation@(n.11)保留(意見);預訂的房間(或席座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ignation@(n.11)辭職;放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istance@(n.10)抵抗,反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olution@(n.10)決心;決定;解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olve@(n.7)決心,決意;堅決,剛毅,果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triction@(n.11)限制;約束;限定;限制規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tirement@(n.10)退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treat@(n.7)撤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union@(n.7)團聚;重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enge@(n.7)報仇;報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ision@(n.8)修訂;校訂;修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olution@(n.10)革命;循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olutionary@(n.13)革命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ward@(n.6)報答;報償;獎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yme@(n.5)韻,韻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ythm@(n.6)節奏;韻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mance@(n.7)戀愛,風流韻事;愛情小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ute@(n.5)路;路線;路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in@(n.4)毀滅;崩潰;廢墟;傾家蕩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crifice@(n.9)牲禮,祭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ary@(n.6)薪資,薪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esman@(n.8)售貨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esperson@(n.11)店員,售貨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eswoman@(n.10)女店員;售貨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tellite@(n.9)衛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tisfaction@(n.12)滿意,滿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enery@(n.7)風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ld@(n.5)責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atch@(n.7)抓痕;擦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ewdriver@(n.11)螺絲刀;螺絲起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ulpture@(n.9)雕刻品,雕塑品;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agull@(n.7)海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ior@(n.6)資深人士;(大學)四年級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tler@(n.7)殖民者;開拓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ver@(n.6)理髮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elter@(n.7)遮蓋物;避難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ift@(n.5)移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rug@(n.5)聳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uttle@(n.7)(織機的)梭;短程運行的車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ghtseeing@(n.11)觀光,遊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gnificance@(n.12)重要性,重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ncerity@(n.9)真實;誠心誠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ngular@(n.8)單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te@(n.4)地點,場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etch@(n.6)速寫,素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ed@(n.4)平底雪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edge@(n.6)雪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eigh@(n.6)(輕便)雪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ight@(n.6)輕蔑;怠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ogan@(n.6)口號,標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og@(n.4)煙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eeze@(n.6)噴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b@(n.3)嗚咽(聲),啜泣(聲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cket@(n.6)插座;插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ftware@(n.8)軟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phomore@(n.9)(大學;高中的)二年級學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uvenir@(n.8)紀念品,紀念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re@(n.5)備用品;備用零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rk@(n.5)火花,火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rkle@(n.7)火花;閃耀,閃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rrow@(n.7)麻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ar@(n.5)矛;魚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cies@(n.7)種類;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lit@(n.5)分裂;分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rtsman@(n.9)運動家;願意冒險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rtsmanship@(n.13)運動員精神,運動道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rtswoman@(n.11)女運動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tus@(n.6)狀況,狀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m@(n.4)莖,(樹)幹,(葉)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oke@(n.6)中風;打,擊;(寫字,繪畫的)一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marine@(n.9)潛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ggestion@(n.10)建議,提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f@(n.4)海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geon@(n.7)外科醫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gery@(n.7)(外科)手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render@(n.9)投降,自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roundings@(n.12)周圍的事物;周圍的情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ay@(n.4)搖動;搖擺;影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llable@(n.8)音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athy@(n.8)同情,同情心;弔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hony@(n.8)交響樂,交響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rup@(n.5)糖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chnician@(n.10)技術人員,技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legram@(n.8)電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legraph@(n.9)電報,電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lescope@(n.9)望遠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ndency@(n.8)傾向;癖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nsion@(n.7)緊張;張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rror@(n.6)恐怖,驚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me@(n.5)主題思想;題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lerance@(n.9)寬容,寬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mb@(n.4)墓;墓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gedy@(n.7)悲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fer@(n.8)移交;轉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lation@(n.11)譯文;譯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lator@(n.10)譯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portation@(n.14)運輸;輸送;交通車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umph@(n.7)勝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g-of-war@(n.10)拔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winkle@(n.7)閃爍,閃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ypist@(n.6)打字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pass@(n.9)地下通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que@(n.6)獨一無二的人(或事物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versal@(n.9)普通性;普遍現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versity@(n.10)大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rge@(n.4)強烈的慾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age@(n.5)使用,用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getarian@(n.10)素食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b@(n.4)動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ssel@(n.6)船,艦;器皿;血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negar@(n.7)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ation@(n.9)違反;違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rgin@(n.6)處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rtue@(n.6)美德;優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rus@(n.5)病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lcano@(n.7)火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lunteer@(n.9)志願者,義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wel@(n.5)母音字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yage@(n.6)乘船旅遊; 空中旅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lnut@(n.6)胡桃;胡桃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bsite@(n.7)網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ekly@(n.6)週刊;週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lfare@(n.7)福利;社會救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t@(n.3)機智;風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tch@(n.5)女巫,巫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tness@(n.7)目擊者;證詞;證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zard@(n.6)奇才;高手;男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eck@(n.5)(船等的)失事,遇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inkle@(n.7)皺;皺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ogurt@(n.6)優格</text:p>
          </table:table-cell>
          <table:table-cell table:number-columns-repeated="1023"/>
        </table:table-row>
        <table:table-row table:style-name="ro2" table:number-rows-repeated="10472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級" table:style-name="ta4">
        <office:forms form:automatic-focus="false" form:apply-design-mode="false"/>
        <table:table-column table:style-name="co9" table:default-cell-style-name="ce2"/>
        <table:table-column table:style-name="co2" table:number-columns-repeated="1023" table:default-cell-style-name="Default"/>
        <table:table-row table:style-name="ro2">
          <table:table-cell office:value-type="string" calcext:value-type="string">
            <text:p>abrupt@(adj.6)突然的;意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urd@(adj.6)荒謬的;愚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undant@(adj.8)大量的;充足的; 豐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e@(adj.3)第一流的;突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olescent@(adj.10)青少年的;未成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icultural@(adj.12)農業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rtight@(adj.8)密閉的;無懈可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ien@(adj.5)外國的;外國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ergic@(adj.8)過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ternate@(adj.9)輪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e@(adj.5)大量的;充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ique@(adj.7)年代久遠的;古董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t@(adj.3)易於...的;恰當的;聰明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ay@(adj.6)迷路的;離開正道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arian@(adj.9)野蠻(人)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efoot@(adj.8)赤腳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ren@(adj.6)貧瘠的;荒蕪的;不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s@(adj.4)低沈的;男低音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loved@(adj.7)心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neficial@(adj.10)有益的;有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nd@(adj.5)白膚金髮碧眼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nde@(adj.6)白膚金髮碧眼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dily@(adj.6)肉體的;身體的;有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nze@(adj.6)青銅製的;青銅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free@(adj.8)無憂無慮的;輕鬆愉快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utious@(adj.8)十分小心的;謹慎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igrade@(adj.10)攝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stnut@(adj.8)栗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ubby@(adj.6)圓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vic@(adj.5)城市的;市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ckwise@(adj.9)順時針方向的;右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onial@(adj.8)殖民地的;殖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onplace@(adj.11)平凡的;普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unist@(adj.9)共產主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ct@(adj.7)緊密的;結實的;小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ssionate@(adj.13)有同情心的;慈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ound@(adj.8)合成的,複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iderate@(adj.11)體諒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itutional@(adj.14)憲法的;生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agious@(adj.10)接觸傳染的;(感情等)感染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emporary@(adj.12)當代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inental@(adj.11)洲的;大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al@(adj.5)珊瑚的;珊瑚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rupt@(adj.7)腐敗的;貪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erclockwise@(adj.16)逆時針方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wardly@(adj.8)膽小的;懦怯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zy@(adj.4)舒適的;愜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ystal@(adj.7)水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ve@(adj.11)描寫的;描述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tructive@(adj.11)破壞的;毀滅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inctive@(adj.11)有特色的;特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wnward@(adj.8)向下的,下降的;日趨沒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eadful@(adj.8)可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aborate@(adj.9)精心製作的;煞費苦心的,辛勤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thusiastic@(adj.12)熱情的;熱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ect@(adj.5)豎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ternal@(adj.7)永久的;永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ergreen@(adj.9)常綠的;常青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eptional@(adj.11)例外的;異常的;特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ess@(adj.6)過量的;額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ecutive@(adj.9)執行的;行政部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ensive@(adj.9)廣大的;廣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erior@(adj.8)外部的;外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ernal@(adj.8)外面的;外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inct@(adj.7)(火等)熄滅了的;絕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raordinary@(adj.13)異常的;特別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deral@(adj.7)聯邦(制)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eble@(adj.6)虛弱的;軟弱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minine@(adj.8)女性的;女孩氣的;陰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getful@(adj.9)健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ul@(adj.4)惡臭的;污濁的;惡劣的;犯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ntic@(adj.7)(因喜悅或憤怒等)發狂似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y@(adj.3)同性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ographical@(adj.12)地理學的;地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rgeous@(adj.8)燦爛的;華麗的;極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im@(adj.4)無情的;嚴厲的;恐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ss@(adj.5)總的;粗略的;令人噁心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dy@(adj.5)能吃苦耐勞的;(植物等)耐寒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rty@(adj.6)衷心的;健壯的;豐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venly@(adj.8)天堂般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oic@(adj.6)英雄的;英勇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terosexual@(adj.12)異性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arse@(adj.6)(嗓音)嘶啞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osexual@(adj.10)同性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izontal@(adj.10)水平的;橫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stile@(adj.7)敵方的;懷敵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mense@(adj.7)巨大的;廣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erial@(adj.8)帝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ifferent@(adj.11)不感興趣的;中立的;無關緊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ignant@(adj.9)憤怒的;憤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ispensable@(adj.13)必不可少的;必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inite@(adj.8)無限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itiate@(adj.8)新加入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land@(adj.6)內地的;內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numerable@(adj.11)無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nt@(adj.6)專注的;熱切的;堅決要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ior@(adj.8)內的;內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ward@(adj.6)裡面的,內部的;內心的;向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lly@(adj.5)快活的,高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venile@(adj.8)少年的;孩子氣的;幼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n@(adj.3)有親屬關係的;同類的;類似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owledgeable@(adj.13)博學的;有見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me@(adj.4)跛腳的;站不住腳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felong@(adj.8)終身的;一輩子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comotive@(adj.10)活動的;移動的;火車頭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fty@(adj.5)高聳的;極高的;高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esome@(adj.8)寂寞的;孤單的;荒涼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den@(adj.6)未婚的;少女的;初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jestic@(adj.8)雄偉的;威嚴的;崇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ifest@(adj.8)顯然的;清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ginal@(adj.8)頁邊的;邊緣的;不重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ine@(adj.6)海的;海生的;海軍陸戰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tial@(adj.7)戰爭的;軍事的;尚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culine@(adj.9)男性的;男子氣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sive@(adj.7)厚實的;粗大的;大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grant@(adj.7)移居(尤指移出國境)的;流浪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imal@(adj.7)最小的;極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ck@(adj.4)假的;假裝的;模擬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strous@(adj.9)怪異的;駭人聽聞的;巨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rtal@(adj.6)會死的;凡人的;致命的;極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cular@(adj.8)肌肉的;健壯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ive@(adj.5)天真的;幼稚的;輕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sty@(adj.5)齷齪的;卑鄙的;難處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nviolent@(adj.10)非暴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table@(adj.7)值得注意的;顯著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ticeable@(adj.10)顯而易見的;顯著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de@(adj.4)裸的;與生俱有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long@(adj.6)橢圓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stinate@(adj.9)頑固的;頑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live@(adj.5)橄欖的;橄欖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iental@(adj.8)(珍珠等)光輝奪目的;優質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going@(adj.8)直率的;往外的;即將離職的;友善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ward@(adj.7)向外的;往外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all@(adj.7)總的,全部的,全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cific@(adj.7)(大寫) 太平洋的; 愛好和平的; 溫和的;平靜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llel@(adj.8)平行的,同方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sionate@(adj.10)熱情的;激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ent@(adj.6)專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missible@(adj.11)可允許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etic@(adj.6)詩的;韻文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ar@(adj.5)北極的;南極的;截然對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ntial@(adj.9)潛在的,可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historic@(adj.11)史前的;舊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celess@(adj.9)無價的;稀世之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or@(adj.5)在先的;在前的;居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gged@(adj.6)破爛的;不整潔的;參差不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r@(adj.4)後面的,背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kless@(adj.8)不在乎的;魯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tile@(adj.7)爬行動物(似)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ublican@(adj.10)共和政體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ident@(adj.8)居住的,定居的;常駐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erse@(adj.7)顛倒的;相反的;反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diculous@(adj.10)可笑的,荒謬的;滑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gid@(adj.5)堅硬的;嚴格的;死板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bust@(adj.6)強健的;健全的;結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gged@(adj.6)高低不平的;粗糙的;粗線條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cred@(adj.6)神的;神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mon@(adj.6)鮭肉色的,淺澄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vage@(adj.6)野性的;兇猛的;殘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ure@(adj.6)安全的牢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bby@(adj.6)破爛的;破舊的;邋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oppy@(adj.6)懶散的;草率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y@(adj.3)狡猾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ber@(adj.5)清醒的;沒喝醉的;嚴肅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e@(adj.4)單獨的;唯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emn@(adj.6)嚴肅的;莊嚴的;鄭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itary@(adj.8)單獨的;唯一的;隱居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vereign@(adj.9)最高統治者的;具有獨立主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at@(adj.5)蹲著的;矮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tistical@(adj.11)統計的;統計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rn@(adj.5)嚴厲的;堅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ut@(adj.5)矮胖的;結實的;牢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ightforward@(adj.15)一直向前的;正直的;簡單易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y@(adj.5)迷路的;流浪的;零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uctural@(adj.10)建築上的;建築用的;結構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rdy@(adj.6)結實的;健康的;堅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ylish@(adj.7)時髦的;漂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stantial@(adj.11)大量的;實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erficial@(adj.11)外表的;粗略的;膚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reme@(adj.7)最高的,至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n@(adj.3)鞣革的;棕褐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ntative@(adj.9)試驗性的;暫時性的;猶豫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rminal@(adj.8)末端的;終點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xic@(adj.5)毒(性)的;有毒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parent@(adj.11)透明的;一目了然的;易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m@(adj.4)整齊的;苗條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ple@(adj.6)三倍的;三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neath@(adj.10)下面的;底層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standable@(adj.14)可理解的;能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right@(adj.7)挺直的;直立的;正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ward@(adj.6)向上的;升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tter@(adj.5)徹底的;十足的;絕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gue@(adj.5)(形狀等)模糊不清的;曖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lvet@(adj.6)天鵝絨製的;柔軟光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bal@(adj.6)言辭上的;動詞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tical@(adj.8)垂直的;豎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gorous@(adj.8)精力充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y@(adj.4)小心翼翼的;謹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ary@(adj.5)疲倦的;厭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ird@(adj.5)怪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olesale@(adj.9)批發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olesome@(adj.9)有益健康的;強健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despread@(adj.10)分佈(或散佈)廣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thwhile@(adj.10)值得花費時間(或金錢)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thy@(adj.6)值得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de@(v.5)忍受;等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olish@(v.7)廢除;廢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ustom@(v.8)使習慣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knowledge@(v.11)承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ore@(v.5)崇拜;愛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y@(v.4)使結盟;使聯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ter@(v.5)改變;修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ternate@(v.9)輪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chor@(v.6)拋錨;繫住;主持電視新聞節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laud@(v.7)向...鼓掌;稱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mor@(v.5)穿盔甲(或加裝甲);提供防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cend@(v.6)登高;上升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ault@(v.7)攻擊;抨擊;施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onish@(v.8)使吃驚,使驚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we@(v.3)使敬畏;使畏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llot@(v.6)投票;投票表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@(v.3)禁止;取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quet@(v.7)宴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@(v.6)連續猛擊;搗毀;把...用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utify@(v.8)使更加美麗;美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ware@(v.6)當心;提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d@(v.3)吩咐;(拍賣中)喊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ast@(v.5)炸開;吹奏;嚴厲批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aze@(v.5)燃燒;閃耀;炫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each@(v.6)漂白;曬得褪色;使脫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t@(v.4)污損(名譽);(用吸墨紙)吸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ur@(v.4)使模糊不清;使朦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g@(v.3)陷入泥沼;動彈不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lt@(v.4)閂上;用螺栓拴緊;吞吃;衝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om@(v.4)發出隆隆聲;激增;暴漲;興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und@(v.5)與...接界;跳躍;彈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ce@(v.5)支撐;做好準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id@(v.5)編成辮子;編成穗帶;編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ibe@(v.5)向...行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aden@(v.7)變寬;變闊;擴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od@(v.5)孵蛋;籠罩;沈思;沮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wse@(v.6)瀏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uise@(v.6)使受瘀傷;碰傷(水果);挫傷(感情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lge@(v.5)膨脹;凸起;裝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lly@(v.5)脅迫;欺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tcher@(v.7)屠宰(牲口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non@(v.6)開砲;砲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ution@(v.7)警告;使小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llar@(v.6)把...藏入地窖(或酒窖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tificate@(v.11)發證書給;用證書批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nt@(v.5)反覆地唱(或說);吟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tter@(v.7)喋喋不休;吱吱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te@(v.4)引用;舉出;表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p@(v.5)扣住;鉤住;緊抱;緊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ng@(v.5)黏著;依附;墨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uster@(v.7)使成簇(或群);叢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utch@(v.6)抓住;攫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coon@(v.6)緊緊包住;使(自己)孤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il@(v.4)捲;盤繞;捲成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bat@(v.6)戰鬥;搏鬥;反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ission@(v.10)委任,委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ute@(v.7)減刑;通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ct@(v.7)使緊密;壓緊;使簡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ss@(v.7)圖謀,計劃;包圍;達到;理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el@(v.6)強迫;強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iment@(v.10)讚美;恭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ound@(v.8)使惡化;使混合;使合成;以複利計算; 妥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rehend@(v.10)理解;領會;包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romise@(v.10)妥協;危及;洩露(祕密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ute@(v.7)計算;估算;推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uterize@(v.11)使電腦化;用電腦處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ceal@(v.7)隱蔽,隱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ceive@(v.8)構想出;設想;懷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demn@(v.7)責備;譴責;判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duct@(v.7)引導,帶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ront@(v.8)面臨;遭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ent@(v.7)同意;贊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erve@(v.8)保存;保護;節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ole@(v.7)安慰;慰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aminate@(v.11)弄髒;污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emplate@(v.11)凝視;思忖;仔細考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end@(v.7)爭取;競爭;搏鬥;聲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vert@(v.7)轉變;變換;改變信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vict@(v.7)證明...有罪;判...有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pyright@(v.9)為(書籍等)取得版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rupt@(v.7)使腐敗;使墮落;賄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sel@(v.7)忠告;提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ter@(v.6)使成坑; 形成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k@(v.5)發出咯吱咯吱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b@(v.4)作弊;抄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uch@(v.6)蹲伏;彎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nch@(v.6)嘎吱作響地咬嚼(或踩、壓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b@(v.4)控制;遏止;勒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ry@(v.5)梳刷(馬等);鞣製;用咖喱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rt@(v.4)投擲(標槍等);投射;狂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zzle@(v.6)使眼花;使驚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cay@(v.5)腐朽;衰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ceive@(v.7)欺騙,蒙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gate@(v.8)委派...為代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pair@(v.7)絕望,喪失信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pise@(v.7)鄙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vour@(v.6)狼吞虎嚥地吃;吞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ard@(v.7)拋棄,摒棄,丟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riminate@(v.12)歧視;區分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pense@(v.8)分配;執行;配(藥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pose@(v.7)配置;處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ress@(v.8)使悲痛;使苦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cument@(v.8)用文件證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pe@(v.5)(用布等鬆軟地)覆蓋;垂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warf@(v.5)使顯得矮小;阻礙生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well@(v.5)居住;存在於;思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lipse@(v.7)蝕;遮蔽;使失色;投下陰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aborate@(v.9)精心製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vate@(v.7)提高;振奮;升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brace@(v.7)擁抱;包含;抓住(機會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deavor@(v.8)努力;力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roll@(v.6)把...記入名冊,登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sure@(v.6)保證;擔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title@(v.7)給...權力(或資格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quate@(v.6)用符號表示某種關係;等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ect@(v.5)使豎立,使豎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upt@(v.5)噴出;爆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cort@(v.6)護送;為...護航;陪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teem@(v.6)尊重;評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eed@(v.6)超過;勝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el@(v.5)勝過;突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laim@(v.7)呼喊;驚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lude@(v.7)拒絕接納;排除在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ecute@(v.7)實施;執行;處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ile@(v.5)流放;放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lter@(v.6)踉蹌;搖晃;結巴地說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scinate@(v.9)迷住,使神魂顛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tigue@(v.7)使疲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ddle@(v.6)拉提琴;胡來;騙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ter@(v.6)過濾;滲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ke@(v.5)使成薄片;像雪花般覆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p@(v.4)(上下或前後)拍動;(鳥)振(翅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w@(v.4)使破裂;使有缺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ick@(v.5)疾飛;掠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ip@(v.4)(為作出決定而)擲(硬幣);輕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ourish@(v.8)茂盛;繁茂;興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mat@(v.6)編排或安排成某種形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ul@(v.4)污染;玷污;犯規;塞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ight@(v.7)裝貨於;運輸(貨物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me@(v.4)冒煙;薰;發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se@(v.4)把保險絲接入(電路);熔接;裝引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ss@(v.4)忙亂;小題大作;爭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lop@(v.6)(馬等)疾馳;飛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sp@(v.4)倒抽一口氣;喘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are@(v.5)怒目注視;眩目地照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eam@(v.5)發微光;閃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itter@(v.7)閃爍;光彩奪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oom@(v.5)變陰暗;感到沮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naw@(v.4)啃;嚙;折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bble@(v.6)狼吞虎嚥;(火雞)咯咯地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rge@(v.5)塞飽;狼吞虎嚥地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nt@(v.5)同意,准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ze@(v.5)吃草;放牧;擦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ase@(v.6)塗油脂於;賄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ip@(v.4)握牢;(咬或夾)牢;掌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an@(v.5)呻吟;抱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ss@(v.5)獲得...總收入(或毛利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wl@(v.5)(狗等)嗥叫;(人)咆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umble@(v.7)發牢騷;咕噥;發轟隆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lp@(v.4)狼吞虎嚥;大口地吸(氣);哽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st@(v.4)吹強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t@(v.3)取出內臟;損毀(房屋等)的內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ndicap@(v.8)妨礙,使不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ness@(v.7)上挽具;套(馬);駕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ul@(v.4)拖;拉;拖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unt@(v.5)(鬼魂等)常出沒於;縈繞;常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dge@(v.5)用樹籬圍住;兩面下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ed@(v.4)留心;注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ighten@(v.8)加高;增高;增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ald@(v.6)宣佈;通報;預示...的來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jack@(v.6)劫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ss@(v.4)發出嘶嘶聲;發出噓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nk@(v.4)發雁鳴;按喇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od@(v.4)罩上兜帽(或風帽);加罩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und@(v.5)(用獵狗等)追獵;緊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ver@(v.5)盤旋;徘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wl@(v.4)嗥叫;怒吼;大哭;大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rl@(v.4)猛力投擲;發射;厲聲叫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mn@(v.4)唱聖歌;唱讚美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ose@(v.6)徵(稅);加(負擔等)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ense@(v.7)激怒;敬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ex@(v.5)編索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uce@(v.6)導致;誘導;歸納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ulge@(v.7)沈迷於;滿足(慾望等);縱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herit@(v.7)繼承(傳統,遺產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itiate@(v.8)創始;初學;(通過儀式)接納新成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quire@(v.7)訊問;查問;調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titute@(v.9)創立;設立;開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ure@(v.6)投保;確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ssue@(v.5)發行;發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ck@(v.4)用千斤頂托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ywalk@(v.7)不守交通規則橫穿馬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eer@(v.4)嘲笑;嘲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ingle@(v.6)發出叮噹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lly@(v.5)用好話勸(某人)做...;開玩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g@(v.3)(用罐)煮;燉;監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stify@(v.7)證明...是正當的;辯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ndle@(v.6)點燃;煽動;照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me@(v.4)使跛腳;使...變得無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yer@(v.5)把...堆積成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gue@(v.6)使結盟;使聯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sen@(v.6)變小;變少;減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me@(v.4)撒石灰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mp@(v.4)跛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ger@(v.6)繼續逗留;持續;磨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dge@(v.5)租房間給...住;申訴;暫住;投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mber@(v.6)伐木;(英國)拖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mp@(v.4)弄成一團;歸併到一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gnify@(v.7)放大;擴大;誇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ifest@(v.8)表明;顯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vel@(v.6)感到驚訝;感到好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h@(v.4)把...搗成糊狀;壓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sage@(v.7)給...按摩(或推拿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ate@(v.7)調停解決;傳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ace@(v.6)威脅;恐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gle@(v.6)使混合;使相混;交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an@(v.4)呻吟;嗚咽;悲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ck@(v.4)嘲弄;(為取笑而)模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ernize@(v.9)使現代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ify@(v.6)更改;修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ss@(v.4)以苔覆蓋;使長滿苔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und@(v.5)築牆防衛;堆起; 積成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unt@(v.5)登上;騎上;鑲嵌;發動(攻勢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urn@(v.5)哀痛;哀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mble@(v.6)含糊地說;咕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tter@(v.6)咕噥;抱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g@(v.3)使煩惱;糾纏不休;不斷嘮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vigate@(v.8)航行於;飛行於;操縱;導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bble@(v.6)一點點地咬(或吃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kel@(v.6)鍍鎳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minate@(v.8)提名;任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tify@(v.6)通知;公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ient@(v.6)使...朝東;定方位;使熟悉情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nament@(v.8)裝飾;美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do@(v.5)勝過;超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put@(v.6)生產;使出;輸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do@(v.6)把...做得過分;使過於疲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eat@(v.7)吃得過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flow@(v.8)滿(或多)得溢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hear@(v.8)無意中聽到;偷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sleep@(v.9)睡過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whelm@(v.9)壓倒;征服;使受不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work@(v.8)使工作過度;使過勞;過度使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ddle@(v.6)用槳划(船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llel@(v.8)與...平行;比得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ch@(v.5)補綴;修補;拼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ent@(v.6)取得...的專利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rol@(v.6)巡邏;巡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ck@(v.4)琢;輕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ek@(v.4)偷看;窺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g@(v.3)用木釘釘;用木夾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netrate@(v.9)穿過;透過;識破;滲透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ceive@(v.8)察覺;感知;意識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ch@(v.5)(鳥)飛落;棲息;(在較高處)暫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il@(v.5)使有危險;危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ish@(v.6)消滅;暴卒;枯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ist@(v.7)堅持;固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ch@(v.5)擰;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ss@(v.4)小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stol@(v.6)用手槍射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ead@(v.5)為(案件)辯護;懇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edge@(v.6)保證給予;許諾;發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ow@(v.4)犁;耕;開(路);破(浪)前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uck@(v.5)採;拔...的毛;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unge@(v.6)投入;將...插入;急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ke@(v.4)戳;捅;撥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ach@(v.6)佈道;說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vail@(v.7)勝過;優勝;流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view@(v.7)試演;試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y@(v.4)捕食;掠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ck@(v.5)刺(穿);扎(穿);使內心極度痛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file@(v.7)畫側面像;描出輪廓;寫傳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long@(v.7)延長;拉長;拖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p@(v.4)支撐;維持;架;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portion@(v.10)使成比例;使平衡;分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spect@(v.8)勘探;找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e@(v.5)修剪;修整;修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blicize@(v.9)宣傳;公佈;廣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ff@(v.4)一陣陣地吹;喘氣;用粉撲施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se@(v.5)搏動;跳動;振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rchase@(v.8)買,購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ack@(v.5)(鴨)呱呱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alify@(v.7)使具有資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iver@(v.6)顫抖;抖動(翅膀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ck@(v.4)把...放在架子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lly@(v.5)召集;團結;重新振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ch@(v.5)經營牧場(或農場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ttle@(v.6)使發出咯咯聲;使驚惶失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p@(v.4)收割;收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kon@(v.6)認為;把...看作;覺得;測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ommend@(v.9)推薦,介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el@(v.4)捲;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eree@(v.7)為...擔任裁判;仲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ute@(v.6)駁斥;反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ign@(v.5)君臨;統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joice@(v.7)欣喜;慶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ay@(v.5)償還;報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roduce@(v.9)繁殖;複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ent@(v.6)憤慨;怨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ide@(v.6)居住;駐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ort@(v.6)訴諸;憑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train@(v.8)抑制;約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ume@(v.6)重新開始;繼續;恢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tort@(v.6)反駁;回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erse@(v.7)翻轉;倒退;反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ive@(v.6)復甦;恢復生機;使甦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olt@(v.6)反叛;起義;使反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olve@(v.7)旋轉;自轉;以...為中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b@(v.3)裝肋於;嘲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dge@(v.5)使成脊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fle@(v.5)洗劫,劫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m@(v.3)形成邊緣;顯出邊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p@(v.3)撕;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pple@(v.6)起漣漪;(頭髮等)呈波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val@(v.5)與...競爭;比得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am@(v.4)漫步;漫遊;流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ble@(v.6)(雷等)隆隆響;(車輛)轆轆行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stle@(v.6)(樹葉;紙等)沙沙作響;使沙沙作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ddle@(v.6)給(馬背)裝鞍;使負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int@(v.5)使成為聖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ute@(v.6)向...行禮;向...致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vage@(v.6)兇猛地攻擊;激烈抨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n@(v.4)細看;審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r@(v.4)結疤;留下傷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ent@(v.5)嗅;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eme@(v.6)策劃,密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n@(v.5)輕蔑;藐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amble@(v.8)攀爬;雜亂蔓延;爭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ap@(v.5)將...作為廢物;將...拆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ape@(v.6)刮;擦;勉強過日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oll@(v.6)使成卷形;用渦卷飾裝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ure@(v.6)把...弄牢;關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gment@(v.7)分割;切成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rpen@(v.7)削尖,磨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tter@(v.7)粉碎;砸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ield@(v.6)保護;庇護;掩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iver@(v.6)發抖;打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ve@(v.5)推;撞;亂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red@(v.5)切成條狀;用碎紙機撕毀(文件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riek@(v.6)尖叫;發出尖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udder@(v.7)發抖;戰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utter@(v.7)為...裝遮板(或快門等);關(店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mmer@(v.6)煨;燉;(危機等)即將爆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am@(v.4)猛地關上;砰地放下;打成滿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ap@(v.4)摑...耳光;侮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aughter@(v.9)屠宰;屠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ay@(v.4)殺死;殺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ump@(v.5)(沈重地)倒下;(經濟)衰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ash@(v.5)粉碎;瓦解;殺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arl@(v.5)吠;咆哮;纏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atch@(v.6)奪走;抓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eak@(v.5)偷偷地走,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iff@(v.5)嗅;用力吸;抽鼻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ore@(v.5)打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ort@(v.5)噴鼻息;輕蔑(或憤怒)地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ak@(v.4)浸泡;使濕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ber@(v.5)使醒酒;使清醒;變得嚴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ften@(v.6)使變柔軟;使變和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e@(v.4)給(鞋等)裝底(或換底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o@(v.4)單獨地; 單獨表演;單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w@(v.3)播(種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nge@(v.6)(用海綿)揩拭;海綿般地吸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tlight@(v.9)聚光照明;使公眾注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rint@(v.6)奮力而跑;衝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ur@(v.4)用靴刺踢;鞭策;鼓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ash@(v.6)把...壓扁(壓碎);鎮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at@(v.5)蹲坐;蜷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ck@(v.5)把...疊成堆;堆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gger@(v.7)搖搖晃晃;蹣跚而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in@(v.5)沾污;染污;染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ke@(v.5)把...押下打賭,拿...冒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ll@(v.5)把...關入畜舍;使拋錨;支吾;拖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rtle@(v.7)使驚嚇;使驚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er@(v.5)掌(船)舵,駕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reotype@(v.10)使成為陳規;把...澆鑄成鉛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w@(v.4)(用文火)燉;使極度不安;悶熱冒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nk@(v.5)發惡臭;名聲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op@(v.5)屈身;彎腰駝背;屈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ighten@(v.10)把...弄直;澄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in@(v.6)拉緊;伸張;竭力;扭傷;過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nd@(v.6)使擱淺;處於困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p@(v.5)用帶捆綁(或束住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y@(v.5)迷路;流浪;分心;入歧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eak@(v.6)形成條紋;疾駛;閃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de@(v.6)邁大步走;跨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oll@(v.6)散步;溜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mble@(v.7)絆腳;絆倒;踉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mp@(v.5)砍去...的幹;作巡迴政治演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n@(v.4)使昏迷;使大吃一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tter@(v.7)結結巴巴地說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mit@(v.6)提交;呈遞;使服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stitute@(v.10)用...代替;代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mmon@(v.6)召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ervise@(v.9)監督;管理;指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press@(v.8)鎮壓;壓制;抑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ge@(v.5)(海浪)洶湧;激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spend@(v.7)使中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stain@(v.7)支撐;承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amp@(v.5)使陷入沼澤;淹沒;使陷入困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arm@(v.5)成群地移動(或飛行);擠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athize@(v.10)同情;憐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ckle@(v.6)著手對付(或處理);擒抱並摔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n@(v.3)曬成棕褐色;鞣(皮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ngle@(v.6)使糾結;使混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@(v.3)塗焦油於;玷污;污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unt@(v.5)辱罵;嘲笑;奚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mpt@(v.5)引誘;誘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nant@(v.6)租,租賃;居住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rrace@(v.7)使成梯形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ill@(v.6)使興奮;使激動;使毛骨悚然;顫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ong@(v.6)擠滿;湧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ust@(v.6)用力推;刺;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ck@(v.4)發滴答聲;責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le@(v.4)鋪砌瓦(或瓷磚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lt@(v.4)使傾斜;使翹起;偏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n@(v.3)把...裝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ptoe@(v.6)踮著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il@(v.4)苦幹;艱難地行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rch@(v.5)如火炬般地燃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rment@(v.7)使痛苦;折磨;煩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rture@(v.7)拷打;拷問;折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mp@(v.5)腳步沈重地行走;踐踏;流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mple@(v.7)踩;踐踏;蔑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nch@(v.6)挖溝;挖戰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le@(v.6)戲弄;輕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m@(v.4)修剪;修整;整理;削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ple@(v.6)使成三倍;三倍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ot@(v.4)(馬等)小跑;(人)慢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ck@(v.4)把...塞進;使有褶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mpire@(v.6)仲裁;當裁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line@(v.9)劃線於...之下;強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date@(v.6)使...合乎時代;更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tter@(v.5)發出(聲音等);說;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cuum@(v.6)吸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il@(v.4)用帷幕分隔;掩飾;戴面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nture@(v.7)冒險;大膽行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to@(v.4)否決;反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brate@(v.7)顫動;振動;震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deotape@(v.9)將(節目)錄到帶子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w@(v.3)發誓要;鄭重宣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de@(v.4)涉水而行;艱難地前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il@(v.4)慟哭;(警笛等)尖嘯;哀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d@(v.4)避開;擋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ehouse@(v.9)把...存入倉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ary@(v.5)使疲倦;使厭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arf@(v.5)靠碼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ne@(v.5)發哀鳴聲;發牢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rl@(v.5)旋轉;迴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sk@(v.5)撢;打(蛋等); 迅速移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olesale@(v.9)以批發方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dow@(v.5)使成寡婦(或鰥夫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ther@(v.6)枯萎;凋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ship@(v.7)崇拜;拜神;做禮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ing@(v.5)絞;擰;緊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acht@(v.5)駕快艇;乘遊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arn@(v.4)講故事;長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ield@(v.5)出產;使屈服;讓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ip@(v.3)以尖嘯聲行進;拉開拉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oom@(v.4)發出嗡嗡聲;將畫面推近或拉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ay@(adv.6)迷路;離開正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while@(adv.6)片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efoot@(adv.8)赤著腳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forehand@(adv.10)事先;提前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dily@(adv.6)親身地;以肉體形式;整體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ckwise@(adv.9)順時針方向地;右旋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erclockwise@(adv.16)逆時針方向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wnward@(adv.8)向下;日趨沒落地;(時間)往後推移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wnwards@(adv.9)向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ul@(adv.4)違反規則地;不正當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nce@(adv.5)因此;由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land@(adv.6)向內地;向內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ward@(adv.6)向內;向中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wards@(adv.7)向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lly@(adv.5)非常,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time@(adv.8)其間;同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netheless@(adv.11)但是;仍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where@(adv.7)任何地方都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ward@(adv.7)向外;出海,出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wards@(adv.8)向外;出海,出港;顯而易見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all@(adv.7)總的來說;大體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ly@(adv.6)部分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or@(adv.5)在前;居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ap@(adv.4)砰地;猛然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o@(adv.4)單獨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ptoe@(adv.6)踮著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neath@(adv.10)在下面;在底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oubtedly@(adv.11)毫無疑問地;肯定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right@(adv.7)挺直地;垂直地;豎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ward@(adv.6)向上;在上面;以上;超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wards@(adv.7)向上地,朝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ereabouts@(adv.11)在哪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olesale@(adv.9)以批發方式;全部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dst@(prep.5)在...之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neath@(prep.10)在...下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sus@(prep.6)(常略作v.或vs.)與...相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a@(prep.3)經由;取道;憑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t@(conj.4)惟恐;免得;擔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ereas@(conj.7)(常用在句首)反之;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ortion@(n.8)墮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ademy@(n.7)學院;大學;研究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e@(n.3)(紙牌)A;么點牌;專家;發球得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knowledgement@(n.15)承認;確認;致謝;回音;公證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ne@(n.4)粉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miral@(n.7)艦隊司令; 海軍上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olescence@(n.11)青春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olescent@(n.10)青少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ulthood@(n.9)成年(期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vertiser@(n.10)刊登廣告者;廣告客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fection@(n.9)愛慕;鍾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enda@(n.6)議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ony@(n.5)極度痛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@(n.2)人工智慧 (artificial intelligenc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rway@(n.6)風道;氣道;航空公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sle@(n.5)通道;走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ebra@(n.7)代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ien@(n.5)外國人;外星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ergy@(n.7)過敏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gator@(n.9)短吻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y@(n.4)同盟國;同盟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ternate@(n.9)代替者;候補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titude@(n.8)高度;海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chor@(n.6)錨;靠山;電視新聞節目主持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em@(n.6)國歌;頌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ique@(n.7)古物;古董;古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lause@(n.8)鼓掌歡迎,喝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chitect@(n.9)建築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chitecture@(n.12)建築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ena@(n.5)體育場;競技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mor@(n.5)盔甲;裝甲;(動、植物)保護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@(n.3)驢子;笨蛋;太自負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ault@(n.7)暴行;攻擊;抨擊;施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et@(n.5)財產,資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onishment@(n.12)驚訝;驚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onaut@(n.9)太空人,宇航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onomer@(n.10)天文學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onomy@(n.9)天文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endance@(n.10)出席;出席人數;侍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ditorium@(n.10)會堂;禮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xiliary@(n.9)輔助者;助動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we@(n.3)敬畏;畏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helor@(n.8)單身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kbone@(n.8)脊柱;支柱;骨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dge@(n.5)徽章;證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llot@(n.6)選票;候選人名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@(n.3)禁止;禁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dit@(n.6)強盜;土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ner@(n.6)旗幟;橫幅;大標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quet@(n.7)盛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arian@(n.9)野蠻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rshop@(n.10)理髮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s@(n.4)男低音;低音樂器;鱸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ch@(n.5)一批;一群;一爐;一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@(n.6)打擊手;糊狀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zaar@(n.6)(中東的)市場;商店街;義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half@(n.6)代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longings@(n.10)財產;攜帶物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loved@(n.7)心愛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d@(n.3)出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acksmith@(n.10)鐵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ast@(n.5)(一陣)疾風;突然吹奏;爆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aze@(n.5)火焰;火災;光輝;掃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each@(n.6)漂白;漂白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izzard@(n.8)大風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nd@(n.5)白膚金髮碧眼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nde@(n.6)白膚金髮碧眼的女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t@(n.4)墨水漬;污漬;污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ues@(n.5)藍調;憂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ur@(n.4)模糊;模糊不清的事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dyguard@(n.9)保鏢;護衛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g@(n.3)沼澤;泥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lt@(n.4)門栓;螺栓;電光;衝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nus@(n.5)獎金;額外津貼;分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om@(n.4)隆隆聲;景氣;激增;暴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oth@(n.5)(有篷的)貨攤;崗亭;(餐廳等)雅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redom@(n.7)無聊;厭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som@(n.5)胸;乳房;(衣服的)襟;胸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any@(n.6)植物學;(總稱)一個地區的植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ulevard@(n.9)林蔭大道;大馬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und@(n.5)跳躍;領域;界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undary@(n.8)邊界;分界線;界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wel@(n.5)腸;內部;深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xer@(n.5)拳擊手;拳師;拳師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xing@(n.6)拳擊;拳術;裝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yhood@(n.7)(男姓的)童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ce@(n.5)支柱;大括號;(牙齒)矯正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id@(n.5)髮辮;穗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adth@(n.7)寬度;幅度;寬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ibe@(n.5)賄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iefcase@(n.9)公事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nze@(n.6)青銅;青銅製品;古銅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och@(n.6)女用胸針(或領針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od@(n.5)一窩孵出的雛鳥;一家的孩子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th@(n.5)(用肉、蔬菜等煮成的)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therhood@(n.11)兄弟關係;同志關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wse@(n.6)瀏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uise@(n.6)青腫;(水果等)碰傷;挫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lge@(n.5)腫脹;凸塊;增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lk@(n.4)體積;容積;大塊;大多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lly@(n.5)恃強欺弱者;惡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reau@(n.6)事務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tcher@(n.7)肉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ctus@(n.6)仙人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f@(n.4)小牛;(鯨、象等的)幼兒;小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ligraphy@(n.11)書法;筆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al@(n.5)運河;河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non@(n.6)大砲;榴彈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bon@(n.6)碳;複寫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board@(n.9)硬紙板;卡紙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taker@(n.9)照顧者;管理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nation@(n.9)康乃馨;淡紅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nival@(n.8)狂歡節;嘉年華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p@(n.4)鯉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ton@(n.6)紙盒;紙板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egory@(n.8)種類;類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hedral@(n.9)大教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ution@(n.7)小心;謹慎;警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lebrity@(n.9)名人;名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lery@(n.6)芹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llar@(n.6)地下室;地窖;酒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llo@(n.5)大提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llphone@(n.9)手機,大哥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ll-phone@(n.10)手機,大哥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llular phone@(n.14)手機,大哥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igrade@(n.10)攝氏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emony@(n.8)儀式,典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tificate@(n.11)證明書;執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ir@(n.5)椅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irman@(n.8)主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irperson@(n.11)主席(沒有性別歧視的字眼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irwoman@(n.10)女主席;女議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nt@(n.5)詠唱;吟誦;單調的語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tter@(n.7)嘮叨;饒舌;吱吱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book@(n.9)支票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-in@(n.8)辦理投宿(或登機)手續;報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-out@(n.9)檢查;調查;付款退租;下班離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up@(n.7)檢查;體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f@(n.4)(餐館等的)主廚;大師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mist@(n.7)化學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stnut@(n.8)栗子;栗樹;栗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li@(n.5)紅番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mpanzee@(n.10)黑猩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ir@(n.5)(教堂的)唱詩班;合唱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rd@(n.5)(樂器的)弦;心弦;弦桿;和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cuit@(n.7)環道;一圈;巡迴路線;電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m@(n.4)蛤;蚌;守口如瓶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n@(n.4)氏族;部落;家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p@(n.5)扣子;鉤子;夾子;緊握;緊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use@(n.6)(文件的)條款;子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ver@(n.6)苜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uster@(n.7)串;簇;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utch@(n.6)爪子;手;掌握;攫取;離合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astline@(n.9)海岸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coon@(n.6)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il@(n.4)(一)捲;(一)圈;(一)匝;線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eague@(n.9)同事,同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onel@(n.7)陸軍上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onial@(n.8)殖民地居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bat@(n.6)戰鬥;格鬥;反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edian@(n.8)喜劇演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et@(n.5)彗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entator@(n.11)(電臺、電視臺等)時事評論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ission@(n.10)佣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odity@(n.9)商品;日用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onplace@(n.11)司空見慣的事;老生常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unism@(n.9)共產主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unist@(n.9)共產主義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uter@(n.8)通勤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ct@(n.7)連鏡小粉盒;小型轎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ss@(n.7)羅盤;指南針;圓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ssion@(n.10)憐憫;同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iment@(n.10)恭維;問候;致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ound@(n.8)混合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rehension@(n.13)理解;理解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romise@(n.10)妥協;危及;(原則等的)放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rade@(n.7)夥伴;同事;(共產黨的)同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duct@(n.7)行為,品行,舉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ession@(n.10)承認;供認;告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ent@(n.7)同意;贊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erve@(n.8)糖漬食品,蜜餞;果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ole@(n.7)操縱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itutional@(n.14)保健散步;保健運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emporary@(n.12)同時代的人;同年齡的人;同時期的東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empt@(n.8)輕視;(對法庭等的)藐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inuity@(n.10)連續性;一貫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vict@(n.7)(服刑的)囚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pyright@(n.9)版權;著作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al@(n.5)珊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poration@(n.11)股份(有限)公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respondence@(n.14)一致;相對應;通信;(總稱)信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ridor@(n.8)迴廊,通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sel@(n.7)商議;忠告;法律顧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selor@(n.9)顧問;(學生的)輔導員;律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pon@(n.6)回數票;減價優待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rtyard@(n.9)庭院;天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cker@(n.7)(淡或鹹的)薄脆餅乾;鞭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ter@(n.6)火山口;巨大坑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ak@(n.5)咯吱咯吱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ek@(n.5)小河;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b@(n.4)嬰兒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codile@(n.9)鱷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ssing@(n.8)交叉;交叉點,橫穿;雜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uch@(n.6)蹲伏(姿勢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nch@(n.6)嘎吱吱(咬嚼)聲音;關鍵時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ystal@(n.7)水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isine@(n.7)烹飪(法);菜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b@(n.4)人行道旁的水泥(或石)邊;抑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rency@(n.8)通貨;貨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riculum@(n.10)學校的全部課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rry@(n.5)咖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stoms@(n.7)關稅;報關手續;海關出入境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rt@(n.4)標槍;鏢;飛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zzle@(n.6)耀眼的光;令人讚歎的東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cay@(n.5)腐爛;蛀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claration@(n.11)宣佈,宣告;宣言,聲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gate@(n.8)代表;會議代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gation@(n.10)授權;代表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mocrat@(n.8)民主主義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nial@(n.6)否認;拒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pair@(n.7)絕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tination@(n.11)目的地,終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tiny@(n.7)命運;天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tergent@(n.9)洗潔劑,洗衣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votion@(n.8)奉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lect@(n.7)方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belief@(n.9)不信;懷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ard@(n.7)拋棄,丟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iple@(n.8)信徒;門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inction@(n.11)區別;殊勳;榮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ress@(n.8)悲痛;苦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cument@(n.8)文件;證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rstep@(n.8)門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rway@(n.7)出入口;門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mitory@(n.9)學生宿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ugh@(n.5)生麵糰;現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pe@(n.5)簾(尤指窗簾);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esser@(n.7)衣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essing@(n.8)打扮;佈置,裝飾;(拌沙拉等用的)調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iveway@(n.8)車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ration@(n.8)持續,持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sk@(n.4)薄暮,黃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warf@(n.5)矮子;矮小的動(植)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welling@(n.8)住處;寓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lipse@(n.7)蝕;被遮蔽;黯然失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el@(n.3)鰻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go@(n.3)自我;自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brace@(n.7)擁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deavor@(n.8)努力;盡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rollment@(n.10)登記;入會;入伍;登記人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terprise@(n.10)企業,公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cort@(n.6)護衛隊;護航隊;護送;護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tate@(n.6)地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teem@(n.6)尊重;評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thic@(n.5)倫理標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ergreen@(n.9)常綠樹;萬年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aggeration@(n.12)誇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ess@(n.6)超越;過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ecutive@(n.9)執行者;業務主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ile@(n.5)流放;流亡;被流放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ension@(n.9)伸長;擴大;延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erior@(n.8)外部;外表;外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ernal@(n.8)外表;表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yelash@(n.7)(一根)睫毛;(一根)眼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yelid@(n.6)眼皮;眼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bric@(n.6)布料;織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d@(n.3)一時的流行(或風尚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hrenheit@(n.10)華氏溫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tigue@(n.7)疲勞;勞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minine@(n.8)女性;陰性;陰性詞(或形式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rtilizer@(n.10)肥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ancé@(n.6)未婚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ancée@(n.7)未婚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ber@(n.5)纖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ddle@(n.6)小提琴;欺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ter@(n.6)濾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@(n.3)鰭;鰭狀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shery@(n.7)漁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ke@(n.5)小薄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p@(n.4)薄片;(信封的)蓋口;拍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w@(n.4)缺點;瑕疵;裂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ick@(n.5)(鞭子的)輕打;(手指的)輕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ip@(n.4)輕彈;輕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ourish@(n.8)揮舞;炫耀性的動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uency@(n.7)流暢;流暢的說話(或寫作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e@(n.3)敵人;反對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il@(n.4)箔;花劍劍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lklore@(n.8)民間傳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mat@(n.6)版式;形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ul@(n.4)(比賽中)犯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wl@(n.4)禽;禽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ction@(n.8)小部分;片段;碎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mework@(n.9)架構;組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ight@(n.7)(船運的)貨物;運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ontier@(n.8)邊境;邊疆;新領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me@(n.4)煙;氣;憤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ry@(n.4)狂怒;狂暴;猛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se@(n.4)保險絲;引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ss@(n.4)忙亂;小題大作;爭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lop@(n.6)(馬等的)疾馳;騎馬奔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rment@(n.7)服裝;衣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sp@(n.4)倒抽一口氣;喘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thering@(n.9)集會,聚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y@(n.3)同性戀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der@(n.6)性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ometry@(n.8)幾何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acier@(n.7)冰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are@(n.5)瞪眼;怒視;刺眼的強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eam@(n.5)微光;閃光;一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ee@(n.4)快樂;歡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itter@(n.7)閃光;光彩;(裝飾用)小發光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oom@(n.5)陰暗;暗處;沮喪的氣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rge@(n.5)峽谷;暴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rilla@(n.7)大猩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spel@(n.6)基督教教義;福音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nt@(n.5)獎學金,助學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vity@(n.7)地心吸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ase@(n.6)油脂;賄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ed@(n.5)貪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ip@(n.4)緊握;(咬或夾)住;理解;掌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an@(n.5)呻吟聲;抱怨(聲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ss@(n.5)總額;總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wl@(n.5)嗥叫(聲);咆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umble@(n.7)牢騷;轟隆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ideline@(n.9)指南;指導方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lp@(n.4)吞嚥;一(大)口;哽塞(聲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st@(n.4)一陣強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t@(n.3)腸子;內臟;勇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ypsy@(n.5)吉普賽人;流浪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irdo@(n.6)髮式,髮型; 做頭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irstyle@(n.9)髮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ndicap@(n.8)障礙,不利條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ndicraft@(n.10)手工藝;手工藝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ness@(n.7)馬具;挽具;保險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ul@(n.4)拖;拉;拖運;一次獲得的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unt@(n.5)常去之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dge@(n.5)樹籬;界限;兩面下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ed@(n.4)留心;注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ir@(n.4)繼承人;嗣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ald@(n.6)報信者;使者;先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b@(n.4)草本植物;藥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mit@(n.6)隱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oic@(n.6)(常用 heroics ) 英雄辭令;豪壯行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terosexual@(n.12)異性戀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-fi@(n.5)高傳真的音響裝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jack@(n.6)劫持事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ss@(n.4)嘶嘶聲;噓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ckey@(n.6)曲棍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osexual@(n.10)同性戀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nk@(n.4)雁鳴或汽車喇叭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od@(n.4)兜帽;風帽;罩;車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of@(n.4)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izontal@(n.10)水平線;水平面;水平位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stage@(n.7)人質;抵押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und@(n.5)獵犬;卑劣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using@(n.7)房屋,住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ver@(n.5)盤旋;徘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wl@(n.4)嗥叫;怒吼;大哭;大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rl@(n.4)猛力投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mn@(n.4)讚美詩;聖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iot@(n.5)白癡;笨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ulse@(n.7)衝動;推動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ense@(n.7)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ex@(n.5)索引;標誌;指示符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ifference@(n.12)漠不關心;無關緊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itiate@(n.8)初學者;新加入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land@(n.6)內地,內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titute@(n.9)(專科性的)學校,大學;研究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nt@(n.6)意圖;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ference@(n.12)干涉,干預;擾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ior@(n.8)內部;內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pretation@(n.14)解釋;闡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preter@(n.11)通譯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uition@(n.9)直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sle@(n.4)小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ssue@(n.5)問題;爭論;發行(物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vy@(n.3)常春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ck@(n.4)千斤頂;(紙牌中的)"J"牌,杰克;水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de@(n.4)玉;玉製品;綠玉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nitor@(n.7)清潔工;管理員;看門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smine@(n.7)茉莉;淡黃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eer@(n.4)嘲笑;奚落人的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ingle@(n.6)(鈴、硬幣等金屬的)叮噹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lly@(n.5)快活 (常用 jollies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urnalism@(n.10)新聞業;新聞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urnalist@(n.10)新聞工作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g@(n.3)水罐;甕;壺;監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ry@(n.4)陪審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venile@(n.8)青少年;幼體;兒童讀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n@(n.3)家族;同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d@(n.3)男孩;小伙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ndlady@(n.8)女房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ndlord@(n.8)房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er@(n.5)雷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h@(n.4)鞭打;(風浪等的)猛烈打擊;斥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itude@(n.8)緯度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wmaker@(n.8)立法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yer@(n.5)層;階層;地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gue@(n.6)同盟,聯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gislation@(n.11)立法;法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eutenant@(n.10)中尉(或少尉);助理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kelihood@(n.10)可能;可能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me@(n.4)石灰;酸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mp@(n.4)跛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vestock@(n.9)(總稱)家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zard@(n.6)蜥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comotive@(n.10)火車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cust@(n.6)蝗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dge@(n.5)木屋;小旅舍;守衛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go@(n.4)商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gitude@(n.9)經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ttery@(n.7)獎券;彩票;抽籤;運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tus@(n.5)蓮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mber@(n.6)木材;木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mp@(n.4)團;塊;腫塊;小方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den@(n.6)少女;處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nland@(n.8)大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nstream@(n.10)(河的)主流;主要傾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ntenance@(n.11)維持;維修;保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jesty@(n.7)雄偉;壯麗;(帝王的)威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mmal@(n.6)哺乳動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sion@(n.7)大廈,大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ple@(n.5)槭樹;楓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ine@(n.6)船舶;海運業;海軍陸戰隊隊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shal@(n.7)元帥;高級將官;典禮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vel@(n.6)令人驚奇的事物(或人物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culine@(n.9)男性;陽性;陽性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h@(n.4)糊狀物;混合飼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sage@(n.7)按摩(術);推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terpiece@(n.11)傑作,名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yonnaise@(n.10)蛋黃醬;美乃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time@(n.8)其時,其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chanics@(n.9)力學;機械學;技術;技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ace@(n.6)恐嚇;具有危害性的人(或物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rmaid@(n.7)美人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dst@(n.5)當中;中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grant@(n.7)移民;候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leage@(n.7)總英里數;(每單位燃料的)行駛哩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lestone@(n.9)里程碑;劃時代的事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t@(n.4)薄荷;薄荷糖;造幣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er@(n.5)吝嗇鬼;守財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tress@(n.8)女主人,主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an@(n.4)呻吟聲;嗚咽聲;悲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ck@(n.4)嘲弄;笑柄;仿製品;模擬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e@(n.4)方式;型;模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lecule@(n.8)分子;微小顆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arch@(n.7)君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rtal@(n.6)人;凡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ss@(n.4)苔蘚;泥炭沼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therhood@(n.10)母性;(總稱)母親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tive@(n.6)動機;主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und@(n.5)土墩;墳堆;小丘;投手的踏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unt@(n.5)騎;可乘騎的東西;底座;山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wer@(n.5)割草機;收割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mble@(n.6)含糊的話;咕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e@(n.4)沈思;冥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tard@(n.7)芥末;芥菜;芥末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tter@(n.6)咕噥;抱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tton@(n.6)羊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th@(n.4)神話;虛構的人(或事物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g@(n.3)好嘮叨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wscast@(n.8)新聞廣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bble@(n.6)細咬;啃;少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kel@(n.6)鎳;五分鎳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ghtingale@(n.11)夜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stril@(n.7)鼻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table@(n.7)名人;顯要人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tion@(n.6)概念;想法;打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vice@(n.6)新手;初學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cleus@(n.7)(原子)核;細胞核;核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de@(n.4)裸體畫像;裸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ar@(n.3)槳;櫓;划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asis@(n.5)(沙漠中)的綠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ath@(n.4)誓言;宣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atmeal@(n.7)燕麥片;燕麥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long@(n.6)橢圓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server@(n.8)觀察員;奉行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ccurrence@(n.10)發生;出現;事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ctopus@(n.7)章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dds@(n.4)機會;可能性;投注賠率;不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dor@(n.4)氣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live@(n.5)橄欖;橄欖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ponent@(n.8)對手;敵手,反對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timism@(n.8)樂觀;樂觀主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chard@(n.7)果樹園;果樹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ganizer@(n.9)組織者;萬用記事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ient@(n.6)亞洲國家(尤指東亞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iental@(n.8)東方人;亞洲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nament@(n.8)裝飾品;裝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phanage@(n.9)孤兒院;孤兒身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trich@(n.7)駝鳥;有駝鳥心理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nce@(n.5)盎司,英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put@(n.6)出產;生產;產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sider@(n.8)外人;門外漢;局外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skirts@(n.9)(複數)郊外;郊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all@(n.7)工作褲;工作服;防護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flow@(n.8)溢出;過剩;泛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work@(n.8)過於繁重的工作;過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yster@(n.6)牡蠣;沈默寡言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zone@(n.5)臭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cific@(n.7)(大寫) 太平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cket@(n.6)小包(裹);小捆;小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ddle@(n.6)槳;(桌球的)球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e@(n.4)窗玻璃片;窗格;嵌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dox@(n.7)自相矛盾的議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llel@(n.8)平行線;平行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lor@(n.6)客廳;接待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@(n.11)關係者;參與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le@(n.8)微粒;顆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time@(n.7)消遣;娛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try@(n.6)酥皮點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ch@(n.5)補釘;補片;貼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ent@(n.6)專利;專利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riot@(n.7)愛國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rol@(n.6)巡邏;巡邏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ron@(n.6)贊助者;主顧(尤指老顧客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acock@(n.7)孔雀;愛炫耀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asant@(n.7)農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ck@(n.4)啄;啄痕;輕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dler@(n.7)小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ek@(n.4)偷偷看;一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g@(n.3)栓;樁;(曬衣用)衣夾;(木製)假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ch@(n.5)(鳥類的)棲息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former@(n.9)演出者;演奏者;表演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il@(n.5)(嚴重的)危險;危險的事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onnel@(n.9)(總稱)人員;員工;人事部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ssimism@(n.9)悲觀;悲觀主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er@(n.4)碼頭;防波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lgrim@(n.7)香客,朝聖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llar@(n.6)柱子;棟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mple@(n.6)丘疹;面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ch@(n.5)擰;夾;(一)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ss@(n.4)小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stol@(n.6)手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gue@(n.6)瘟疫;天災;禍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tation@(n.10)大農園;造林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ywright@(n.10)劇作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ea@(n.4)請求;懇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edge@(n.6)保證;誓言;抵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ow@(n.4)犁;除雪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uck@(n.5)(一)拉;(一)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unge@(n.6)跳入;衝進;猛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cketbook@(n.10)錢包;皮夾子;袖珍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ke@(n.4)戳;捅;撥弄;慢性子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ch@(n.5)門廊;入口處;走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ntial@(n.9)可能性;潛力,潛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ultry@(n.7)家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airie@(n.7)大草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caution@(n.10)謹慎;預防措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ference@(n.10)偏愛;優先(權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view@(n.7)預習;預告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y@(n.4)被捕食的動物;犧牲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ck@(n.5)刺;扎;刺傷;悔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or@(n.5)修道院院長或副院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ority@(n.8)在先;重點;優先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cession@(n.10)一(長)列;一(長)排;隊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file@(n.7)側影;輪廓;人物簡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p@(n.4)支柱;支撐物;後盾;道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phet@(n.7)先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portion@(n.10)比例;比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spect@(n.8)預期;前途;盼望的事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vince@(n.8)省,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e@(n.5)梅乾;深紫紅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ff@(n.4)(一)吹;粉撲;(奶油)鬆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se@(n.5)脈搏;有節奏的跳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rchase@(n.8)所購之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yramid@(n.7)(常大寫)金字塔;三角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ack@(n.5)鴨叫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art@(n.5)夸脫(=2 品脫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st@(n.5)追求;探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iver@(n.6)顫抖;抖動;箭袋內的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ck@(n.4)掛物架;(行李)網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dish@(n.6)小蘿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dius@(n.6)半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il@(n.4)欄杆;扶手;鐵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lly@(n.5)大集會;重整旗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ch@(n.5)大牧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scal@(n.6)無賴;淘氣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tio@(n.5)比率;比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ttle@(n.6)咯咯聲;吵鬧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lm@(n.5)王國;國土;領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r@(n.4)後部,後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ef@(n.4)礁;暗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el@(n.4)捲軸;捲筒;一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eree@(n.7)裁判員;仲裁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uge@(n.6)躲避;避難;避難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ign@(n.5)統治;在位期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ic@(n.5)遺物;遺風;遺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minder@(n.8)提醒者,提醒物;催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tile@(n.7)爬行動物;爬蟲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ublican@(n.10)共和主義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entment@(n.10)憤慨;怨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idence@(n.9)住所;住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ident@(n.8)居民;住院醫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ort@(n.6)休閒度假之處;名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ume@(n.6)(個人)簡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tort@(n.6)回嘴;反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erse@(n.7)相反;反面;反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olt@(n.6)反叛;起義;反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ino@(n.5)犀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inoceros@(n.10)犀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b@(n.3)肋骨;排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dge@(n.5)屋脊;山脈;(狹長的)隆起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fle@(n.5)步槍,來福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m@(n.3)(尤指圓形物的)邊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p@(n.3)裂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pple@(n.6)漣漪;細浪;波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val@(n.5)競爭者,對手,敵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am@(n.4)漫步;漫遊;流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bin@(n.5)知更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d@(n.3)棒,桿,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bish@(n.7)垃圾;廢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ble@(n.6)隆隆聲;轆轆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stle@(n.6)沙沙聲;窸窣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ddle@(n.6)馬鞍;(自行車、摩托車的)車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int@(n.5)聖徒;道德崇高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mon@(n.6)鮭魚;鮭肉;鮭肉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ute@(n.6)敬禮;致敬;致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dal@(n.6)涼鞋;拖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vage@(n.6)野蠻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n@(n.4)掃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ndal@(n.7)醜聞;醜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r@(n.4)疤;(物品等的)損傷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ent@(n.5)氣味;香味;蹤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eme@(n.6)計劃;方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n@(n.5)輕蔑;嘲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amble@(n.8)爬行;攀登;爭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ap@(n.5)碎片;小塊;破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ape@(n.6)刮;擦;擦傷;擦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oll@(n.6)卷軸;渦卷形裝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ulptor@(n.8)雕刻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gment@(n.7)部分;部門;切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sation@(n.9)感覺;知覺;轟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sitivity@(n.11)敏感性;感受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timent@(n.9)感情;情緒;感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rgeant@(n.8)中士;警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ries@(n.6)連續;系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rmon@(n.6)佈道;說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rver@(n.6)侍者;伺服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ting@(n.7)安裝;設定;鑲嵌;背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eriff@(n.7)警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ield@(n.6)盾;保護者;擋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iver@(n.6)顫抖;寒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rtage@(n.8)缺少,不足,匱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rtcoming@(n.11)缺點,短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ve@(n.5)推;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red@(n.5)碎片;碎條;破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riek@(n.6)尖叫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rine@(n.6)聖壇;神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rub@(n.5)矮樹;灌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udder@(n.7)發抖;戰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utter@(n.7)關閉物;活動遮板;(相機的)快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kworm@(n.8)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mmer@(n.6)即將沸騰(或爆發)的狀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eleton@(n.8)骨骼;骨瘦如柴的人(或動物);概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ull@(n.5)頭骨;骷髏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am@(n.4)砰然聲;(撲克牌的)滿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ap@(n.4)摑;侮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aughter@(n.9)屠宰;大屠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ump@(n.5)暴跌;不景氣;消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ash@(n.5)粉碎;瓦解;(演出等的)成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arl@(n.5)吠;咆哮;纏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atch@(n.6)奪取;抓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eak@(n.5)溜走,不告而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eaker@(n.7)運動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iff@(n.5)嗅;聞;吸氣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ore@(n.5)打鼾;鼾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ort@(n.5)噴鼻息;噴氣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ak@(n.4)浸泡;浸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e@(n.4)腳底;鞋底;襪底;底部;比目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itary@(n.8)獨居者;隱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o@(n.4)獨奏(曲);獨唱(曲);單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vereign@(n.9)君主;元首;主權國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cecraft@(n.10)太空船,航天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ceship@(n.9)太空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cialist@(n.10)專家;專科醫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cimen@(n.8)樣品;標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ctacle@(n.9)景象;奇觀;壯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ctator@(n.9)旁觀者;目擊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e@(n.5)脊柱;書脊;骨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lendor@(n.8)光輝;壯觀;輝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nge@(n.6)海綿;海綿狀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tlight@(n.9)聚光燈;公眾注意的中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rint@(n.6)全速疾跑;短距離賽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ur@(n.4)踢馬刺;激勵;(雞等的)距;骨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at@(n.5)蹲坐;蜷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ck@(n.5)乾草堆;一疊;煙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gger@(n.7)搖晃;蹣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in@(n.5)污點;色斑;染色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ke@(n.5)股本;賭金;危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ll@(n.5)廄;攤位;(汽車的)拋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nza@(n.6)詩的一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tesman@(n.9)政治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tistic@(n.9)統計量;統計數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er@(n.5)指點,建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reotype@(n.10)陳規;鉛版印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w@(n.4)燉肉;燜菜;燉煮的食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ward@(n.7)男服務員;管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wardess@(n.10)(客機、輪船)女服務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nk@(n.5)臭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op@(n.5)彎腰;駝背;屈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rage@(n.7)貯藏;貯藏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in@(n.6)拉緊;張力;壓力;扭傷;血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it@(n.6)海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nd@(n.6)股;縷;絞;線;繩;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p@(n.5)帶子;皮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y@(n.5)迷路者;流浪者;走失的家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eak@(n.6)條紋;斑紋;光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de@(n.6)闊步;步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pe@(n.6)條紋;斑紋;線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oll@(n.6)散步;閒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mble@(n.7)絆倒;失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mp@(n.5)殘幹;(鉛筆)頭;(煙)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tter@(n.7)結巴;口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stitute@(n.10)代替物;代用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itcase@(n.8)小型旅行箱;手提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lfur@(n.6)硫(磺);硫磺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erstition@(n.12)迷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ervisor@(n.10)管理人;指導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ge@(n.5)大浪;波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amp@(n.5)沼澤;沼澤地;困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arm@(n.5)(密集的)一大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n@(n.3)棕褐色;曬成的棕褐膚色;鞣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ngle@(n.6)糾結;紛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@(n.3)柏油;瀝青; 水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t@(n.4)水果餡餅;水果蛋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unt@(n.5)辱罵;嘲笑;被嘲笑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vern@(n.6)小酒館;小客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ller@(n.6)敘述者;(銀行)出納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mpo@(n.5)速度;拍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mptation@(n.10)引誘;誘惑;誘惑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nant@(n.6)房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rminal@(n.8)終端機;接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rrace@(n.7)大陽臺;露天階梯看臺;梯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gh@(n.5)股;大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orn@(n.5)刺;棘;惱人的事或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ill@(n.6)興奮;顫抖;引起激動的事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iller@(n.8)恐怖小說(或電影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one@(n.6)王座;神座;君權;帝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ong@(n.6)人群;大群;群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ust@(n.6)猛推;刺;驅動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ck@(n.4)(鐘;錶等的)滴答聲;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le@(n.4)瓦;瓷磚;地磚;(麻將等的)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lt@(n.4)傾斜;傾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n@(n.3)錫;罐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ptoe@(n.6)腳趾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ad@(n.4)蟾蜍;令人討厭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il@(n.4)辛苦;勞累;苦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ken@(n.5)標誌;象徵;代價券;籌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rch@(n.5)火炬,火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rment@(n.7)痛苦;苦惱;折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rrent@(n.7)洪流;(話語的)連發;(感情的)狂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rture@(n.7)拷打;酷刑;折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urnament@(n.10)比賽;錦標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demark@(n.9)商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itor@(n.7)叛徒;賣國賊;背叛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mp@(n.5)沈重的腳步聲;流浪;流浪者;蕩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mple@(n.7)踐踏;蹂躪;踐踏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asury@(n.8)金庫;庫房;國庫;寶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aty@(n.6)條約,協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nch@(n.6)溝;溝渠;戰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bute@(n.7)進貢;敬意;尊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le@(n.6)瑣事;小玩意;乳脂鬆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m@(n.4)修剪;修整;鑲邊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ple@(n.6)三倍數;三倍量;三個一組;三壘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ot@(n.4)(馬等的)小跑;(人的)慢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out@(n.5)鱒魚;鮭鱒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ck@(n.4)(衣服等的)褶襉;打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ition@(n.7)學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na@(n.4)鮪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yrant@(n.6)暴君;專橫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mpire@(n.6)仲裁人;(棒球等的)裁判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graduate@(n.13)大學生;大學肄業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line@(n.9)底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neath@(n.10)下面;底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date@(n.6)最新的(信息、報導等);更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right@(n.7)垂直;豎立;直立的東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cancy@(n.7)空;空白;空房;空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cuum@(n.6)真空;空白;吸塵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nity@(n.6)自負;虛榮;梳妝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por@(n.5)水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getation@(n.10)植被;草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il@(n.4)面紗;帷幕;託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in@(n.4)靜脈;(葉、翅、礦)脈;紋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lvet@(n.6)天鵝絨;絲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nture@(n.7)冒險;企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bal@(n.6)準動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tical@(n.8)垂直線;垂直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to@(n.4)否決;否決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deotape@(n.9)錄影帶;錄像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ewer@(n.6)觀看者;觀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gor@(n.5)vig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llain@(n.7)壞人;反派角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ne@(n.4)藤;藤蔓;葡萄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inist@(n.9)小提琴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sa@(n.4)簽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w@(n.3)誓言;誓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de@(n.4)跋涉;艱難的行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il@(n.4)慟哭聲;哀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d@(n.4)病房;牢房;行政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e@(n.4)(特定種類的)陶器;貨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ehouse@(n.9)倉庫;批發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rior@(n.7)武士;戰士;勇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arf@(n.5)碼頭;停泊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eelchair@(n.10)輪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ereabouts@(n.11)行蹤;下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ne@(n.5)哀鳴聲;牢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rl@(n.5)旋轉;迴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sk@(n.5)撢;迅速移動;攪拌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skey@(n.7)威士忌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isky@(n.6)威士忌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olesale@(n.9)批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dow@(n.5)寡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dower@(n.7)鰥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g@(n.3)假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derness@(n.10)荒野,荒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dlife@(n.8)野生生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e@(n.3)悲哀;災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odpecker@(n.10)啄木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kshop@(n.8)作坊;研討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rship@(n.7)崇拜;敬神;禮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eath@(n.6)花圈;花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ing@(n.5)絞;擰;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acht@(n.5)快艇;遊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arn@(n.4)紗;紗線;冒險故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east@(n.5)酵母;酵母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ield@(n.5)產量;利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oga@(n.4)瑜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inc@(n.4)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ip@(n.3)(子彈的)尖嘯聲;拉鍊;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oom@(n.4)嗡嗡聲;變焦攝影</text:p>
          </table:table-cell>
          <table:table-cell table:number-columns-repeated="1023"/>
        </table:table-row>
        <table:table-row table:style-name="ro2" table:number-rows-repeated="10470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級" table:style-name="ta4">
        <office:forms form:automatic-focus="false" form:apply-design-mode="false"/>
        <table:table-column table:style-name="co10" table:default-cell-style-name="ce2"/>
        <table:table-column table:style-name="co2" table:number-columns-repeated="1023" table:default-cell-style-name="Default"/>
        <table:table-row table:style-name="ro2">
          <table:table-cell office:value-type="string" calcext:value-type="string">
            <text:p>abnormal@(adj.8)不正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original@(adj.10)土著的;土著居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entminded@(adj.12)心不在焉的;健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essible@(adj.10)可(或易)接近的;可(或易)得到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essory@(adj.9)附加的;附屬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ountable@(adj.11)應負責任的;可說明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ute@(adj.5)尖銳的;敏銳的;劇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ministrative@(adj.14)管理的;行政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fectionate@(adj.12)充滿深情的;溫柔親切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oholic@(adj.9)含酒精的;酗酒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ternative@(adj.11)兩者(或若干)中擇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biguous@(adj.9)含糊不清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iable@(adj.7)和藹可親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lytical@(adj.10)分析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imate@(adj.7)有生命的;活潑的;有活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onymous@(adj.9)匿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arctic@(adj.9)南極的;南極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ibiotic@(adj.10)抗生的;抗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licable@(adj.10)合用的;可實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roximate@(adj.11)近似的;大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ctic@(adj.6)北極的;北極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ogant@(adj.8)傲慢的;自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iculate@(adj.10)發音清晰的;口才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endant@(adj.9)出席的;伴隨的;侍候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thentic@(adj.9)可信的;真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wesome@(adj.7)令人敬畏的;非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ological@(adj.10)生物的;生物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zarre@(adj.7)奇異的;異乎尋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eak@(adj.5)荒涼的;陰冷的;無希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unt@(adj.5)鈍的;遲鈍的;直率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isk@(adj.5)輕快的;興旺的;寒冷而清新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ute@(adj.5)畜生的;畜生般的;殘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lky@(adj.5)體積大的;笨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tive@(adj.7)被俘的;被迷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itable@(adj.10)慈善的;寬容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ronic@(adj.7)(病)慢性的;(人)久病的;長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nical@(adj.8)臨床的;診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herent@(adj.8)一致的;條理清楚的;連貫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ective@(adj.10)集體的;共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oquial@(adj.10)口語的;會話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unicative@(adj.13)愛說話的;交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rable@(adj.10)可比較的;比得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rative@(adj.11)比較的;相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tible@(adj.10)能共處的;可並立的;相容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etent@(adj.9)有能力的;能幹的;能勝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onent@(adj.9)組成的;構成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rehensive@(adj.13)廣泛的;綜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cise@(adj.7)簡明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idential@(adj.12)祕密的;機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cientious@(adj.13)憑良心的;誠實的;認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ituent@(adj.11)構成(全體)的;組成的;選舉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roversial@(adj.13)有爭議的;好議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ordinate@(adj.10)同等重要的;座標的;對等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dial@(adj.7)熱忱的;衷心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porate@(adj.9)法人(組織)的;團體的;共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metic@(adj.8)化妝用的;裝飾性的;表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mopolitan@(adj.12)世界性的;國際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dible@(adj.8)可信的;可靠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oked@(adj.7)彎曲的;欺詐的;不正派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cial@(adj.7)決定性的;重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de@(adj.5)未經加工的;粗野的;粗糙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mulative@(adj.10)漸增的;蓄積的;累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stomary@(adj.9)習慣上的;按慣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adly@(adj.6)致命的,致死的;非常的,極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cent@(adj.6)正派的;體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cisive@(adj.8)決定性的;確定的;果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iberate@(adj.10)深思熟慮的;蓄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inquent@(adj.10)怠忽職守的;拖欠的;犯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ntal@(adj.6)牙齒的;牙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ignate@(adj.9)指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tined@(adj.8)命中注定的;(場所)預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lomatic@(adj.10)外交的;有外交手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astrous@(adj.10)災害的;悲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iplinary@(adj.12)訓練的;紀律的;懲戒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reet@(adj.8)謹慎的;謙虛的;不引人注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graceful@(adj.11)不名譽的;可恥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pensable@(adj.11)非必要的;可分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posable@(adj.10)可任意處理的;用完即丟棄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sident@(adj.9)意見不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verse@(adj.7)互異的;多變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cumentary@(adj.11)文件的;(電影、電視等)記錄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stic@(adj.7)激烈的;極端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eary@(adj.6)慘淡的;沈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al@(adj.4)雙的;雙倍的;雙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bious@(adj.7)半信半疑的;含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centric@(adj.9)(人、行為等)古怪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dible@(adj.6)可食的,食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ditorial@(adj.9)社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igible@(adj.8)有資格當選的;合格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ite@(adj.5)精英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oquent@(adj.8)雄辯的;口才流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phatic@(adj.8)強調的;著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demic@(adj.8)流行性的;傳染的;極為流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quivalent@(adj.10)相等的,相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thical@(adj.7)倫理的;道德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thnic@(adj.6)種族的;人種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essive@(adj.9)過度的;極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lusive@(adj.9)排外的;唯一的;獨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otic@(adj.6)異國情調的;外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licit@(adj.8)詳盡的;清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quisite@(adj.9)精緻的;精良的;精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racurricular@(adj.15)課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bulous@(adj.8)極好的;驚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asible@(adj.8)可行的;可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ite@(adj.6)有限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reproof@(adj.9)防火的;耐火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uid@(adj.5)流動的;液體的;流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midable@(adj.10)令人畏懼的;難對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thcoming@(adj.11)即將到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ster@(adj.6)收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gile@(adj.7)易碎的;虛弱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il@(adj.5)身體虛弱的;易損壞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etic@(adj.7)基因的;遺傳(學)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oomy@(adj.6)陰暗的;憂鬱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phic@(adj.7)生動的;寫實的;圖解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norary@(adj.8)(學位等)名譽上的;名譽職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spitable@(adj.10)好客的;(氣候等)宜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anitarian@(adj.12)人道主義的;博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sterical@(adj.10)歇斯底里的;極可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mune@(adj.6)免疫的;免於...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erative@(adj.10)必要的;命令式的;祈使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licit@(adj.8)不言明的;含蓄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osing@(adj.8)壯觀的;氣勢宏偉的;莊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entive@(adj.9)刺激的;鼓勵的,獎勵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idental@(adj.10)易發生的;附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lusive@(adj.9)包含的;包括在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evitable@(adj.10)不可避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ectious@(adj.10)傳染的;有感染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genious@(adj.9)心靈手巧的;足智多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herent@(adj.8)固有的;與生俱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itiative@(adj.10)開始的;初步的;創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novative@(adj.10)創新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act@(adj.6)完整無缺的;原封不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aluable@(adj.10)非常貴重的;無價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onic@(adj.6)具有諷刺意味的;挖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ritable@(adj.9)易怒的;急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yous@(adj.6)快樂的;高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gendary@(adj.9)傳說的;傳奇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gislative@(adj.11)立法的;有立法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gitimate@(adj.10)合法的;合法婚姻所生的;合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ngthy@(adj.7)長的;冗長的;囉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able@(adj.6)易...的;可能的;負有法律責任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teral@(adj.7)照字面的;原義的;如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terate@(adj.8)能讀寫的;有文化修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natic@(adj.7)瘋的;瘋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sh@(adj.4)蒼翠繁茂的;豐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ric@(adj.5)抒情的;適於歌唱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eval@(adj.8)中世紀的;中古風的;守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ancholy@(adj.10)憂鬱的;令人沮喪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low@(adj.6)(水果)成熟的;(人)圓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ropolitan@(adj.12)大都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litant@(adj.8)好戰的;激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iature@(adj.9)小型的;小規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raculous@(adj.10)神奇的;奇蹟般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hievous@(adj.11)惡作劇的;淘氣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sionary@(adj.10)傳教的;教會的;傳教士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otonous@(adj.10)單調的;無變化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urnful@(adj.8)憂傷的;悲切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nicipal@(adj.9)市的;市政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te@(adj.4)沈默的;啞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ive@(adj.9)敘事的;故事形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val@(adj.5)海軍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utral@(adj.7)中立的;中立國的;空檔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torious@(adj.9)惡名昭彰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trient@(adj.8)營養的,滋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tritious@(adj.10)有營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scure@(adj.7)暗的;模糊的;偏僻的;微賤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erational@(adj.11)操作上的;經營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tional@(adj.8)隨意的;非必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derly@(adj.7)整齊的;有條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rageous@(adj.10)可恥的;無法無天的;令人吃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right@(adj.8)全部的;直率的;公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head@(adj.8)在上頭的;高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hetic@(adj.8)可憐的;可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riotic@(adj.9)愛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estrian@(adj.10)徒步的;行人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istent@(adj.10)堅持不懈的;固執的;持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pective@(adj.11)透視的,透視畫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tty@(adj.5)小的;瑣碎的;氣量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otographic@(adj.12)攝影(術)的;攝影用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cturesque@(adj.11)圖畫般的;美麗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ous@(adj.5)虔誠的;篤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lutant@(adj.9)受污染的;造成污染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liminary@(adj.11)預備的;初步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mature@(adj.9)過早的;草率的;早產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mier@(adj.7)首位的;最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sidential@(adj.12)總統的;總統選舉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ventive@(adj.10)預防的;防病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found@(adj.8)深刻的;深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gressive@(adj.11)逐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ne@(adj.5)有...傾向的;俯伏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spective@(adj.11)預期的;盼望中的;未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vincial@(adj.10)省的;鄉氣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nctual@(adj.8)準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arrelsome@(adj.11)喜歡爭吵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diant@(adj.7)光芒四射的;容光煥發的;發熱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diate@(adj.7)具輻射部的;輻射狀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dical@(adj.7)基本的;徹底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dom@(adj.6)胡亂的;隨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sh@(adj.4)輕率的;急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tional@(adj.8)理性的;明事理的;合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ipient@(adj.9)接受的;受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reational@(adj.12)消遣的;娛樂的;休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dundant@(adj.9)多餘的;過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lective@(adj.10)反射的;沈思的;反映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ardless@(adj.10)不注意的,不留心的;不關心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evant@(adj.8)有關的;切題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wned@(adj.8)有名的;有聲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idential@(adj.11)居住的;住宅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istant@(adj.9)抵抗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olute@(adj.8)堅決的;不屈不撓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pective@(adj.10)分別的;各自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tail@(adj.6)零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ythmic@(adj.8)有節奏的;有韻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gorous@(adj.8)嚴格的;嚴厲的;嚴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tual@(adj.6)(宗教)儀式的;典禮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y@(adj.4)紅寶石色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e@(adj.4)神志正常的;頭腦清楚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enic@(adj.6)風景的;景色秀麗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lective@(adj.9)有選擇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timental@(adj.11)情深的;情感;多愁善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rene@(adj.6)安詳的;寧靜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eer@(adj.5)全然的;(紡織物)極薄的;陡峭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rewd@(adj.6)精明的;狡猾的;機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multaneous@(adj.12)同時發生的;同步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eptical@(adj.9)懷疑的;多疑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eaky@(adj.6)鬼鬼祟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ciable@(adj.8)好交際的;善交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phisticated@(adj.13)老於世故的;精通的;精密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cious@(adj.8)寬敞的;廣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ctacular@(adj.11)壯觀的;壯麗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ral@(adj.6)螺旋(形)的;盤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ntaneous@(adj.11)自發的;自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tionary@(adj.10)不動的;定居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tegic@(adj.9)戰略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jective@(adj.10)主觀的;個人的;主詞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ordinate@(adj.11)下級的;次要的;從屬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sequent@(adj.10)隨後的;接著發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tle@(adj.6)微妙的;難捉摸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urban@(adj.8)郊區的;近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ccessive@(adj.10)連續的;後繼的;繼承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erb@(adj.6)宏偉的;華麗的; 上乘的,一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ersonic@(adj.10)超音波的;超音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erstitious@(adj.13)迷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plus@(adj.7)過剩的;剩餘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bolic@(adj.8)象徵的;符號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hetic@(adj.9)綜合(性)的;合成的;人造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dious@(adj.7)冗長乏味的;使人厭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xtile@(adj.7)紡織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atrical@(adj.10)劇場的;戲劇的;戲劇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oretical@(adj.11)理論的;非應用的;假設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ifty@(adj.7)節儉的;茂盛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quil@(adj.8)平靜的;安靜的;安寧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umphant@(adj.10)勝利的;得意洋洋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vial@(adj.7)瑣細的;平凡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opic@(adj.6)熱帶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ant@(adj.6)逃學的;玩忽職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ltimate@(adj.8)最後的;最終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animous@(adj.9)全體一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tmost@(adj.6)最大的;最遠的;極度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iant@(adj.7)勇敢的;英勇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id@(adj.5)有根據的;有效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riable@(adj.8)易變的;變異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satile@(adj.9)多才多藝的;多功能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ous@(adj.7)惡意的;惡毒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torious@(adj.10)勝利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rtual@(adj.7)實質上的;虛擬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cal@(adj.5)聲音的;用言語表達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cational@(adj.10)職業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ulgar@(adj.6)粗俗的;下流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ulnerable@(adj.10)易受傷的;有弱點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terproof@(adj.10)防水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tertight@(adj.10)不透水的;無懈可擊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atsoever@(adj.10)不管什麼樣的;無論怎麼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tty@(adj.5)機智的;說話風趣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breviate@(v.10)縮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ound@(v.6)大量存在;富足;充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use@(v.5)濫用;虐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elerate@(v.10)加快;增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ommodate@(v.11)能容納;能提供...膳宿;給...方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ord@(v.6)(與...)一致;調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umulate@(v.10)累積;積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ict@(v.6)使沈溺;使成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minister@(v.10)管理;給予;執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ministrate@(v.12)管理;支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vocate@(v.8)擁護;提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firm@(v.6)斷言;申明;堅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ienate@(v.8)使疏遠;離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ocate@(v.8)分派;分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bush@(v.6)埋伏下;伏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fy@(v.7)放大(聲音等);擴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imate@(v.7)賦予生命;繪製(卡通影片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icipate@(v.10)預期;預先考慮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rentice@(v.10)當學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roximate@(v.11)接近;近似;大致估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iculate@(v.10)清晰地講話;相互連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assinate@(v.11)暗殺,詆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ert@(v.6)斷言;堅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ess@(v.6)估價;評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ain@(v.6)達到;獲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ction@(v.7)拍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thorize@(v.9)授權給;批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tograph@(v.9)親筆簽名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ckon@(v.6)(招手或點頭)示意;召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siege@(v.7)圍攻;圍困;煩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tray@(v.6)背叛;出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as@(v.4)使存偏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under@(v.7)犯大錯;出漏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unt@(v.5)使鈍;使遲鈍;減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mbard@(v.7)砲擊;不斷攻擊;連續提出問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ost@(v.5)舉;抬;推動;促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ycott@(v.7)聯合抵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w@(v.4)釀造;醞釀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ckle@(v.6)扣住;垮掉;讓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vas@(v.6)用帆布覆蓋;用帆布裝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tion@(v.7)加標題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ss@(v.6)愛撫;撫摸;寵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er@(v.5)承辦宴席;迎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tify@(v.7)證明;保證;發證書(或執照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acterize@(v.12)描繪...的特性;具有...的特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iot@(v.7)駕馭(戰車或馬車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uckle@(v.7)咯咯地笑;暗自發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vilize@(v.8)使文明,使開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mp@(v.5)鉗緊;夾住;強行實施;取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anse@(v.7)清洗;淨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nch@(v.6)緊握;緊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ne@(v.5)複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incide@(v.8)同時發生;巧合;一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ide@(v.7)相撞;衝突;抵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emorate@(v.11)慶祝;紀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ence@(v.8)開始;著手;得學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ensate@(v.10)補償;賠償;酬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ile@(v.7)匯編;收集(資料等);編譯(程式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ment@(v.10)補充;補足;與...相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rise@(v.8)包括;由...組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cede@(v.7)(勉強)承認;讓步;承認失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dense@(v.8)濃縮;縮短;凝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er@(v.6)授予(學位等);給予;協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orm@(v.7)遵照;符合;使一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radict@(v.10)否定(陳述等);反駁;與...矛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ordinate@(v.10)協調,調節; 協調一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e@(v.4)挖去...的果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vet@(v.5)垂涎;貪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mp@(v.5)用夾鉗夾緊;限制;約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ok@(v.5)使彎曲;成鉤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ise@(v.6)巡航;航遊;緩慢巡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mble@(v.7)粉碎;崩潰;(希望等)破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st@(v.5)結成外殼;覆有硬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ltivate@(v.9)栽培(作物等);養殖(魚等);培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cline@(v.7)下降,下跌,衰退,婉拒,謝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dicate@(v.8)奉獻;獻身於;舉行落成典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em@(v.4)認為;視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ect@(v.6)逃跑;脫離;背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grade@(v.7)貶低;降級;降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iberate@(v.10)仔細考慮;商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nounce@(v.8)譴責;告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pict@(v.6)描畫;雕出;描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prive@(v.7)剝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rive@(v.6)取得;衍生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end@(v.7)(走)下來;下降;來自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ignate@(v.9)標出;指定;定名為;委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tach@(v.6)分開;拆卸;派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tain@(v.6)留住;扣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ter@(v.5)嚇住;使斷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teriorate@(v.11)惡化;(價值)下降;退化;墮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value@(v.7)降低價值;(貨幣)貶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gnose@(v.8)診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gram@(v.7)用圖解法表示,圖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tate@(v.7)口授,口述,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fferentiate@(v.13)構成差別;區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minish@(v.8)減少;減小;縮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able@(v.7)使失去能力;使傷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approve@(v.10)不贊成;不同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harge@(v.9)卸貨;發射;排出;釋放;解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lose@(v.8)使露出;揭發;透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omfort@(v.10)使不舒服;使不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grace@(v.8)使丟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mantle@(v.9)去掉覆蓋物;拆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may@(v.6)使驚慌;使沮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patch@(v.8)派遣;發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perse@(v.8)驅散;解散;散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place@(v.8)迫使離開;取代;免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please@(v.9)使不高興;得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regard@(v.9)漠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solve@(v.8)分解;使融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suade@(v.8)勸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ort@(v.7)扭曲;曲解;變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ract@(v.8)轉移(目標);使分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rust@(v.8)不信任;懷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versify@(v.9)使多樣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vert@(v.6)轉向;改道;使分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me@(v.4)成圓頂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nate@(v.6)捐獻,捐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m@(v.4)注定;使失敗;毀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izzle@(v.7)下毛毛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ynamite@(v.8)用炸藥爆破;炸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b@(v.3)退潮;衰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bark@(v.6)上船(或飛機等);從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igrate@(v.8)移居外國(或外地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act@(v.5)制定(法律);扮演(角色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hance@(v.7)提高,增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lighten@(v.9)啟發;啟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rich@(v.6)使富裕;使豐富;使肥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ode@(v.5)腐蝕;侵蝕;磨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calate@(v.8)使逐步上升(增強或擴大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acuate@(v.8)撤離;避難;疏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olve@(v.6)使逐步形成;發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erpt@(v.7)摘錄;引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ert@(v.5)用(力);施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el@(v.5)驅逐;排出;開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ire@(v.6)失效;滿期;吐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loit@(v.7)開發,開採,開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ract@(v.7)取出;抽出;提煉;摘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cilitate@(v.10)使容易;促進;幫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re@(v.5)閃耀;(搖曳不定地)燃燒;閃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icker@(v.7)閃爍;搖曳;忽隱忽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ing@(v.5)(用力地)扔;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utter@(v.7)振翼;飄動;(心臟等)不規則跳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esee@(v.7)預見;預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mulate@(v.9)使公式化;規劃;配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sake@(v.7)拋棄;革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tify@(v.7)築防禦工事於;增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ster@(v.6)養育;培養;促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cture@(v.8)使斷裂;使折斷;使骨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gment@(v.8)使成碎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ak@(v.5)使瘋狂;使反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t@(v.4)使苦惱;使煩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eralize@(v.10)泛論;概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erate@(v.8)產生;發生(熱;電;光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isten@(v.7)閃耀;閃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ph@(v.5)用圖表表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ill@(v.5)(用烤架)烤(魚、肉等);拷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pe@(v.5)觸摸;暗中摸;探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ck@(v.4)劈;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il@(v.4)向...歡呼;招呼;下冰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ass@(v.6)騷擾;使煩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zard@(v.6)冒險作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ghlight@(v.9)用強光照射;使顯著;使突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spitalize@(v.11)住院治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iliate@(v.9)羞辱;使丟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nch@(v.5)隆起;彎成弓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rdle@(v.6)跨(欄);克服(困難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lluminate@(v.10)照亮;用燈裝飾;啟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lement@(v.9)履行;實施;執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rison@(v.8)監禁;束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line@(v.7)傾斜;屈身;有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er@(v.5)推斷,推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habit@(v.7)居住於;棲息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ject@(v.6)注射(藥液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grate@(v.9)使結合;求積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ene@(v.9)介入;干預;調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imidate@(v.10)威嚇;脅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rude@(v.7)侵入;闖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entory@(v.9)把...登入目錄;盤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ritate@(v.8)使惱怒;使煩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dnap@(v.6)綁架;劫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ment@(v.6)哀悼;悲痛;痛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gitimate@(v.10)使合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berate@(v.8)解放,使獲自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unge@(v.6)(懶洋洋地)倚靠;閒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re@(v.4)誘惑;以誘餌吸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ipulate@(v.10)操作;運用;操縱;對...做手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@(v.3)毀損;損傷;玷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sacre@(v.8)屠殺;使慘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tate@(v.8)沈思;深思熟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low@(v.6)使成熟;使圓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rchandise@(v.11)買賣;經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rge@(v.5)合併;融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grate@(v.7)移居;定期移棲;回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mic@(v.5)模仿;與...極相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iature@(v.9)是...的縮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imize@(v.8)使減到最少(或最小);低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bilize@(v.8)動員;調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ld@(v.4)鑄造;塑造;發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te@(v.4)消除(聲音);減輕(聲音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e@(v.7)講(故事);敘述;作旁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urish@(v.7)養育;滋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rture@(v.7)養育;培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lige@(v.6)使不得不;迫使;施恩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scure@(v.7)使變暗;遮掩;使難理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press@(v.7)壓迫;壓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iginate@(v.9)發源;來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fit@(v.6)裝備;配備;供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law@(v.6)宣佈...為不合法;禁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number@(v.9)數量上超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rage@(v.7)激起義憤;激怒;施暴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lap@(v.7)與...部分重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turn@(v.8)使翻轉;翻倒;推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lyze@(v.8)使麻痺;使癱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dle@(v.6)挨戶兜售;沿街叫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nsion@(v.7)發給...退休金(或養老金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evere@(v.9)堅持不懈;不屈不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ase@(v.5)使定相;使同步;分階段實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erce@(v.6)刺穿;穿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ch@(v.5)水煮(蛋);偷獵;侵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nder@(v.6)仔細考慮;衡量;回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pulate@(v.8)居住於;移民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ture@(v.7)擺出姿勢;故作姿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cede@(v.7)處在...之前;(地位等)高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face@(v.7)為...加序言(或開場白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judice@(v.9)使抱偏見;使懷成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scribe@(v.9)規定;指定;開(藥方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side@(v.7)主持;管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sume@(v.7)假定;認為;擅自(做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hibit@(v.8)禁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pel@(v.6)推進;推動;驅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secute@(v.9)對...起訴;告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voke@(v.7)對...挑釁;煽動;激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wl@(v.5)(野獸等)四處覓食;徘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rify@(v.6)使純淨;淨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nch@(v.6)壓制;抑制;解(渴);熄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ry@(v.5)詢問;對...表示疑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diate@(v.7)(光、熱等)散發;輻射;煥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ft@(v.4)用筏子運送;划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id@(v.4)襲擊;劫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som@(v.6)贖回;向...勒索贖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vage@(v.6)蹂躪;使荒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oncile@(v.9)和解;使一致;使安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ruit@(v.7)徵募;雇用;補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ur@(v.5)再發生;再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ine@(v.6)提煉;精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und@(v.6)退還;歸還;償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hearse@(v.8)排練,排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in@(v.4)(用韁繩)勒住;駕馭;控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inforce@(v.9)增援;加強;加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ay@(v.5)轉達;轉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ish@(v.6)喜愛;愛好;加佐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der@(v.6)使得;使成為;提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ress@(v.7)抑制;鎮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tail@(v.6)以零售方式;以零售價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taliate@(v.9)報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trieve@(v.8)收回;檢索;使恢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dicule@(v.8)嘲笑;戲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ot@(v.4)參加(或發動)暴亂;放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tate@(v.6)旋轉;輪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feguard@(v.9)保護;防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ction@(v.8)對...實施制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ipt@(v.6)把...改編為劇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duce@(v.6)誘惑;引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quence@(v.8)排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ed@(v.4)流出;毛髮等脫落;蛻(殼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plift@(v.8)冒充顧客在商店內偷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un@(v.4)躲開;迴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gnify@(v.7)表示...的意思;意味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mplify@(v.8)簡化,精簡;使單純;使平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im@(v.4)去,去除;瀏覽,略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ang@(v.5)用粗話罵;欺騙,詐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ash@(v.5)(用刀;劍等)砍;大幅度削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ot@(v.4)開狹長的孔;把...納入序列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um@(v.4)去貧民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ack@(v.5)略有滋味;掌摑;咂(嘴);響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other@(v.7)使窒息;悶住(火);扼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uggle@(v.7)走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are@(v.5)(用陷阱等)捕捉;誘...入圈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eer@(v.5)輕蔑地笑;譏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ar@(v.4)往上飛舞;翱翔;暴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cialize@(v.9)交際;社會主義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othe@(v.6)安慰;哄;減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n@(v.4)跨越;在...架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cialize@(v.10)專攻;專門從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cify@(v.7)具體指定;詳細指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culate@(v.9)推測;投機;推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ke@(v.5)用大釘釘牢;用尖物刺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ral@(v.6)盤旋;成螺旋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re@(v.5)螺旋形上升;發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nsor@(v.7)發起;主辦;倡議;贊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rawl@(v.6)伸開四肢躺(或爬);蔓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bilize@(v.9)使穩定;使穩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lk@(v.5)偷偷靠近;追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mmer@(v.7)口吃;結結巴巴地說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ple@(v.6)用U形釘固定;用釘書針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rch@(v.6)給(衣服等)上澱粉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mulate@(v.9)刺激;激勵;使興奮;促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ck@(v.5)給(商店)辦貨;貯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ngle@(v.8)勒死;扼住;悶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nt@(v.5)表演絕技;妨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ordinate@(v.11)使居次要地位;使隸屬;使服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scribe@(v.9)訂閱;認捐;簽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ffocate@(v.9)使窒息;扼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plement@(v.10)增補;為...補編附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pass@(v.7)勝過;大於;多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ap@(v.4)交換;以...作交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bolize@(v.9)象徵,標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rminate@(v.9)使結束;使終止;解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xture@(v.7)使...行成紋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ive@(v.6)興旺;繁榮;茂盛生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ob@(v.5)(心臟;脈搏等)跳動;抽動;抽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ll@(v.4)徵收捐稅(或通行費等);敲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pple@(v.6)使倒塌;推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it@(v.7)通過;運送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mit@(v.8)傳送;傳達;發射;播送;傳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plant@(v.10)移植;移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ad@(v.5)踩;踏;步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k@(v.4)艱苦跋涉或移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spass@(v.8)擅自進入;侵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gger@(v.7)扣扳機開(槍);發射;觸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ant@(v.6)逃學;逃避責任;偷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cover@(v.7)揭開...的蓋子;揭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estimate@(v.13)低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go@(v.7)經歷;接受(治療、檢查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mine@(v.9)侵蝕...的基礎;暗中破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take@(v.9)著手做;進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o@(v.4)解開;脫去(衣服等);取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fold@(v.6)展開;呈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ify@(v.5)統一;聯合;使一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lock@(v.6)開鎖;開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pack@(v.6)打開包裹(或行李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grade@(v.7)上坡; 使升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hold@(v.6)舉起;支撐;維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her@(v.5)引領;迎接;當引座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tilize@(v.7)利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nd@(v.4)出售;販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ge@(v.5)處在邊沿;瀕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timize@(v.9)使犧牲;使痛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sualize@(v.9)使顯現;使形象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mit@(v.5)嘔吐;使嘔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terproof@(v.10)使不透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thstand@(v.9)抵擋;反抗;禁得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o@(v.3)追求;追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ench@(v.6)猛扭;攫取;使痛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estle@(v.7)與...摔角;與...搏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erox@(v.5)複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earn@(v.5)思念;渴望;嚮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ordingly@(adv.11)照著;相應地;因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ongside@(adv.9)在旁邊;沿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adly@(adv.6)死一般地;非常,極度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eafter@(adv.9)此後;在來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kewise@(adv.8)同樣地;也;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right@(adv.8)全部地;無保留地;公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head@(adv.8)在頭頂上;在上頭;高高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ardless@(adv.10)無論如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tail@(adv.6)以零售方式;以零售價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eer@(adv.5)全然;十足地;陡峭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ack@(adv.5)猛然地;砰然作聲地;不偏不倚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reafter@(adv.10)之後;以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reby@(adv.7)因此;由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ongside@(prep.9)在...旁邊;沿著...的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breviation@(n.12)縮寫;省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original@(n.10)土著居民; 土生動物(或植物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origine@(n.9)土著居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raction@(n.11)抽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undance@(n.9)豐富;充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use@(n.5)濫用;虐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eleration@(n.12)加速;促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essory@(n.9)附件;配件;從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ommodation@(n.13)適應;方便設施;住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ord@(n.6)一致;符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ordance@(n.10)一致;和諧;符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ounting@(n.10)會計;會計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umulation@(n.12)累積;積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usation@(n.10)指控;指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quisition@(n.11)收購;取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tivist@(n.8)激進主義份子;行動主義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aptation@(n.10)適應;改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ict@(n.6)入迷的人;有癮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iction@(n.9)沈溺;上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ministration@(n.14)管理;經營;管理部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ministrator@(n.13)管理人;行政官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vocate@(n.8)提倡者;擁護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gression@(n.10)侵略;侵犯行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oholic@(n.9)酒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ance@(n.8)結盟;聯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ternative@(n.11)選擇的自由(或餘地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biguity@(n.9)意義不明確;模稜兩可的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bulance@(n.9)救護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bush@(n.6)埋伏;伏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lects@(n.8)文選;論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logy@(n.7)相似;類推;類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lyst@(n.7)分析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chorman@(n.9)男主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chorwoman@(n.11)女主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ecdote@(n.8)軼事;祕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noyance@(n.9)惱怒;打擾;討厭的東西(或人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arctic@(n.9)南極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enna@(n.7)觸角;觸鬚;天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ibiotic@(n.10)抗生素;抗菌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ibody@(n.8)抗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icipation@(n.12)預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onym@(n.7)反義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prentice@(n.10)學徒;生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titude@(n.8)傾向;習性;天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ctic@(n.6)北極地帶;北極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ery@(n.6)動脈;要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ifact@(n.8)人工製品;手工藝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essment@(n.10)估價;評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umption@(n.10)假設;擔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hma@(n.6)氣喘(病);哮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ylum@(n.6)收容院;避難所;政治庇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ainment@(n.10)達到;獲得;到達;成就;學識,才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endant@(n.9)出席者;陪從;服務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ic@(n.5)頂樓;閣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ction@(n.7)拍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tograph@(n.9)(尤指名人的)親筆簽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tonomy@(n.8)自治;自治權;自治團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iation@(n.8)航空;飛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ometer@(n.9)晴雨表;顯示變化的事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verage@(n.8)飲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as@(n.4)偏見;成見;斜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noculars@(n.10)雙筒望遠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ochemistry@(n.12)生物化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under@(n.7)大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ndage@(n.7)奴隸身分;奴役;束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ost@(n.5)一舉;一抬;推動;促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ut@(n.4)(拳擊等)比賽;較量;(疾病等)發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ycott@(n.7)聯合抵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akdown@(n.9)故障;損壞;崩潰;分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akthrough@(n.12)突圍;突破;突破性進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akup@(n.7)分裂;關係破裂;解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ew@(n.4)釀製飲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ink@(n.5)邊;邊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chure@(n.8)小冊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ute@(n.5)畜生;殘暴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ckle@(n.6)帶釦;搭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reaucracy@(n.11)官僚政治;(總稱)官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rial@(n.6)埋葬;葬禮;墓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yte@(n.4)(電腦)位元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ffeine@(n.8)咖啡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cium@(n.7)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vas@(n.6)油畫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ability@(n.10)能力;性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sule@(n.7)小盒;膠囊;太空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tion@(n.7)標題;字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tive@(n.7)俘虜;獵獲物;著迷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tivity@(n.9)囚禁;束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bohydrate@(n.12)碳水化合物;含醣食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ss@(n.6)愛撫;撫摸;寵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ol@(n.5)(耶誕)頌歌;讚美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shier@(n.7)出納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sualty@(n.8)傷亡人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astrophe@(n.11)大災難;慘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valry@(n.7)騎兵;騎兵部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vity@(n.6)洞;(身體的)腔;(牙的)蛀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metery@(n.8)公墓;墓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tainty@(n.9)確實;必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mpagne@(n.9)香檳酒;香檳酒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os@(n.5)混亂;雜亂的一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coal@(n.8)木炭;炭筆;深灰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iot@(n.7)(古代的)雙輪戰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lesterol@(n.11)膽固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uckle@(n.7)咯咯聲;輕笑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unk@(n.5)(肉、木材等的)大塊;厚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mp@(n.5)螺絲鉗;鐵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rity@(n.7)(思想、文體等的)清楚;明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arance@(n.9)清掃;出空;清倉大拍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nch@(n.6)緊握;緊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ne@(n.5)無性繁殖系;複製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osure@(n.7)關閉;打烊;結束;終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ffin@(n.6)棺材;靈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incidence@(n.11)巧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ective@(n.10)集體農場(或企業);集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ector@(n.9)收集者;收藏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ision@(n.9)相撞;衝突;抵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umnist@(n.9)專欄作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entary@(n.10)評論;註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itment@(n.10)託付,交託; 承諾, 保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nionship@(n.13)友誼;交往;伴侶關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ensation@(n.12)補償;賠償;報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etence@(n.10)能力;勝任;稱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ment@(n.10)補充物;補足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xion@(n.10)面色;膚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xity@(n.10)複雜(性);錯綜(性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ication@(n.12)複雜(化);併發症;(新出現的)困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onent@(n.9)構成要素;零件;成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ceit@(n.7)自滿;自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ception@(n.10)概念;創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cession@(n.10)讓步;讓予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rontation@(n.13)對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gressman@(n.11)美國眾議院議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gresswoman@(n.13)國會女議員;女眾議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quest@(n.8)征服;克服;佔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ensus@(n.9)一致;合意;輿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ervation@(n.12)保存;(對自然資源的)保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olation@(n.11)安慰;慰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piracy@(n.10)陰謀;謀叛;共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ituent@(n.11)成分;組成的要素;選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ultation@(n.12)諮詢;商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umption@(n.11)消耗;用盡;消耗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emplation@(n.13)凝視;沈思;冥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estant@(n.10)參加競賽者;角逐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ractor@(n.10)承包商;立契約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radiction@(n.13)矛盾;否認;反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roversy@(n.11)爭論;爭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viction@(n.10)定罪;證明有罪;確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ordinate@(n.10)同等的人(或物);座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e@(n.4)果核;精髓;要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ps@(n.5)兵團;部隊;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pse@(n.6)屍體;殘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respondent@(n.13)通信者;通訊記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ruption@(n.10)墮落;腐化;貪污;賄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metics@(n.9)化妝品,美容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mopolitan@(n.12)世界主義者;四海為家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erpart@(n.11)對應的人(或物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verage@(n.8)覆蓋範圍;保險項目;新聞報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mp@(n.5)抽筋;夾鉗;束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dibility@(n.11)可信性;確實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iterion@(n.9)(判斷、批評的)標準;尺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ok@(n.5)彎曲的東西;騙子;偷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ise@(n.6)巡航;航遊;巡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iser@(n.7)巡洋艦;遊艇;警察巡邏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mb@(n.5)麵包屑;碎屑;少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mble@(n.7)酥皮點心(水果派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st@(n.5)麵包皮;派餅皮;硬外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ffodil@(n.8)黃水仙花;淡黃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ndruff@(n.8)頭皮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ybreak@(n.8)黎明;破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cline@(n.7)下降;減少;衰退;傾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dication@(n.10)奉獻;揭幕儀式;獻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ect@(n.6)缺點;缺陷;不足之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iciency@(n.10)不足;缺陷;缺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inquent@(n.10)青少年罪犯;違法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nsity@(n.7)密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puty@(n.6)代表,代理人;副職,副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endant@(n.10)後裔;從某一來源傳下的東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ent@(n.7)下降;下傾;血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betes@(n.8)糖尿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gnosis@(n.9)診斷;診斷書;調查分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gram@(n.7)圖表;(曲)線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meter@(n.8)直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tation@(n.9)口述;聽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tator@(n.8)獨裁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lemma@(n.7)困境;進退兩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mension@(n.9)(長;寬;厚;高等的)尺寸;大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lomacy@(n.9)外交;外交手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rectory@(n.9)姓名住址簿;使用手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ability@(n.10)無能;殘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harge@(n.9)卸貨;發射;排出;釋放;解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losure@(n.10)透露;揭發的事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omfort@(n.10)不舒服;不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crimination@(n.14)歧視;辨別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grace@(n.8)恥辱;丟臉的事(或人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may@(n.6)驚慌;沮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patch@(n.8)派遣;發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posable@(n.10)用完即丟棄的物品(如紙尿布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posal@(n.8)處理;(自由)處置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regard@(n.9)漠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sident@(n.9)不贊成者;持不同政見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raction@(n.11)分心;注意力分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rust@(n.8)不信任;懷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urbance@(n.11)擾亂;打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version@(n.9)轉向;轉移;分散注意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versity@(n.9)差異;多樣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ctrine@(n.8)教義;信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cumentary@(n.11)記錄影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me@(n.4)圓屋頂;穹窿;半球形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nation@(n.8)捐獻;捐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nor@(n.5)贈送人;捐贈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om@(n.4)厄運;毀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sage@(n.6)(藥的)劑量;服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wback@(n.8)缺點;不利條件;障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izzle@(n.7)毛毛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ought@(n.7)旱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ynamite@(n.8)炸藥;具有爆炸性的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b@(n.3)退潮;衰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centric@(n.9)古怪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ology@(n.7)生態學;生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stasy@(n.7)狂喜;入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ditorial@(n.9)社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ctron@(n.8)電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ite@(n.5)精華;精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oquence@(n.9)雄辯;(流利的)口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igrant@(n.8)(往他國的)移民;移出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igration@(n.10)移居;(總稱)移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actment@(n.9)(法律的)制定;法規,條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closure@(n.9)封入;圈地;圍牆;附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cyclopedia@(n.12)百科全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durance@(n.9)忍耐,耐久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hancement@(n.11)提高,增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lightenment@(n.13)啟蒙;教化;開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richment@(n.10)致富;豐富;添加肥料;增強食品營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demic@(n.8)流行病;(流行病)傳播;流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sode@(n.7)一個事件;一節;一齣;一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quation@(n.8)方程式;等式;相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quivalent@(n.10)相等物;等價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uption@(n.8)爆發;噴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sence@(n.7)本質;要素;精華;精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ternity@(n.8)永遠;永恆;永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thnic@(n.6)維護語言或風俗的小組成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olution@(n.9)發展,進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erpt@(n.7)摘錄;引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ecution@(n.9)實行;執行;死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otic@(n.6)隨音樂表演豔舞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edition@(n.10)遠征(隊);探險(隊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ertise@(n.9)專門知識;專門技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iration@(n.10)失效;期滿;吐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loit@(n.7)功績,功勳;英勇的行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loration@(n.11)勘查;探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ract@(n.7)提取物;摘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yesight@(n.8)視力,目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ction@(n.7)派別;小集團;派系之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culty@(n.7)(學校的)全體教員;官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miliarity@(n.11)熟悉;通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mine@(n.6)饑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scination@(n.11)迷戀;陶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deration@(n.10)聯邦政府;聯邦制度;聯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edback@(n.8)反饋的信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rtility@(n.9)肥沃;繁殖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delity@(n.8)忠誠;忠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re@(n.5)閃耀的火光;閃光信號;照明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eet@(n.5)艦隊;機群;車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icker@(n.7)閃爍;忽隱忽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ing@(n.5)扔;擲;(手;腳等的)揮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uid@(n.5)液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utter@(n.7)振翼;飄動;(心臟等的)撲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cture@(n.8)折斷;骨折;裂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gment@(n.8)碎片;斷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ud@(n.5)詭計;騙子;假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ak@(n.5)畸形人(或動植物);反常現象;怪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iction@(n.8)摩擦;不和;爭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axy@(n.6)星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erator@(n.9)發電機;產生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etics@(n.8)遺傳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amour@(n.7)魅力,誘惑力;迷人的美;妖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assware@(n.9)玻璃器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isten@(n.7)閃耀;閃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ph@(n.5)(曲線)圖;圖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phic@(n.7)畫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ill@(n.5)烤架;燒烤的肉類食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cer@(n.6)食品雜貨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pe@(n.5)觸摸;探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errilla@(n.9)游擊隊(員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bitat@(n.7)棲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cker@(n.6)駭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il@(n.4)歡呼;打招呼;冰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assment@(n.10)騷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zard@(n.6)危險;危害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misphere@(n.10)(地球的)半球;半球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eafter@(n.9)未來;來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itage@(n.8)遺產;繼承物;傳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oin@(n.6)海洛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ghlight@(n.9)強光(效果);最精彩的部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mone@(n.7)荷爾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spitality@(n.11)好客;殷勤招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stility@(n.9)敵意;敵視;戰爭行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anitarian@(n.12)人道主義者;慈善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nch@(n.5)預感;隆肉;肉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rdle@(n.6)跳欄;跨欄賽跑;障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giene@(n.7)衛生;衛生學;保健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ocrisy@(n.9)偽善;虛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ocrite@(n.9)偽善者;偽君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llusion@(n.8)錯覺;假象;幻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erative@(n.10)必要的事;命令;祈使語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lement@(n.9)工具;器具;裝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lication@(n.11)含意;言外之意;暗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risonment@(n.12)監禁;限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entive@(n.9)鼓勵;動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line@(n.7)傾斜;斜面;斜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ignation@(n.11)憤怒;憤慨;義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erence@(n.9)推論,推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genuity@(n.9)心靈手巧;獨創性;足智多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habitant@(n.10)居民,居住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itiative@(n.10)倡議;主動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jection@(n.9)注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justice@(n.9)非正義;不公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novation@(n.10)革新;創新;新事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quiry@(n.7)詢問,打聽;質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ight@(n.7)洞察力;洞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istence@(n.10)堅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tallation@(n.12)設施;安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tallment@(n.11)分期付款;安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titution@(n.11)機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gration@(n.11)整合;積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grity@(n.9)正直;廉正;健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llect@(n.9)智力;理解力;有才智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section@(n.12)交叉點;十字路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@(n.8)間隔;距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ention@(n.12)介入;干預;調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imacy@(n.8)熟悉;親密;親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ruder@(n.8)侵入者;闖入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entory@(n.9)存貨清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estigator@(n.12)調查者;研究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ony@(n.5)反語;諷刺;出乎意料的結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ritation@(n.10)激怒;惱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ernel@(n.6)(果核或果殼內的)仁;核心,要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ment@(n.6)悲痛之情;哀悼;悼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va@(n.4)熔岩;火山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yman@(n.6)(未受神職的)一般信徒;外行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yout@(n.6)設計;佈局;版面設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gislator@(n.10)立法委員;國會議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gislature@(n.11)立法機關;(美國的)州議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beration@(n.10)解放;釋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mo@(n.4)limous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mousine@(n.9)大轎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er@(n.5)班輪;眼線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guist@(n.8)語言學者;通曉數種外語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quid crystal display@(n.22)液晶顯示 (= LCD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ter@(n.5)公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teracy@(n.8)識字;讀寫能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terate@(n.8)能讀寫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gevity@(n.9)長壽;壽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unge@(n.6)(旅館等的)會客廳;候機室;躺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natic@(n.7)瘋子;瘋傻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re@(n.4)誘惑物;魅力;誘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ric@(n.5)抒情作品;歌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gnitude@(n.9)巨大;重大;強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aria@(n.7)瘧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uscript@(n.10)手稿;打字稿;原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sacre@(n.8)大屠殺;慘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stery@(n.7)支配;統治;精通;掌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erial@(n.8)材料,原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erialism@(n.11)唯物論;唯物主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tress@(n.8)床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chanism@(n.9)機械裝置;機械作用;結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cation@(n.10)藥物治療;藥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tation@(n.10)沈思;默想;冥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ancholy@(n.10)憂鬱;愁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tality@(n.9)智力;精神性;心理狀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rchandise@(n.11)商品;貨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aphor@(n.8)隱喻;象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ropolitan@(n.12)大城市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gration@(n.9)遷移;遷徙;移民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litant@(n.8)好鬥者;激進分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ller@(n.6)磨坊主;碾磨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mic@(n.5)善於模仿的人;滑稽劇演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iature@(n.9)縮樣;縮圖;小型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sionary@(n.10)傳教士;鼓吹者;(外交)使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ernization@(n.13)現代化;現代化的事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ld@(n.4)模子;鑄型;模製品;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mentum@(n.8)動量;氣勢;動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opoly@(n.8)獨佔;專賣;壟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otony@(n.8)單調;千篇一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rale@(n.6)士氣;鬥志;道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rality@(n.8)道德;倫理;寓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tto@(n.5)座右銘;格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uthpiece@(n.10)樂器的吹口;電話的送話口;代言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te@(n.4)啞巴;弱音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thology@(n.9)(總稱)神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ive@(n.9)記敘文;故事;敘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@(n.8)解說員;敘述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tionalism@(n.11)民族主義;國家主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turalist@(n.10)博物學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vel@(n.5)肚臍;中央;中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vigation@(n.10)航海;航空;導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gotiation@(n.11)談判,協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on@(n.4)氖;霓虹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utral@(n.7)中立者;中立國;空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wlywed@(n.8)新結婚的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wscaster@(n.10)新聞廣播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mination@(n.10)提名;任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minee@(n.7)被提名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rm@(n.4)基準;規範;定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urishment@(n.11)食物,營養品;養育,滋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isance@(n.8)討厭的人(或事物);騷擾行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rture@(n.7)營養物;養育;培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trient@(n.8)營養物,滋養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trition@(n.9)營養,滋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bligation@(n.10)(道義上或法律上的)義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fering@(n.8)提供;供奉;捐獻物;供物;課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fspring@(n.9)子女;子孫;後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position@(n.10)反對;反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pression@(n.10)壓迫;壓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tion@(n.6)選擇;選擇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deal@(n.6)嚴峻考驗;折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derly@(n.7)勤務員,護理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ganism@(n.8)生物;有機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iginality@(n.11)創造力;獨創性;創見;創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break@(n.8)爆發;暴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fit@(n.6)全套(工具、衣物等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ing@(n.6)遠足;郊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law@(n.6)罪犯;亡命之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let@(n.6)出口;出路;商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look@(n.7)觀點;展望;風光;瞭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rage@(n.7)暴行;不法行為;凌辱;義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set@(n.6)最初;開始;開端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head@(n.8)經常費用;天花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lap@(n.7)重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turn@(n.8)翻轉,傾覆;周轉,流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ct@(n.4)契約;協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mphlet@(n.8)小冊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liament@(n.10)議會,國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estrian@(n.10)步行者;行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ninsula@(n.9)半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nsion@(n.7)退休金;養老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ception@(n.10)感知;察覺;認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everance@(n.12)堅持不懈;堅忍不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istence@(n.11)堅持;固執;持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pective@(n.11)看法;遠景;前途;透視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sticide@(n.9)殺蟲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troleum@(n.9)石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armacist@(n.10)配藥者;藥劑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armacy@(n.8)製藥業;藥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ase@(n.5)階段;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ety@(n.5)虔誠;孝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peline@(n.8)導管;輸油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tcher@(n.7)大水罐;一壺的量;投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ight@(n.6)境況;困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neumonia@(n.9)肺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cher@(n.7)煮蛋用的鍋;蒸鍋;偷獵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lutant@(n.9)污染物;污染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ture@(n.7)姿勢;姿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cedent@(n.9)先例;慣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cision@(n.9)精確(性);準確(性);清晰(性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decessor@(n.11)前任;祖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diction@(n.10)預言;預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face@(n.7)序言;緒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judice@(n.9)偏見;歧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liminary@(n.11)初步;初試;預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mier@(n.7)首相;總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scription@(n.12)指示;法規;處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sidency@(n.10)公司總裁(大學校長等)的職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stige@(n.8)名望;聲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ventive@(n.10)預防法;預防措施;預防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ductivity@(n.12)生產力;生產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ficiency@(n.11)精通;熟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gressive@(n.11)革新主義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hibition@(n.11)禁止;禁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jection@(n.10)規劃;投影;投射;預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paganda@(n.10)宣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peller@(n.9)螺旋槳;推進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se@(n.5)散文;平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secution@(n.11)起訴;告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vincial@(n.10)地方居民;鄉下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wl@(n.5)四處覓食;徘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rity@(n.6)純淨;清潔;純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alification@(n.13)資格,能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ry@(n.5)質問;詢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stionnaire@(n.13)問卷;意見調查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cism@(n.6)種族主義;種族歧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diant@(n.7)發光(或發熱)的物體,光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diation@(n.9)放射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diator@(n.8)散熱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dical@(n.7)根部;基礎;基本原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ft@(n.4)筏子;橡皮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id@(n.4)突然襲擊;劫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som@(n.6)贖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sh@(n.4)疹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vage@(n.6)毀滅;蹂躪;劫掠;災害,災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lism@(n.7)現實性;現實主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lization@(n.11)領悟;體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bellion@(n.9)反叛;反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ession@(n.9)衰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ipient@(n.9)接受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ommendation@(n.14)推薦;推薦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ruit@(n.7)新兵;新手;補給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inement@(n.10)優雅,高雅;提煉,精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reshment@(n.11)茶點;精力恢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und@(n.6)償還;退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me@(n.6)政體;政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hearsal@(n.9)排練,試演;練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in@(n.4)韁繩;駕馭;控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ay@(n.5)轉達;轉播;接力賽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iance@(n.8)信任;依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ish@(n.6)滋味;愛好;開胃食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mainder@(n.9)剩餘物;其餘的人;餘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moval@(n.7)除去;免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aissance@(n.11)文藝復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tal@(n.6)租金;租賃;出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emblance@(n.11)相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ervoir@(n.9)蓄水庫;貯水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toration@(n.11)恢復;復辟;修復;重建;歸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traint@(n.9)克制;控制;管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tail@(n.6)零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elation@(n.10)揭示;顯示;天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enue@(n.7)(國家的)歲入;稅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ival@(n.7)甦醒;再生;復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etoric@(n.8)修辭;修辭學;辭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dicule@(n.8)嘲笑;揶揄;奚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ot@(n.4)暴亂;騷亂;狂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te@(n.4)儀式;慣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tual@(n.6)儀式;典禮;老規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valry@(n.7)(競爭或對抗)行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tation@(n.8)旋轉;自轉;輪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yalty@(n.7)(總稱)皇族或王族;王位;專利權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y@(n.4)紅寶石;暗紅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feguard@(n.9)保護;防衛;預防措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oon@(n.6)(旅館;輪船等的)大廳;酒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vation@(n.9)拯救;救星;救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ction@(n.8)國際制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ctuary@(n.9)聖所;聖殿;庇護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itation@(n.10)公共衛生;衛生設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pe@(n.5)範圍;領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ipt@(n.6)筆跡;(戲劇、廣播等的)腳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tor@(n.6)扇形;扇形面部分;部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minar@(n.7)專題討論(課或會議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ator@(n.7)參議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quence@(n.8)連續;一連串;次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renity@(n.8)晴朗;平靜;沈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rving@(n.7)服務;侍候;(食物、飲料等)一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ssion@(n.7)開庭;會期;講習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back@(n.7)挫折;倒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wer@(n.5)污水管;下水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ed@(n.4)分水嶺;小屋;堆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illing@(n.8)先令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ege@(n.5)圍攻;包圍;圍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gnature@(n.9)簽名,簽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icon@(n.7)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mplicity@(n.10)簡單;單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kim@(n.4)掠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ang@(n.5)sla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ash@(n.5)猛砍;亂砍;大幅度削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avery@(n.7)奴隸身分;奴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ot@(n.4)狹長孔;投幣口;位置;吃角子老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um@(n.4)貧民窟;陋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ack@(n.5)滋味;少許;掌摑;咂嘴(聲);響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allpox@(n.8)天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other@(n.7)窒息狀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are@(n.5)(捕捉鳥、獸的)陷阱;圈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eer@(n.5)冷笑;嘲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cialism@(n.9)社會主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cialist@(n.9)社會主義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ciology@(n.9)社會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dium@(n.6)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idarity@(n.10)團結一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itude@(n.8)孤獨;隱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vereignty@(n.11)統治權;主權;主權國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n@(n.4)礅距;跨度;一段時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cialty@(n.9)專業;專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ctacular@(n.11)奇觀;壯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ctrum@(n.8)光譜;頻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ere@(n.6)球;球體;球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ke@(n.5)牆頭釘;尖鐵;釘鞋;細高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ral@(n.6)螺旋(形);盤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re@(n.5)尖塔;尖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kesman@(n.9)發言人,代言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kesperson@(n.12)發言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keswoman@(n.11)女發言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nsor@(n.7)發起者;主辦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use@(n.6)配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rawl@(n.6)伸開四肢的躺臥姿勢;蔓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ad@(n.5)班;小隊;小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ash@(n.6)擠壓;壓碎的東西;南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bility@(n.9)穩定;穩定性;安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lk@(n.5)悄悄的追蹤;莖;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mmer@(n.7)口吃;結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ple@(n.6)U形釘;釘書針;日常必需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pler@(n.7)釘書機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rch@(n.6)澱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rvation@(n.10)飢餓;挨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tionery@(n.10)文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ture@(n.7)身高;高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amer@(n.7)汽船;蒸鍋;蒸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mulation@(n.11)刺激;興奮;激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mulus@(n.8)刺激;刺激品;興奮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ck@(n.5)(公司的)股票;存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nt@(n.5)絕技;噱頭;矮小的人(或樹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ordinate@(n.11)部下;下級職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scription@(n.12)訂閱費;會費;捐款;署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bstitution@(n.12)代替;代替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ccession@(n.10)連續;一連串;繼承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ccessor@(n.9)繼任者;繼承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ite@(n.5)套房;系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eriority@(n.11)優越;優勢;上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ervision@(n.11)管理;監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plement@(n.10)增補;(書籍的)補遺;附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plus@(n.7)過剩;剩餘物;盈餘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spense@(n.8)掛慮;懸疑;暫時停止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spension@(n.10)暫停;中止;停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ap@(n.4)交換;交換的東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metry@(n.8)對稱(性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tom@(n.7)症狀,徵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onym@(n.7)同義字;同物異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hetic@(n.9)合成物;合成纖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ct@(n.4)老練;機智;得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ctic@(n.6)戰術;策略;手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iff@(n.6)關稅;稅率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mperament@(n.11)氣質;性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mpest@(n.7)暴風雨;暴風雪;騷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xtile@(n.7)紡織品;紡織原料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xture@(n.7)(織物的)結構;質地;紋理;肌理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ft@(n.5)偷竊,盜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rapist@(n.9)治療技師或專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rapy@(n.7)治療,療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rmometer@(n.11)溫度計;寒暑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eshold@(n.9)門檻;開端;起點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ift@(n.6)節儉;繁茂;互助儲蓄銀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ob@(n.5)跳動;悸動;抽動;抽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ll@(n.4)通行費;長途電話費;傷亡人數;鐘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rnado@(n.7)龍捲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it@(n.5)特徵;特點;特性;少許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quilizer@(n.12)鎮定劑;精神安定劑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action@(n.11)辦理;處置;執行;交易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cript@(n.10)抄本;謄本;成績報告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formation@(n.14)變化;轉變;變形;變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istor@(n.10)電晶體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it@(n.7)運輸;通過;公共交通系統;轉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ition@(n.10)過渡;過渡時期;轉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mission@(n.12)傳送;傳染;傳播;變速器;播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plant@(n.10)移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uma@(n.6)外傷;傷口;(感情方面的)創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ad@(n.5)踩;踏;樓梯踏板;輪胎面;鞋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ason@(n.7)叛國罪;謀反罪;叛國;背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k@(n.4)(長途而辛苦的)旅行或移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mor@(n.6)震顫;顫抖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espass@(n.8)擅自進入;非法侵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gger@(n.7)(槍砲的)扳機;觸發器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ophy@(n.6)戰利品;獎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opic@(n.6)回歸線;熱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ant@(n.6)逃學者;玩忽職守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ce@(n.5)停戰;休戰協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berculosis@(n.12)結核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mor@(n.5)腫瘤;腫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rmoil@(n.7)騷動;混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wilight@(n.8)微明;薄暮;暮年;朦朧狀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yranny@(n.7)暴政;專制;暴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lcer@(n.5)潰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ltimate@(n.8)最終的事物;終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estimate@(n.13)低估;估計不足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employment@(n.12)失業;失業狀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bringing@(n.10)養育;教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pgrade@(n.7)上坡;升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ranium@(n.7)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rgency@(n.7)緊急;迫切;急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rine@(n.5)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her@(n.5)(劇場等的)引座員;接待員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tensil@(n.7)器皿;用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tility@(n.7)效用;實用;公用事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tmost@(n.6)極限;極度;最大可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ccine@(n.7)疫苗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idity@(n.8)確實;有效性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nilla@(n.7)香草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riable@(n.8)可變物;可變因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riation@(n.9)變化;變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ndor@(n.6)小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ge@(n.5)邊沿;邊緣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sion@(n.7)譯文;版本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t@(n.3)獸醫; 老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teran@(n.7)富有經驗的人;退役軍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terinarian@(n.12)獸醫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bration@(n.9)顫動;振動;震動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e@(n.4)惡;罪行;惡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tor@(n.6)勝利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lla@(n.5)別墅;(城郊)住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neyard@(n.8)葡萄園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tality@(n.8)活力;生命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cal@(n.5)母音;濁音;聲樂作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cation@(n.8)行業;天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gue@(n.5)風行;時髦事物(人物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mit@(n.5)嘔吐;嘔吐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drobe@(n.8)衣櫃;(個人的)全部服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fare@(n.7)戰爭;衝突;鬥爭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ranty@(n.8)保證書;保單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dshield@(n.10)(汽車等的)擋風玻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ench@(n.6)猛扭;扳手;痛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restle@(n.7)摔角;角力;搏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erox@(n.5)複印件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eal@(n.4)熱心;熱誠</text:p>
          </table:table-cell>
          <table:table-cell table:number-columns-repeated="1023"/>
        </table:table-row>
        <table:table-row table:style-name="ro2" table:number-rows-repeated="10472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$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0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0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輔色1" style:display-name="20% - 輔色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" style:display-name="20% - 輔色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" style:display-name="20% - 輔色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" style:display-name="20% - 輔色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5" style:display-name="20% - 輔色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6" style:display-name="20% - 輔色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1" style:display-name="40% - 輔色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2" style:display-name="40% - 輔色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" style:display-name="40% - 輔色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4" style:display-name="40% - 輔色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5" style:display-name="40% - 輔色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6" style:display-name="40% - 輔色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1" style:display-name="60% - 輔色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2" style:display-name="60% - 輔色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" style:display-name="60% - 輔色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" style:display-name="60% - 輔色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5" style:display-name="60% - 輔色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" style:display-name="60% - 輔色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中等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備註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合計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壞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好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bold" style:font-name-asian="新細明體" style:font-family-asian="新細明體" style:font-family-generic-asian="roman" style:font-pitch-asian="variable" style:font-size-asian="18pt" style:font-style-asian="normal" style:font-weight-asian="bold" style:font-size-complex="18pt" style:font-style-complex="normal" style:font-weight-complex="bold"/>
    </style:style>
    <style:style style:name="標題_20_1" style:display-name="標題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5pt" fo:font-style="normal" fo:text-shadow="none" style:text-underline-style="none" fo:font-weight="bold" style:font-name-asian="新細明體" style:font-family-asian="新細明體" style:font-family-generic-asian="roman" style:font-pitch-asian="variable" style:font-size-asian="15pt" style:font-style-asian="normal" style:font-weight-asian="bold" style:font-size-complex="15pt" style:font-style-complex="normal" style:font-weight-complex="bold"/>
    </style:style>
    <style:style style:name="標題_20_2" style:display-name="標題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3pt" fo:font-style="normal" fo:text-shadow="none" style:text-underline-style="none" fo:font-weight="bold" style:font-name-asian="新細明體" style:font-family-asian="新細明體" style:font-family-generic-asian="roman" style:font-pitch-asian="variable" style:font-size-asian="13pt" style:font-style-asian="normal" style:font-weight-asian="bold" style:font-size-complex="13pt" style:font-style-complex="normal" style:font-weight-complex="bold"/>
    </style:style>
    <style:style style:name="標題_20_3" style:display-name="標題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標題_20_4" style:display-name="標題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檢查儲存格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計算方式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說明文字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italic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italic" style:font-weight-asian="normal" style:font-size-complex="12pt" style:font-style-complex="italic" style:font-weight-complex="normal"/>
    </style:style>
    <style:style style:name="警告文字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入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出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連結的儲存格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國一" style:display-name="PageStyle_國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國二" style:display-name="PageStyle_國二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國三" style:display-name="PageStyle_國三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ministrator</meta:initial-creator>
    <meta:creation-date>2012-11-26T11:19:24</meta:creation-date>
    <dc:date>2021-04-04T23:00:55.694000000</dc:date>
    <meta:print-date>2012-11-26T11:22:46</meta:print-date>
    <meta:editing-duration>PT3M36S</meta:editing-duration>
    <meta:editing-cycles>1</meta:editing-cycles>
    <meta:document-statistic meta:table-count="9" meta:cell-count="10115" meta:object-count="0"/>
    <meta:generator>LibreOffice/7.1.1.2$Windows_X86_64 LibreOffice_project/fe0b08f4af1bacafe4c7ecc87ce55bb426164676</meta:generator>
  </office:meta>
</office:document-meta>
</file>